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323cm"/>
    </style:style>
    <style:style style:name="co2" style:family="table-column">
      <style:table-column-properties fo:break-before="auto" style:column-width="4.42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8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60">
      <style:table-cell-properties fo:background-color="#ffff00"/>
    </style:style>
    <style:style style:name="ce3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15.999cm" svg:height="8.999cm" svg:x="33.877cm" svg:y="2.43cm">
            <draw:object draw:notify-on-update-of-ranges="Arkusz1.H1:Arkusz1.H1 Arkusz1.H2:Arkusz1.H7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5.168cm" svg:height="13.455cm" svg:x="41.739cm" svg:y="0.753cm">
            <draw:object draw:notify-on-update-of-ranges="Arkusz1.I1:Arkusz1.I1 Arkusz1.I2:Arkusz1.I45 Arkusz1.J1:Arkusz1.J1 Arkusz1.J2:Arkusz1.J72 Arkusz1.S40:Arkusz1.S45 Arkusz1.N40:Arkusz1.N4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25.269cm" svg:height="13.267cm" svg:x="41.157cm" svg:y="16.312cm">
            <draw:object draw:notify-on-update-of-ranges="Arkusz1.I1:Arkusz1.I1 Arkusz1.I2:Arkusz1.I45 Arkusz1.K1:Arkusz1.K1 Arkusz1.L2:Arkusz1.L72 Arkusz1.T40:Arkusz1.T45 Arkusz1.N40:Arkusz1.N4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visibility="collapse" table:number-columns-repeated="5" table:default-cell-style-name="Default"/>
        <table:table-column table:style-name="co3" table:number-columns-repeated="12" table:default-cell-style-name="Default"/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agnitude [dB]</text:p>
          </table:table-cell>
          <table:table-cell office:value-type="string" calcext:value-type="string">
            <text:p>phase [deg]</text:p>
          </table:table-cell>
          <table:table-cell office:value-type="string" calcext:value-type="string">
            <text:p>cecha <text:s/>txt</text:p>
          </table:table-cell>
          <table:table-cell office:value-type="string" calcext:value-type="string">
            <text:p>cecha num</text:p>
          </table:table-cell>
          <table:table-cell office:value-type="string" calcext:value-type="string">
            <text:p>mantysa txt</text:p>
          </table:table-cell>
          <table:table-cell office:value-type="string" calcext:value-type="string">
            <text:p>mantysa num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nitude [dB]</text:p>
          </table:table-cell>
          <table:table-cell office:value-type="string" calcext:value-type="string">
            <text:p>phase [deg]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.00000000000000e000</text:p>
          </table:table-cell>
          <table:table-cell office:value-type="string" calcext:value-type="string">
            <text:p>-5.08843574949018e001</text:p>
          </table:table-cell>
          <table:table-cell office:value-type="string" calcext:value-type="string">
            <text:p>-9.04117671052973e001</text:p>
          </table:table-cell>
          <table:table-cell table:formula="of:=RIGHT([.B2];3)" office:value-type="string" office:string-value="001" calcext:value-type="string">
            <text:p>001</text:p>
          </table:table-cell>
          <table:table-cell table:formula="of:=NUMBERVALUE([.D2])" office:value-type="float" office:value="1" calcext:value-type="float">
            <text:p>1</text:p>
          </table:table-cell>
          <table:table-cell table:formula="of:=IF(LEFT([.B2];1)=&quot;-&quot;;LEFT([.B2];9);LEFT([.B2];8))" office:value-type="string" office:string-value="-5.088435" calcext:value-type="string">
            <text:p>-5.088435</text:p>
          </table:table-cell>
          <table:table-cell table:formula="of:=NUMBERVALUE([.F2];&quot;.&quot;)" office:value-type="float" office:value="-5.088435" calcext:value-type="float">
            <text:p>-5,088435</text:p>
          </table:table-cell>
          <table:table-cell table:formula="of:=[.G2]*10^[.E2]" office:value-type="float" office:value="-50.88435" calcext:value-type="float">
            <text:p>-50,88435</text:p>
          </table:table-cell>
          <table:table-cell table:formula="of:=NUMBERVALUE(LEFT([.A2];8);&quot;.&quot;)*10^(RIGHT([.A2];3))" office:value-type="float" office:value="1" calcext:value-type="float">
            <text:p>1</text:p>
          </table:table-cell>
          <table:table-cell table:formula="of:=NUMBERVALUE(LEFT([.B2];8);&quot;.&quot;)*10^(RIGHT([.B2];3))" office:value-type="float" office:value="-50.8843" calcext:value-type="float">
            <text:p>-50,8843</text:p>
          </table:table-cell>
          <table:table-cell table:formula="of:=NUMBERVALUE(LEFT([.C2];8);&quot;.&quot;)*10^(RIGHT([.C2];3))" office:value-type="float" office:value="-90.4117" calcext:value-type="float">
            <text:p>-90,4117</text:p>
          </table:table-cell>
          <table:table-cell table:formula="of:=IF([.K2]&gt;-50;[.K2]-360;[.K2])" office:value-type="float" office:value="-90.4117" calcext:value-type="float">
            <text:p>-90,41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.25892541179417e000</text:p>
          </table:table-cell>
          <table:table-cell office:value-type="string" calcext:value-type="string">
            <text:p>-4.88842585237932e001</text:p>
          </table:table-cell>
          <table:table-cell office:value-type="string" calcext:value-type="string">
            <text:p>-9.04943673365593e001</text:p>
          </table:table-cell>
          <table:table-cell table:formula="of:=RIGHT([.B3];3)" office:value-type="string" office:string-value="001" calcext:value-type="string">
            <text:p>001</text:p>
          </table:table-cell>
          <table:table-cell table:formula="of:=NUMBERVALUE([.D3])" office:value-type="float" office:value="1" calcext:value-type="float">
            <text:p>1</text:p>
          </table:table-cell>
          <table:table-cell table:formula="of:=IF(LEFT([.B3];1)=&quot;-&quot;;LEFT([.B3];9);LEFT([.B3];8))" office:value-type="string" office:string-value="-4.888425" calcext:value-type="string">
            <text:p>-4.888425</text:p>
          </table:table-cell>
          <table:table-cell table:formula="of:=NUMBERVALUE([.F3];&quot;.&quot;)" office:value-type="float" office:value="-4.888425" calcext:value-type="float">
            <text:p>-4,888425</text:p>
          </table:table-cell>
          <table:table-cell table:formula="of:=[.G3]*10^[.E3]" office:value-type="float" office:value="-48.88425" calcext:value-type="float">
            <text:p>-48,88425</text:p>
          </table:table-cell>
          <table:table-cell table:formula="of:=NUMBERVALUE(LEFT([.A3];8);&quot;.&quot;)*10^(RIGHT([.A3];3))" office:value-type="float" office:value="1.258925" calcext:value-type="float">
            <text:p>1,258925</text:p>
          </table:table-cell>
          <table:table-cell table:formula="of:=NUMBERVALUE(LEFT([.B3];8);&quot;.&quot;)*10^(RIGHT([.B3];3))" office:value-type="float" office:value="-48.8842" calcext:value-type="float">
            <text:p>-48,8842</text:p>
          </table:table-cell>
          <table:table-cell table:formula="of:=NUMBERVALUE(LEFT([.C3];8);&quot;.&quot;)*10^(RIGHT([.C3];3))" office:value-type="float" office:value="-90.4943" calcext:value-type="float">
            <text:p>-90,4943</text:p>
          </table:table-cell>
          <table:table-cell table:formula="of:=IF([.K3]&gt;-50;[.K3]-360;[.K3])" office:value-type="float" office:value="-90.4943" calcext:value-type="float">
            <text:p>-90,49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.58489319246111e000</text:p>
          </table:table-cell>
          <table:table-cell office:value-type="string" calcext:value-type="string">
            <text:p>-4.68841004246316e001</text:p>
          </table:table-cell>
          <table:table-cell office:value-type="string" calcext:value-type="string">
            <text:p>-9.06033028038486e001</text:p>
          </table:table-cell>
          <table:table-cell table:formula="of:=RIGHT([.B4];3)" office:value-type="string" office:string-value="001" calcext:value-type="string">
            <text:p>001</text:p>
          </table:table-cell>
          <table:table-cell table:formula="of:=NUMBERVALUE([.D4])" office:value-type="float" office:value="1" calcext:value-type="float">
            <text:p>1</text:p>
          </table:table-cell>
          <table:table-cell table:formula="of:=IF(LEFT([.B4];1)=&quot;-&quot;;LEFT([.B4];9);LEFT([.B4];8))" office:value-type="string" office:string-value="-4.688410" calcext:value-type="string">
            <text:p>-4.688410</text:p>
          </table:table-cell>
          <table:table-cell table:formula="of:=NUMBERVALUE([.F4];&quot;.&quot;)" office:value-type="float" office:value="-4.68841" calcext:value-type="float">
            <text:p>-4,68841</text:p>
          </table:table-cell>
          <table:table-cell table:formula="of:=[.G4]*10^[.E4]" office:value-type="float" office:value="-46.8841" calcext:value-type="float">
            <text:p>-46,8841</text:p>
          </table:table-cell>
          <table:table-cell table:formula="of:=NUMBERVALUE(LEFT([.A4];8);&quot;.&quot;)*10^(RIGHT([.A4];3))" office:value-type="float" office:value="1.584893" calcext:value-type="float">
            <text:p>1,584893</text:p>
          </table:table-cell>
          <table:table-cell table:formula="of:=NUMBERVALUE(LEFT([.B4];8);&quot;.&quot;)*10^(RIGHT([.B4];3))" office:value-type="float" office:value="-46.8841" calcext:value-type="float">
            <text:p>-46,8841</text:p>
          </table:table-cell>
          <table:table-cell table:formula="of:=NUMBERVALUE(LEFT([.C4];8);&quot;.&quot;)*10^(RIGHT([.C4];3))" office:value-type="float" office:value="-90.6033" calcext:value-type="float">
            <text:p>-90,6033</text:p>
          </table:table-cell>
          <table:table-cell table:formula="of:=IF([.K4]&gt;-50;[.K4]-360;[.K4])" office:value-type="float" office:value="-90.6033" calcext:value-type="float">
            <text:p>-90,60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.99526231496888e000</text:p>
          </table:table-cell>
          <table:table-cell office:value-type="string" calcext:value-type="string">
            <text:p>-4.48838490805443e001</text:p>
          </table:table-cell>
          <table:table-cell office:value-type="string" calcext:value-type="string">
            <text:p>-9.07443830562707e001</text:p>
          </table:table-cell>
          <table:table-cell table:formula="of:=RIGHT([.B5];3)" office:value-type="string" office:string-value="001" calcext:value-type="string">
            <text:p>001</text:p>
          </table:table-cell>
          <table:table-cell table:formula="of:=NUMBERVALUE([.D5])" office:value-type="float" office:value="1" calcext:value-type="float">
            <text:p>1</text:p>
          </table:table-cell>
          <table:table-cell table:formula="of:=IF(LEFT([.B5];1)=&quot;-&quot;;LEFT([.B5];9);LEFT([.B5];8))" office:value-type="string" office:string-value="-4.488384" calcext:value-type="string">
            <text:p>-4.488384</text:p>
          </table:table-cell>
          <table:table-cell table:formula="of:=NUMBERVALUE([.F5];&quot;.&quot;)" office:value-type="float" office:value="-4.488384" calcext:value-type="float">
            <text:p>-4,488384</text:p>
          </table:table-cell>
          <table:table-cell table:formula="of:=[.G5]*10^[.E5]" office:value-type="float" office:value="-44.88384" calcext:value-type="float">
            <text:p>-44,88384</text:p>
          </table:table-cell>
          <table:table-cell table:formula="of:=NUMBERVALUE(LEFT([.A5];8);&quot;.&quot;)*10^(RIGHT([.A5];3))" office:value-type="float" office:value="1.995262" calcext:value-type="float">
            <text:p>1,995262</text:p>
          </table:table-cell>
          <table:table-cell table:formula="of:=NUMBERVALUE(LEFT([.B5];8);&quot;.&quot;)*10^(RIGHT([.B5];3))" office:value-type="float" office:value="-44.8838" calcext:value-type="float">
            <text:p>-44,8838</text:p>
          </table:table-cell>
          <table:table-cell table:formula="of:=NUMBERVALUE(LEFT([.C5];8);&quot;.&quot;)*10^(RIGHT([.C5];3))" office:value-type="float" office:value="-90.7443" calcext:value-type="float">
            <text:p>-90,7443</text:p>
          </table:table-cell>
          <table:table-cell table:formula="of:=IF([.K5]&gt;-50;[.K5]-360;[.K5])" office:value-type="float" office:value="-90.7443" calcext:value-type="float">
            <text:p>-90,74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.51188643150958e000</text:p>
          </table:table-cell>
          <table:table-cell office:value-type="string" calcext:value-type="string">
            <text:p>-4.28834502611797e001</text:p>
          </table:table-cell>
          <table:table-cell office:value-type="string" calcext:value-type="string">
            <text:p>-9.09251377675905e001</text:p>
          </table:table-cell>
          <table:table-cell table:formula="of:=RIGHT([.B6];3)" office:value-type="string" office:string-value="001" calcext:value-type="string">
            <text:p>001</text:p>
          </table:table-cell>
          <table:table-cell table:formula="of:=NUMBERVALUE([.D6])" office:value-type="float" office:value="1" calcext:value-type="float">
            <text:p>1</text:p>
          </table:table-cell>
          <table:table-cell table:formula="of:=IF(LEFT([.B6];1)=&quot;-&quot;;LEFT([.B6];9);LEFT([.B6];8))" office:value-type="string" office:string-value="-4.288345" calcext:value-type="string">
            <text:p>-4.288345</text:p>
          </table:table-cell>
          <table:table-cell table:formula="of:=NUMBERVALUE([.F6];&quot;.&quot;)" office:value-type="float" office:value="-4.288345" calcext:value-type="float">
            <text:p>-4,288345</text:p>
          </table:table-cell>
          <table:table-cell table:formula="of:=[.G6]*10^[.E6]" office:value-type="float" office:value="-42.88345" calcext:value-type="float">
            <text:p>-42,88345</text:p>
          </table:table-cell>
          <table:table-cell table:formula="of:=NUMBERVALUE(LEFT([.A6];8);&quot;.&quot;)*10^(RIGHT([.A6];3))" office:value-type="float" office:value="2.511886" calcext:value-type="float">
            <text:p>2,511886</text:p>
          </table:table-cell>
          <table:table-cell table:formula="of:=NUMBERVALUE(LEFT([.B6];8);&quot;.&quot;)*10^(RIGHT([.B6];3))" office:value-type="float" office:value="-42.8834" calcext:value-type="float">
            <text:p>-42,8834</text:p>
          </table:table-cell>
          <table:table-cell table:formula="of:=NUMBERVALUE(LEFT([.C6];8);&quot;.&quot;)*10^(RIGHT([.C6];3))" office:value-type="float" office:value="-90.9251" calcext:value-type="float">
            <text:p>-90,9251</text:p>
          </table:table-cell>
          <table:table-cell table:formula="of:=IF([.K6]&gt;-50;[.K6]-360;[.K6])" office:value-type="float" office:value="-90.9251" calcext:value-type="float">
            <text:p>-90,92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.16227766016838e000</text:p>
          </table:table-cell>
          <table:table-cell office:value-type="string" calcext:value-type="string">
            <text:p>-4.08828179374654e001</text:p>
          </table:table-cell>
          <table:table-cell office:value-type="string" calcext:value-type="string">
            <text:p>-9.11552259811733e001</text:p>
          </table:table-cell>
          <table:table-cell table:formula="of:=RIGHT([.B7];3)" office:value-type="string" office:string-value="001" calcext:value-type="string">
            <text:p>001</text:p>
          </table:table-cell>
          <table:table-cell table:formula="of:=NUMBERVALUE([.D7])" office:value-type="float" office:value="1" calcext:value-type="float">
            <text:p>1</text:p>
          </table:table-cell>
          <table:table-cell table:formula="of:=IF(LEFT([.B7];1)=&quot;-&quot;;LEFT([.B7];9);LEFT([.B7];8))" office:value-type="string" office:string-value="-4.088281" calcext:value-type="string">
            <text:p>-4.088281</text:p>
          </table:table-cell>
          <table:table-cell table:formula="of:=NUMBERVALUE([.F7];&quot;.&quot;)" office:value-type="float" office:value="-4.088281" calcext:value-type="float">
            <text:p>-4,088281</text:p>
          </table:table-cell>
          <table:table-cell table:formula="of:=[.G7]*10^[.E7]" office:value-type="float" office:value="-40.88281" calcext:value-type="float">
            <text:p>-40,88281</text:p>
          </table:table-cell>
          <table:table-cell table:formula="of:=NUMBERVALUE(LEFT([.A7];8);&quot;.&quot;)*10^(RIGHT([.A7];3))" office:value-type="float" office:value="3.162277" calcext:value-type="float">
            <text:p>3,162277</text:p>
          </table:table-cell>
          <table:table-cell table:formula="of:=NUMBERVALUE(LEFT([.B7];8);&quot;.&quot;)*10^(RIGHT([.B7];3))" office:value-type="float" office:value="-40.8828" calcext:value-type="float">
            <text:p>-40,8828</text:p>
          </table:table-cell>
          <table:table-cell table:formula="of:=NUMBERVALUE(LEFT([.C7];8);&quot;.&quot;)*10^(RIGHT([.C7];3))" office:value-type="float" office:value="-91.1552" calcext:value-type="float">
            <text:p>-91,1552</text:p>
          </table:table-cell>
          <table:table-cell table:formula="of:=IF([.K7]&gt;-50;[.K7]-360;[.K7])" office:value-type="float" office:value="-91.1552" calcext:value-type="float">
            <text:p>-91,15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.98107170553497e000</text:p>
          </table:table-cell>
          <table:table-cell office:value-type="string" calcext:value-type="string">
            <text:p>-3.88818157635118e001</text:p>
          </table:table-cell>
          <table:table-cell office:value-type="string" calcext:value-type="string">
            <text:p>-9.14469669799701e001</text:p>
          </table:table-cell>
          <table:table-cell table:formula="of:=RIGHT([.B8];3)" office:value-type="string" office:string-value="001" calcext:value-type="string">
            <text:p>001</text:p>
          </table:table-cell>
          <table:table-cell table:formula="of:=NUMBERVALUE([.D8])" office:value-type="float" office:value="1" calcext:value-type="float">
            <text:p>1</text:p>
          </table:table-cell>
          <table:table-cell table:formula="of:=IF(LEFT([.B8];1)=&quot;-&quot;;LEFT([.B8];9);LEFT([.B8];8))" office:value-type="string" office:string-value="-3.888181" calcext:value-type="string">
            <text:p>-3.888181</text:p>
          </table:table-cell>
          <table:table-cell table:formula="of:=NUMBERVALUE([.F8];&quot;.&quot;)" office:value-type="float" office:value="-3.888181" calcext:value-type="float">
            <text:p>-3,888181</text:p>
          </table:table-cell>
          <table:table-cell table:formula="of:=[.G8]*10^[.E8]" office:value-type="float" office:value="-38.88181" calcext:value-type="float">
            <text:p>-38,88181</text:p>
          </table:table-cell>
          <table:table-cell table:formula="of:=NUMBERVALUE(LEFT([.A8];8);&quot;.&quot;)*10^(RIGHT([.A8];3))" office:value-type="float" office:value="3.981071" calcext:value-type="float">
            <text:p>3,981071</text:p>
          </table:table-cell>
          <table:table-cell table:formula="of:=NUMBERVALUE(LEFT([.B8];8);&quot;.&quot;)*10^(RIGHT([.B8];3))" office:value-type="float" office:value="-38.8818" calcext:value-type="float">
            <text:p>-38,8818</text:p>
          </table:table-cell>
          <table:table-cell table:formula="of:=NUMBERVALUE(LEFT([.C8];8);&quot;.&quot;)*10^(RIGHT([.C8];3))" office:value-type="float" office:value="-91.4469" calcext:value-type="float">
            <text:p>-91,4469</text:p>
          </table:table-cell>
          <table:table-cell table:formula="of:=IF([.K8]&gt;-50;[.K8]-360;[.K8])" office:value-type="float" office:value="-91.4469" calcext:value-type="float">
            <text:p>-91,44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.01187233627272e000</text:p>
          </table:table-cell>
          <table:table-cell office:value-type="string" calcext:value-type="string">
            <text:p>-3.68802277754187e001</text:p>
          </table:table-cell>
          <table:table-cell office:value-type="string" calcext:value-type="string">
            <text:p>-9.18160292552891e001</text:p>
          </table:table-cell>
          <table:table-cell table:formula="of:=RIGHT([.B9];3)" office:value-type="string" office:string-value="001" calcext:value-type="string">
            <text:p>001</text:p>
          </table:table-cell>
          <table:table-cell table:formula="of:=NUMBERVALUE([.D9])" office:value-type="float" office:value="1" calcext:value-type="float">
            <text:p>1</text:p>
          </table:table-cell>
          <table:table-cell table:formula="of:=IF(LEFT([.B9];1)=&quot;-&quot;;LEFT([.B9];9);LEFT([.B9];8))" office:value-type="string" office:string-value="-3.688022" calcext:value-type="string">
            <text:p>-3.688022</text:p>
          </table:table-cell>
          <table:table-cell table:formula="of:=NUMBERVALUE([.F9];&quot;.&quot;)" office:value-type="float" office:value="-3.688022" calcext:value-type="float">
            <text:p>-3,688022</text:p>
          </table:table-cell>
          <table:table-cell table:formula="of:=[.G9]*10^[.E9]" office:value-type="float" office:value="-36.88022" calcext:value-type="float">
            <text:p>-36,88022</text:p>
          </table:table-cell>
          <table:table-cell table:formula="of:=NUMBERVALUE(LEFT([.A9];8);&quot;.&quot;)*10^(RIGHT([.A9];3))" office:value-type="float" office:value="5.011872" calcext:value-type="float">
            <text:p>5,011872</text:p>
          </table:table-cell>
          <table:table-cell table:formula="of:=NUMBERVALUE(LEFT([.B9];8);&quot;.&quot;)*10^(RIGHT([.B9];3))" office:value-type="float" office:value="-36.8802" calcext:value-type="float">
            <text:p>-36,8802</text:p>
          </table:table-cell>
          <table:table-cell table:formula="of:=NUMBERVALUE(LEFT([.C9];8);&quot;.&quot;)*10^(RIGHT([.C9];3))" office:value-type="float" office:value="-91.816" calcext:value-type="float">
            <text:p>-91,816</text:p>
          </table:table-cell>
          <table:table-cell table:formula="of:=IF([.K9]&gt;-50;[.K9]-360;[.K9])" office:value-type="float" office:value="-91.816" calcext:value-type="float">
            <text:p>-91,8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.30957344480194e000</text:p>
          </table:table-cell>
          <table:table-cell office:value-type="string" calcext:value-type="string">
            <text:p>-3.48777121006231e001</text:p>
          </table:table-cell>
          <table:table-cell office:value-type="string" calcext:value-type="string">
            <text:p>-9.22823306583069e001</text:p>
          </table:table-cell>
          <table:table-cell table:formula="of:=RIGHT([.B10];3)" office:value-type="string" office:string-value="001" calcext:value-type="string">
            <text:p>001</text:p>
          </table:table-cell>
          <table:table-cell table:formula="of:=NUMBERVALUE([.D10])" office:value-type="float" office:value="1" calcext:value-type="float">
            <text:p>1</text:p>
          </table:table-cell>
          <table:table-cell table:formula="of:=IF(LEFT([.B10];1)=&quot;-&quot;;LEFT([.B10];9);LEFT([.B10];8))" office:value-type="string" office:string-value="-3.487771" calcext:value-type="string">
            <text:p>-3.487771</text:p>
          </table:table-cell>
          <table:table-cell table:formula="of:=NUMBERVALUE([.F10];&quot;.&quot;)" office:value-type="float" office:value="-3.487771" calcext:value-type="float">
            <text:p>-3,487771</text:p>
          </table:table-cell>
          <table:table-cell table:formula="of:=[.G10]*10^[.E10]" office:value-type="float" office:value="-34.87771" calcext:value-type="float">
            <text:p>-34,87771</text:p>
          </table:table-cell>
          <table:table-cell table:formula="of:=NUMBERVALUE(LEFT([.A10];8);&quot;.&quot;)*10^(RIGHT([.A10];3))" office:value-type="float" office:value="6.309573" calcext:value-type="float">
            <text:p>6,309573</text:p>
          </table:table-cell>
          <table:table-cell table:formula="of:=NUMBERVALUE(LEFT([.B10];8);&quot;.&quot;)*10^(RIGHT([.B10];3))" office:value-type="float" office:value="-34.8777" calcext:value-type="float">
            <text:p>-34,8777</text:p>
          </table:table-cell>
          <table:table-cell table:formula="of:=NUMBERVALUE(LEFT([.C10];8);&quot;.&quot;)*10^(RIGHT([.C10];3))" office:value-type="float" office:value="-92.2823" calcext:value-type="float">
            <text:p>-92,2823</text:p>
          </table:table-cell>
          <table:table-cell table:formula="of:=IF([.K10]&gt;-50;[.K10]-360;[.K10])" office:value-type="float" office:value="-92.2823" calcext:value-type="float">
            <text:p>-92,28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.94328234724282e000</text:p>
          </table:table-cell>
          <table:table-cell office:value-type="string" calcext:value-type="string">
            <text:p>-3.28737279850853e001</text:p>
          </table:table-cell>
          <table:table-cell office:value-type="string" calcext:value-type="string">
            <text:p>-9.28712304686750e001</text:p>
          </table:table-cell>
          <table:table-cell table:formula="of:=RIGHT([.B11];3)" office:value-type="string" office:string-value="001" calcext:value-type="string">
            <text:p>001</text:p>
          </table:table-cell>
          <table:table-cell table:formula="of:=NUMBERVALUE([.D11])" office:value-type="float" office:value="1" calcext:value-type="float">
            <text:p>1</text:p>
          </table:table-cell>
          <table:table-cell table:formula="of:=IF(LEFT([.B11];1)=&quot;-&quot;;LEFT([.B11];9);LEFT([.B11];8))" office:value-type="string" office:string-value="-3.287372" calcext:value-type="string">
            <text:p>-3.287372</text:p>
          </table:table-cell>
          <table:table-cell table:formula="of:=NUMBERVALUE([.F11];&quot;.&quot;)" office:value-type="float" office:value="-3.287372" calcext:value-type="float">
            <text:p>-3,287372</text:p>
          </table:table-cell>
          <table:table-cell table:formula="of:=[.G11]*10^[.E11]" office:value-type="float" office:value="-32.87372" calcext:value-type="float">
            <text:p>-32,87372</text:p>
          </table:table-cell>
          <table:table-cell table:formula="of:=NUMBERVALUE(LEFT([.A11];8);&quot;.&quot;)*10^(RIGHT([.A11];3))" office:value-type="float" office:value="7.943282" calcext:value-type="float">
            <text:p>7,943282</text:p>
          </table:table-cell>
          <table:table-cell table:formula="of:=NUMBERVALUE(LEFT([.B11];8);&quot;.&quot;)*10^(RIGHT([.B11];3))" office:value-type="float" office:value="-32.8737" calcext:value-type="float">
            <text:p>-32,8737</text:p>
          </table:table-cell>
          <table:table-cell table:formula="of:=NUMBERVALUE(LEFT([.C11];8);&quot;.&quot;)*10^(RIGHT([.C11];3))" office:value-type="float" office:value="-92.8712" calcext:value-type="float">
            <text:p>-92,8712</text:p>
          </table:table-cell>
          <table:table-cell table:formula="of:=IF([.K11]&gt;-50;[.K11]-360;[.K11])" office:value-type="float" office:value="-92.8712" calcext:value-type="float">
            <text:p>-92,87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.00000000000000e001</text:p>
          </table:table-cell>
          <table:table-cell office:value-type="string" calcext:value-type="string">
            <text:p>-3.08674211464337e001</text:p>
          </table:table-cell>
          <table:table-cell office:value-type="string" calcext:value-type="string">
            <text:p>-9.36151425774339e001</text:p>
          </table:table-cell>
          <table:table-cell table:formula="of:=RIGHT([.B12];3)" office:value-type="string" office:string-value="001" calcext:value-type="string">
            <text:p>001</text:p>
          </table:table-cell>
          <table:table-cell table:formula="of:=NUMBERVALUE([.D12])" office:value-type="float" office:value="1" calcext:value-type="float">
            <text:p>1</text:p>
          </table:table-cell>
          <table:table-cell table:formula="of:=IF(LEFT([.B12];1)=&quot;-&quot;;LEFT([.B12];9);LEFT([.B12];8))" office:value-type="string" office:string-value="-3.086742" calcext:value-type="string">
            <text:p>-3.086742</text:p>
          </table:table-cell>
          <table:table-cell table:formula="of:=NUMBERVALUE([.F12];&quot;.&quot;)" office:value-type="float" office:value="-3.086742" calcext:value-type="float">
            <text:p>-3,086742</text:p>
          </table:table-cell>
          <table:table-cell table:formula="of:=[.G12]*10^[.E12]" office:value-type="float" office:value="-30.86742" calcext:value-type="float">
            <text:p>-30,86742</text:p>
          </table:table-cell>
          <table:table-cell table:formula="of:=NUMBERVALUE(LEFT([.A12];8);&quot;.&quot;)*10^(RIGHT([.A12];3))" office:value-type="float" office:value="10" calcext:value-type="float">
            <text:p>10</text:p>
          </table:table-cell>
          <table:table-cell table:formula="of:=NUMBERVALUE(LEFT([.B12];8);&quot;.&quot;)*10^(RIGHT([.B12];3))" office:value-type="float" office:value="-30.8674" calcext:value-type="float">
            <text:p>-30,8674</text:p>
          </table:table-cell>
          <table:table-cell table:formula="of:=NUMBERVALUE(LEFT([.C12];8);&quot;.&quot;)*10^(RIGHT([.C12];3))" office:value-type="float" office:value="-93.6151" calcext:value-type="float">
            <text:p>-93,6151</text:p>
          </table:table-cell>
          <table:table-cell table:formula="of:=IF([.K12]&gt;-50;[.K12]-360;[.K12])" office:value-type="float" office:value="-93.6151" calcext:value-type="float">
            <text:p>-93,61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.25892541179417e001</text:p>
          </table:table-cell>
          <table:table-cell office:value-type="string" calcext:value-type="string">
            <text:p>-2.88574446453245e001</text:p>
          </table:table-cell>
          <table:table-cell office:value-type="string" calcext:value-type="string">
            <text:p>-9.45557876733454e001</text:p>
          </table:table-cell>
          <table:table-cell table:formula="of:=RIGHT([.B13];3)" office:value-type="string" office:string-value="001" calcext:value-type="string">
            <text:p>001</text:p>
          </table:table-cell>
          <table:table-cell table:formula="of:=NUMBERVALUE([.D13])" office:value-type="float" office:value="1" calcext:value-type="float">
            <text:p>1</text:p>
          </table:table-cell>
          <table:table-cell table:formula="of:=IF(LEFT([.B13];1)=&quot;-&quot;;LEFT([.B13];9);LEFT([.B13];8))" office:value-type="string" office:string-value="-2.885744" calcext:value-type="string">
            <text:p>-2.885744</text:p>
          </table:table-cell>
          <table:table-cell table:formula="of:=NUMBERVALUE([.F13];&quot;.&quot;)" office:value-type="float" office:value="-2.885744" calcext:value-type="float">
            <text:p>-2,885744</text:p>
          </table:table-cell>
          <table:table-cell table:formula="of:=[.G13]*10^[.E13]" office:value-type="float" office:value="-28.85744" calcext:value-type="float">
            <text:p>-28,85744</text:p>
          </table:table-cell>
          <table:table-cell table:formula="of:=NUMBERVALUE(LEFT([.A13];8);&quot;.&quot;)*10^(RIGHT([.A13];3))" office:value-type="float" office:value="12.58925" calcext:value-type="float">
            <text:p>12,58925</text:p>
          </table:table-cell>
          <table:table-cell table:formula="of:=NUMBERVALUE(LEFT([.B13];8);&quot;.&quot;)*10^(RIGHT([.B13];3))" office:value-type="float" office:value="-28.8574" calcext:value-type="float">
            <text:p>-28,8574</text:p>
          </table:table-cell>
          <table:table-cell table:formula="of:=NUMBERVALUE(LEFT([.C13];8);&quot;.&quot;)*10^(RIGHT([.C13];3))" office:value-type="float" office:value="-94.5557" calcext:value-type="float">
            <text:p>-94,5557</text:p>
          </table:table-cell>
          <table:table-cell table:formula="of:=IF([.K13]&gt;-50;[.K13]-360;[.K13])" office:value-type="float" office:value="-94.5557" calcext:value-type="float">
            <text:p>-94,55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.58489319246111e001</text:p>
          </table:table-cell>
          <table:table-cell office:value-type="string" calcext:value-type="string">
            <text:p>-2.68416816060738e001</text:p>
          </table:table-cell>
          <table:table-cell office:value-type="string" calcext:value-type="string">
            <text:p>-9.57474703941985e001</text:p>
          </table:table-cell>
          <table:table-cell table:formula="of:=RIGHT([.B14];3)" office:value-type="string" office:string-value="001" calcext:value-type="string">
            <text:p>001</text:p>
          </table:table-cell>
          <table:table-cell table:formula="of:=NUMBERVALUE([.D14])" office:value-type="float" office:value="1" calcext:value-type="float">
            <text:p>1</text:p>
          </table:table-cell>
          <table:table-cell table:formula="of:=IF(LEFT([.B14];1)=&quot;-&quot;;LEFT([.B14];9);LEFT([.B14];8))" office:value-type="string" office:string-value="-2.684168" calcext:value-type="string">
            <text:p>-2.684168</text:p>
          </table:table-cell>
          <table:table-cell table:formula="of:=NUMBERVALUE([.F14];&quot;.&quot;)" office:value-type="float" office:value="-2.684168" calcext:value-type="float">
            <text:p>-2,684168</text:p>
          </table:table-cell>
          <table:table-cell table:formula="of:=[.G14]*10^[.E14]" office:value-type="float" office:value="-26.84168" calcext:value-type="float">
            <text:p>-26,84168</text:p>
          </table:table-cell>
          <table:table-cell table:formula="of:=NUMBERVALUE(LEFT([.A14];8);&quot;.&quot;)*10^(RIGHT([.A14];3))" office:value-type="float" office:value="15.84893" calcext:value-type="float">
            <text:p>15,84893</text:p>
          </table:table-cell>
          <table:table-cell table:formula="of:=NUMBERVALUE(LEFT([.B14];8);&quot;.&quot;)*10^(RIGHT([.B14];3))" office:value-type="float" office:value="-26.8416" calcext:value-type="float">
            <text:p>-26,8416</text:p>
          </table:table-cell>
          <table:table-cell table:formula="of:=NUMBERVALUE(LEFT([.C14];8);&quot;.&quot;)*10^(RIGHT([.C14];3))" office:value-type="float" office:value="-95.7474" calcext:value-type="float">
            <text:p>-95,7474</text:p>
          </table:table-cell>
          <table:table-cell table:formula="of:=IF([.K14]&gt;-50;[.K14]-360;[.K14])" office:value-type="float" office:value="-95.7474" calcext:value-type="float">
            <text:p>-95,74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.99526231496888e001</text:p>
          </table:table-cell>
          <table:table-cell office:value-type="string" calcext:value-type="string">
            <text:p>-2.48168229905169e001</text:p>
          </table:table-cell>
          <table:table-cell office:value-type="string" calcext:value-type="string">
            <text:p>-9.72620950496556e001</text:p>
          </table:table-cell>
          <table:table-cell table:formula="of:=RIGHT([.B15];3)" office:value-type="string" office:string-value="001" calcext:value-type="string">
            <text:p>001</text:p>
          </table:table-cell>
          <table:table-cell table:formula="of:=NUMBERVALUE([.D15])" office:value-type="float" office:value="1" calcext:value-type="float">
            <text:p>1</text:p>
          </table:table-cell>
          <table:table-cell table:formula="of:=IF(LEFT([.B15];1)=&quot;-&quot;;LEFT([.B15];9);LEFT([.B15];8))" office:value-type="string" office:string-value="-2.481682" calcext:value-type="string">
            <text:p>-2.481682</text:p>
          </table:table-cell>
          <table:table-cell table:formula="of:=NUMBERVALUE([.F15];&quot;.&quot;)" office:value-type="float" office:value="-2.481682" calcext:value-type="float">
            <text:p>-2,481682</text:p>
          </table:table-cell>
          <table:table-cell table:formula="of:=[.G15]*10^[.E15]" office:value-type="float" office:value="-24.81682" calcext:value-type="float">
            <text:p>-24,81682</text:p>
          </table:table-cell>
          <table:table-cell table:formula="of:=NUMBERVALUE(LEFT([.A15];8);&quot;.&quot;)*10^(RIGHT([.A15];3))" office:value-type="float" office:value="19.95262" calcext:value-type="float">
            <text:p>19,95262</text:p>
          </table:table-cell>
          <table:table-cell table:formula="of:=NUMBERVALUE(LEFT([.B15];8);&quot;.&quot;)*10^(RIGHT([.B15];3))" office:value-type="float" office:value="-24.8168" calcext:value-type="float">
            <text:p>-24,8168</text:p>
          </table:table-cell>
          <table:table-cell table:formula="of:=NUMBERVALUE(LEFT([.C15];8);&quot;.&quot;)*10^(RIGHT([.C15];3))" office:value-type="float" office:value="-97.262" calcext:value-type="float">
            <text:p>-97,262</text:p>
          </table:table-cell>
          <table:table-cell table:formula="of:=IF([.K15]&gt;-50;[.K15]-360;[.K15])" office:value-type="float" office:value="-97.262" calcext:value-type="float">
            <text:p>-97,2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.51188643150958e001</text:p>
          </table:table-cell>
          <table:table-cell office:value-type="string" calcext:value-type="string">
            <text:p>-2.27777441158084e001</text:p>
          </table:table-cell>
          <table:table-cell office:value-type="string" calcext:value-type="string">
            <text:p>-9.91972878256778e001</text:p>
          </table:table-cell>
          <table:table-cell table:formula="of:=RIGHT([.B16];3)" office:value-type="string" office:string-value="001" calcext:value-type="string">
            <text:p>001</text:p>
          </table:table-cell>
          <table:table-cell table:formula="of:=NUMBERVALUE([.D16])" office:value-type="float" office:value="1" calcext:value-type="float">
            <text:p>1</text:p>
          </table:table-cell>
          <table:table-cell table:formula="of:=IF(LEFT([.B16];1)=&quot;-&quot;;LEFT([.B16];9);LEFT([.B16];8))" office:value-type="string" office:string-value="-2.277774" calcext:value-type="string">
            <text:p>-2.277774</text:p>
          </table:table-cell>
          <table:table-cell table:formula="of:=NUMBERVALUE([.F16];&quot;.&quot;)" office:value-type="float" office:value="-2.277774" calcext:value-type="float">
            <text:p>-2,277774</text:p>
          </table:table-cell>
          <table:table-cell table:formula="of:=[.G16]*10^[.E16]" office:value-type="float" office:value="-22.77774" calcext:value-type="float">
            <text:p>-22,77774</text:p>
          </table:table-cell>
          <table:table-cell table:formula="of:=NUMBERVALUE(LEFT([.A16];8);&quot;.&quot;)*10^(RIGHT([.A16];3))" office:value-type="float" office:value="25.11886" calcext:value-type="float">
            <text:p>25,11886</text:p>
          </table:table-cell>
          <table:table-cell table:formula="of:=NUMBERVALUE(LEFT([.B16];8);&quot;.&quot;)*10^(RIGHT([.B16];3))" office:value-type="float" office:value="-22.7777" calcext:value-type="float">
            <text:p>-22,7777</text:p>
          </table:table-cell>
          <table:table-cell table:formula="of:=NUMBERVALUE(LEFT([.C16];8);&quot;.&quot;)*10^(RIGHT([.C16];3))" office:value-type="float" office:value="-99.1972" calcext:value-type="float">
            <text:p>-99,1972</text:p>
          </table:table-cell>
          <table:table-cell table:formula="of:=IF([.K16]&gt;-50;[.K16]-360;[.K16])" office:value-type="float" office:value="-99.1972" calcext:value-type="float">
            <text:p>-99,19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.16227766016838e001</text:p>
          </table:table-cell>
          <table:table-cell office:value-type="string" calcext:value-type="string">
            <text:p>-2.07166410752516e001</text:p>
          </table:table-cell>
          <table:table-cell office:value-type="string" calcext:value-type="string">
            <text:p>-1.01690328349222e002</text:p>
          </table:table-cell>
          <table:table-cell table:formula="of:=RIGHT([.B17];3)" office:value-type="string" office:string-value="001" calcext:value-type="string">
            <text:p>001</text:p>
          </table:table-cell>
          <table:table-cell table:formula="of:=NUMBERVALUE([.D17])" office:value-type="float" office:value="1" calcext:value-type="float">
            <text:p>1</text:p>
          </table:table-cell>
          <table:table-cell table:formula="of:=IF(LEFT([.B17];1)=&quot;-&quot;;LEFT([.B17];9);LEFT([.B17];8))" office:value-type="string" office:string-value="-2.071664" calcext:value-type="string">
            <text:p>-2.071664</text:p>
          </table:table-cell>
          <table:table-cell table:formula="of:=NUMBERVALUE([.F17];&quot;.&quot;)" office:value-type="float" office:value="-2.071664" calcext:value-type="float">
            <text:p>-2,071664</text:p>
          </table:table-cell>
          <table:table-cell table:formula="of:=[.G17]*10^[.E17]" office:value-type="float" office:value="-20.71664" calcext:value-type="float">
            <text:p>-20,71664</text:p>
          </table:table-cell>
          <table:table-cell table:formula="of:=NUMBERVALUE(LEFT([.A17];8);&quot;.&quot;)*10^(RIGHT([.A17];3))" office:value-type="float" office:value="31.62277" calcext:value-type="float">
            <text:p>31,62277</text:p>
          </table:table-cell>
          <table:table-cell table:formula="of:=NUMBERVALUE(LEFT([.B17];8);&quot;.&quot;)*10^(RIGHT([.B17];3))" office:value-type="float" office:value="-20.7166" calcext:value-type="float">
            <text:p>-20,7166</text:p>
          </table:table-cell>
          <table:table-cell table:formula="of:=NUMBERVALUE(LEFT([.C17];8);&quot;.&quot;)*10^(RIGHT([.C17];3))" office:value-type="float" office:value="-101.69" calcext:value-type="float">
            <text:p>-101,69</text:p>
          </table:table-cell>
          <table:table-cell table:formula="of:=IF([.K17]&gt;-50;[.K17]-360;[.K17])" office:value-type="float" office:value="-101.69" calcext:value-type="float">
            <text:p>-101,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.98107170553498e001</text:p>
          </table:table-cell>
          <table:table-cell office:value-type="string" calcext:value-type="string">
            <text:p>-1.86220148383470e001</text:p>
          </table:table-cell>
          <table:table-cell office:value-type="string" calcext:value-type="string">
            <text:p>-1.04943364369708e002</text:p>
          </table:table-cell>
          <table:table-cell table:formula="of:=RIGHT([.B18];3)" office:value-type="string" office:string-value="001" calcext:value-type="string">
            <text:p>001</text:p>
          </table:table-cell>
          <table:table-cell table:formula="of:=NUMBERVALUE([.D18])" office:value-type="float" office:value="1" calcext:value-type="float">
            <text:p>1</text:p>
          </table:table-cell>
          <table:table-cell table:formula="of:=IF(LEFT([.B18];1)=&quot;-&quot;;LEFT([.B18];9);LEFT([.B18];8))" office:value-type="string" office:string-value="-1.862201" calcext:value-type="string">
            <text:p>-1.862201</text:p>
          </table:table-cell>
          <table:table-cell table:formula="of:=NUMBERVALUE([.F18];&quot;.&quot;)" office:value-type="float" office:value="-1.862201" calcext:value-type="float">
            <text:p>-1,862201</text:p>
          </table:table-cell>
          <table:table-cell table:formula="of:=[.G18]*10^[.E18]" office:value-type="float" office:value="-18.62201" calcext:value-type="float">
            <text:p>-18,62201</text:p>
          </table:table-cell>
          <table:table-cell table:formula="of:=NUMBERVALUE(LEFT([.A18];8);&quot;.&quot;)*10^(RIGHT([.A18];3))" office:value-type="float" office:value="39.81071" calcext:value-type="float">
            <text:p>39,81071</text:p>
          </table:table-cell>
          <table:table-cell table:formula="of:=NUMBERVALUE(LEFT([.B18];8);&quot;.&quot;)*10^(RIGHT([.B18];3))" office:value-type="float" office:value="-18.622" calcext:value-type="float">
            <text:p>-18,622</text:p>
          </table:table-cell>
          <table:table-cell table:formula="of:=NUMBERVALUE(LEFT([.C18];8);&quot;.&quot;)*10^(RIGHT([.C18];3))" office:value-type="float" office:value="-104.943" calcext:value-type="float">
            <text:p>-104,943</text:p>
          </table:table-cell>
          <table:table-cell table:formula="of:=IF([.K18]&gt;-50;[.K18]-360;[.K18])" office:value-type="float" office:value="-104.943" calcext:value-type="float">
            <text:p>-104,9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.01187233627273e001</text:p>
          </table:table-cell>
          <table:table-cell office:value-type="string" calcext:value-type="string">
            <text:p>-1.64781109272530e001</text:p>
          </table:table-cell>
          <table:table-cell office:value-type="string" calcext:value-type="string">
            <text:p>-1.09271144597740e002</text:p>
          </table:table-cell>
          <table:table-cell table:formula="of:=RIGHT([.B19];3)" office:value-type="string" office:string-value="001" calcext:value-type="string">
            <text:p>001</text:p>
          </table:table-cell>
          <table:table-cell table:formula="of:=NUMBERVALUE([.D19])" office:value-type="float" office:value="1" calcext:value-type="float">
            <text:p>1</text:p>
          </table:table-cell>
          <table:table-cell table:formula="of:=IF(LEFT([.B19];1)=&quot;-&quot;;LEFT([.B19];9);LEFT([.B19];8))" office:value-type="string" office:string-value="-1.647811" calcext:value-type="string">
            <text:p>-1.647811</text:p>
          </table:table-cell>
          <table:table-cell table:formula="of:=NUMBERVALUE([.F19];&quot;.&quot;)" office:value-type="float" office:value="-1.647811" calcext:value-type="float">
            <text:p>-1,647811</text:p>
          </table:table-cell>
          <table:table-cell table:formula="of:=[.G19]*10^[.E19]" office:value-type="float" office:value="-16.47811" calcext:value-type="float">
            <text:p>-16,47811</text:p>
          </table:table-cell>
          <table:table-cell table:formula="of:=NUMBERVALUE(LEFT([.A19];8);&quot;.&quot;)*10^(RIGHT([.A19];3))" office:value-type="float" office:value="50.11872" calcext:value-type="float">
            <text:p>50,11872</text:p>
          </table:table-cell>
          <table:table-cell table:formula="of:=NUMBERVALUE(LEFT([.B19];8);&quot;.&quot;)*10^(RIGHT([.B19];3))" office:value-type="float" office:value="-16.4781" calcext:value-type="float">
            <text:p>-16,4781</text:p>
          </table:table-cell>
          <table:table-cell table:formula="of:=NUMBERVALUE(LEFT([.C19];8);&quot;.&quot;)*10^(RIGHT([.C19];3))" office:value-type="float" office:value="-109.271" calcext:value-type="float">
            <text:p>-109,271</text:p>
          </table:table-cell>
          <table:table-cell table:formula="of:=IF([.K19]&gt;-50;[.K19]-360;[.K19])" office:value-type="float" office:value="-109.271" calcext:value-type="float">
            <text:p>-109,2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.30957344480194e001</text:p>
          </table:table-cell>
          <table:table-cell office:value-type="string" calcext:value-type="string">
            <text:p>-1.42673379735188e001</text:p>
          </table:table-cell>
          <table:table-cell office:value-type="string" calcext:value-type="string">
            <text:p>-1.15193810539187e002</text:p>
          </table:table-cell>
          <table:table-cell table:formula="of:=RIGHT([.B20];3)" office:value-type="string" office:string-value="001" calcext:value-type="string">
            <text:p>001</text:p>
          </table:table-cell>
          <table:table-cell table:formula="of:=NUMBERVALUE([.D20])" office:value-type="float" office:value="1" calcext:value-type="float">
            <text:p>1</text:p>
          </table:table-cell>
          <table:table-cell table:formula="of:=IF(LEFT([.B20];1)=&quot;-&quot;;LEFT([.B20];9);LEFT([.B20];8))" office:value-type="string" office:string-value="-1.426733" calcext:value-type="string">
            <text:p>-1.426733</text:p>
          </table:table-cell>
          <table:table-cell table:formula="of:=NUMBERVALUE([.F20];&quot;.&quot;)" office:value-type="float" office:value="-1.426733" calcext:value-type="float">
            <text:p>-1,426733</text:p>
          </table:table-cell>
          <table:table-cell table:formula="of:=[.G20]*10^[.E20]" office:value-type="float" office:value="-14.26733" calcext:value-type="float">
            <text:p>-14,26733</text:p>
          </table:table-cell>
          <table:table-cell table:formula="of:=NUMBERVALUE(LEFT([.A20];8);&quot;.&quot;)*10^(RIGHT([.A20];3))" office:value-type="float" office:value="63.09573" calcext:value-type="float">
            <text:p>63,09573</text:p>
          </table:table-cell>
          <table:table-cell table:formula="of:=NUMBERVALUE(LEFT([.B20];8);&quot;.&quot;)*10^(RIGHT([.B20];3))" office:value-type="float" office:value="-14.2673" calcext:value-type="float">
            <text:p>-14,2673</text:p>
          </table:table-cell>
          <table:table-cell table:formula="of:=NUMBERVALUE(LEFT([.C20];8);&quot;.&quot;)*10^(RIGHT([.C20];3))" office:value-type="float" office:value="-115.193" calcext:value-type="float">
            <text:p>-115,193</text:p>
          </table:table-cell>
          <table:table-cell table:formula="of:=IF([.K20]&gt;-50;[.K20]-360;[.K20])" office:value-type="float" office:value="-115.193" calcext:value-type="float">
            <text:p>-115,1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.94328234724283e001</text:p>
          </table:table-cell>
          <table:table-cell office:value-type="string" calcext:value-type="string">
            <text:p>-1.19850262388723e001</text:p>
          </table:table-cell>
          <table:table-cell office:value-type="string" calcext:value-type="string">
            <text:p>-1.23612827095944e002</text:p>
          </table:table-cell>
          <table:table-cell table:formula="of:=RIGHT([.B21];3)" office:value-type="string" office:string-value="001" calcext:value-type="string">
            <text:p>001</text:p>
          </table:table-cell>
          <table:table-cell table:formula="of:=NUMBERVALUE([.D21])" office:value-type="float" office:value="1" calcext:value-type="float">
            <text:p>1</text:p>
          </table:table-cell>
          <table:table-cell table:formula="of:=IF(LEFT([.B21];1)=&quot;-&quot;;LEFT([.B21];9);LEFT([.B21];8))" office:value-type="string" office:string-value="-1.198502" calcext:value-type="string">
            <text:p>-1.198502</text:p>
          </table:table-cell>
          <table:table-cell table:formula="of:=NUMBERVALUE([.F21];&quot;.&quot;)" office:value-type="float" office:value="-1.198502" calcext:value-type="float">
            <text:p>-1,198502</text:p>
          </table:table-cell>
          <table:table-cell table:formula="of:=[.G21]*10^[.E21]" office:value-type="float" office:value="-11.98502" calcext:value-type="float">
            <text:p>-11,98502</text:p>
          </table:table-cell>
          <table:table-cell table:formula="of:=NUMBERVALUE(LEFT([.A21];8);&quot;.&quot;)*10^(RIGHT([.A21];3))" office:value-type="float" office:value="79.43282" calcext:value-type="float">
            <text:p>79,43282</text:p>
          </table:table-cell>
          <table:table-cell table:formula="of:=NUMBERVALUE(LEFT([.B21];8);&quot;.&quot;)*10^(RIGHT([.B21];3))" office:value-type="float" office:value="-11.985" calcext:value-type="float">
            <text:p>-11,985</text:p>
          </table:table-cell>
          <table:table-cell table:formula="of:=NUMBERVALUE(LEFT([.C21];8);&quot;.&quot;)*10^(RIGHT([.C21];3))" office:value-type="float" office:value="-123.612" calcext:value-type="float">
            <text:p>-123,612</text:p>
          </table:table-cell>
          <table:table-cell table:formula="of:=IF([.K21]&gt;-50;[.K21]-360;[.K21])" office:value-type="float" office:value="-123.612" calcext:value-type="float">
            <text:p>-123,6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.00000000000000e002</text:p>
          </table:table-cell>
          <table:table-cell office:value-type="string" calcext:value-type="string">
            <text:p>-9.69832369487231e000</text:p>
          </table:table-cell>
          <table:table-cell office:value-type="string" calcext:value-type="string">
            <text:p>-1.36075398381344e002</text:p>
          </table:table-cell>
          <table:table-cell table:formula="of:=RIGHT([.B22];3)" office:value-type="string" office:string-value="000" calcext:value-type="string">
            <text:p>000</text:p>
          </table:table-cell>
          <table:table-cell table:formula="of:=NUMBERVALUE([.D22])" office:value-type="float" office:value="0" calcext:value-type="float">
            <text:p>0</text:p>
          </table:table-cell>
          <table:table-cell table:formula="of:=IF(LEFT([.B22];1)=&quot;-&quot;;LEFT([.B22];9);LEFT([.B22];8))" office:value-type="string" office:string-value="-9.698323" calcext:value-type="string">
            <text:p>-9.698323</text:p>
          </table:table-cell>
          <table:table-cell table:formula="of:=NUMBERVALUE([.F22];&quot;.&quot;)" office:value-type="float" office:value="-9.698323" calcext:value-type="float">
            <text:p>-9,698323</text:p>
          </table:table-cell>
          <table:table-cell table:formula="of:=[.G22]*10^[.E22]" office:value-type="float" office:value="-9.698323" calcext:value-type="float">
            <text:p>-9,698323</text:p>
          </table:table-cell>
          <table:table-cell table:formula="of:=NUMBERVALUE(LEFT([.A22];8);&quot;.&quot;)*10^(RIGHT([.A22];3))" office:value-type="float" office:value="100" calcext:value-type="float">
            <text:p>100</text:p>
          </table:table-cell>
          <table:table-cell table:formula="of:=NUMBERVALUE(LEFT([.B22];8);&quot;.&quot;)*10^(RIGHT([.B22];3))" office:value-type="float" office:value="-9.69832" calcext:value-type="float">
            <text:p>-9,69832</text:p>
          </table:table-cell>
          <table:table-cell table:formula="of:=NUMBERVALUE(LEFT([.C22];8);&quot;.&quot;)*10^(RIGHT([.C22];3))" office:value-type="float" office:value="-136.075" calcext:value-type="float">
            <text:p>-136,075</text:p>
          </table:table-cell>
          <table:table-cell table:formula="of:=IF([.K22]&gt;-50;[.K22]-360;[.K22])" office:value-type="float" office:value="-136.075" calcext:value-type="float">
            <text:p>-136,0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.25892541179417e002</text:p>
          </table:table-cell>
          <table:table-cell office:value-type="string" calcext:value-type="string">
            <text:p>-7.72453129103937e000</text:p>
          </table:table-cell>
          <table:table-cell office:value-type="string" calcext:value-type="string">
            <text:p>-1.54679023420239e002</text:p>
          </table:table-cell>
          <table:table-cell table:formula="of:=RIGHT([.B23];3)" office:value-type="string" office:string-value="000" calcext:value-type="string">
            <text:p>000</text:p>
          </table:table-cell>
          <table:table-cell table:formula="of:=NUMBERVALUE([.D23])" office:value-type="float" office:value="0" calcext:value-type="float">
            <text:p>0</text:p>
          </table:table-cell>
          <table:table-cell table:formula="of:=IF(LEFT([.B23];1)=&quot;-&quot;;LEFT([.B23];9);LEFT([.B23];8))" office:value-type="string" office:string-value="-7.724531" calcext:value-type="string">
            <text:p>-7.724531</text:p>
          </table:table-cell>
          <table:table-cell table:formula="of:=NUMBERVALUE([.F23];&quot;.&quot;)" office:value-type="float" office:value="-7.724531" calcext:value-type="float">
            <text:p>-7,724531</text:p>
          </table:table-cell>
          <table:table-cell table:formula="of:=[.G23]*10^[.E23]" office:value-type="float" office:value="-7.724531" calcext:value-type="float">
            <text:p>-7,724531</text:p>
          </table:table-cell>
          <table:table-cell table:formula="of:=NUMBERVALUE(LEFT([.A23];8);&quot;.&quot;)*10^(RIGHT([.A23];3))" office:value-type="float" office:value="125.8925" calcext:value-type="float">
            <text:p>125,8925</text:p>
          </table:table-cell>
          <table:table-cell table:formula="of:=NUMBERVALUE(LEFT([.B23];8);&quot;.&quot;)*10^(RIGHT([.B23];3))" office:value-type="float" office:value="-7.72453" calcext:value-type="float">
            <text:p>-7,72453</text:p>
          </table:table-cell>
          <table:table-cell table:formula="of:=NUMBERVALUE(LEFT([.C23];8);&quot;.&quot;)*10^(RIGHT([.C23];3))" office:value-type="float" office:value="-154.679" calcext:value-type="float">
            <text:p>-154,679</text:p>
          </table:table-cell>
          <table:table-cell table:formula="of:=IF([.K23]&gt;-50;[.K23]-360;[.K23])" office:value-type="float" office:value="-154.679" calcext:value-type="float">
            <text:p>-154,6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.58489319246112e002</text:p>
          </table:table-cell>
          <table:table-cell office:value-type="string" calcext:value-type="string">
            <text:p>-6.84619735772532e000</text:p>
          </table:table-cell>
          <table:table-cell office:value-type="string" calcext:value-type="string">
            <text:p>-1.79527368521397e002</text:p>
          </table:table-cell>
          <table:table-cell table:formula="of:=RIGHT([.B24];3)" office:value-type="string" office:string-value="000" calcext:value-type="string">
            <text:p>000</text:p>
          </table:table-cell>
          <table:table-cell table:formula="of:=NUMBERVALUE([.D24])" office:value-type="float" office:value="0" calcext:value-type="float">
            <text:p>0</text:p>
          </table:table-cell>
          <table:table-cell table:formula="of:=IF(LEFT([.B24];1)=&quot;-&quot;;LEFT([.B24];9);LEFT([.B24];8))" office:value-type="string" office:string-value="-6.846197" calcext:value-type="string">
            <text:p>-6.846197</text:p>
          </table:table-cell>
          <table:table-cell table:formula="of:=NUMBERVALUE([.F24];&quot;.&quot;)" office:value-type="float" office:value="-6.846197" calcext:value-type="float">
            <text:p>-6,846197</text:p>
          </table:table-cell>
          <table:table-cell table:formula="of:=[.G24]*10^[.E24]" office:value-type="float" office:value="-6.846197" calcext:value-type="float">
            <text:p>-6,846197</text:p>
          </table:table-cell>
          <table:table-cell table:formula="of:=NUMBERVALUE(LEFT([.A24];8);&quot;.&quot;)*10^(RIGHT([.A24];3))" office:value-type="float" office:value="158.4893" calcext:value-type="float">
            <text:p>158,4893</text:p>
          </table:table-cell>
          <table:table-cell table:formula="of:=NUMBERVALUE(LEFT([.B24];8);&quot;.&quot;)*10^(RIGHT([.B24];3))" office:value-type="float" office:value="-6.84619" calcext:value-type="float">
            <text:p>-6,84619</text:p>
          </table:table-cell>
          <table:table-cell table:formula="of:=NUMBERVALUE(LEFT([.C24];8);&quot;.&quot;)*10^(RIGHT([.C24];3))" office:value-type="float" office:value="-179.527" calcext:value-type="float">
            <text:p>-179,527</text:p>
          </table:table-cell>
          <table:table-cell table:formula="of:=IF([.K24]&gt;-50;[.K24]-360;[.K24])" office:value-type="float" office:value="-179.527" calcext:value-type="float">
            <text:p>-179,5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.99526231496888e002</text:p>
          </table:table-cell>
          <table:table-cell office:value-type="string" calcext:value-type="string">
            <text:p>-7.66557790030350e000</text:p>
          </table:table-cell>
          <table:table-cell office:value-type="string" calcext:value-type="string">
            <text:p>1.55468943792142e002</text:p>
          </table:table-cell>
          <table:table-cell table:formula="of:=RIGHT([.B25];3)" office:value-type="string" office:string-value="000" calcext:value-type="string">
            <text:p>000</text:p>
          </table:table-cell>
          <table:table-cell table:formula="of:=NUMBERVALUE([.D25])" office:value-type="float" office:value="0" calcext:value-type="float">
            <text:p>0</text:p>
          </table:table-cell>
          <table:table-cell table:formula="of:=IF(LEFT([.B25];1)=&quot;-&quot;;LEFT([.B25];9);LEFT([.B25];8))" office:value-type="string" office:string-value="-7.665577" calcext:value-type="string">
            <text:p>-7.665577</text:p>
          </table:table-cell>
          <table:table-cell table:formula="of:=NUMBERVALUE([.F25];&quot;.&quot;)" office:value-type="float" office:value="-7.665577" calcext:value-type="float">
            <text:p>-7,665577</text:p>
          </table:table-cell>
          <table:table-cell table:formula="of:=[.G25]*10^[.E25]" office:value-type="float" office:value="-7.665577" calcext:value-type="float">
            <text:p>-7,665577</text:p>
          </table:table-cell>
          <table:table-cell table:formula="of:=NUMBERVALUE(LEFT([.A25];8);&quot;.&quot;)*10^(RIGHT([.A25];3))" office:value-type="float" office:value="199.5262" calcext:value-type="float">
            <text:p>199,5262</text:p>
          </table:table-cell>
          <table:table-cell table:formula="of:=NUMBERVALUE(LEFT([.B25];8);&quot;.&quot;)*10^(RIGHT([.B25];3))" office:value-type="float" office:value="-7.66557" calcext:value-type="float">
            <text:p>-7,66557</text:p>
          </table:table-cell>
          <table:table-cell table:formula="of:=NUMBERVALUE(LEFT([.C25];8);&quot;.&quot;)*10^(RIGHT([.C25];3))" office:value-type="float" office:value="155.4689" calcext:value-type="float">
            <text:p>155,4689</text:p>
          </table:table-cell>
          <table:table-cell table:formula="of:=IF([.K25]&gt;-50;[.K25]-360;[.K25])" office:value-type="float" office:value="-204.5311" calcext:value-type="float">
            <text:p>-204,53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.51188643150958e002</text:p>
          </table:table-cell>
          <table:table-cell office:value-type="string" calcext:value-type="string">
            <text:p>-9.61512515408250e000</text:p>
          </table:table-cell>
          <table:table-cell office:value-type="string" calcext:value-type="string">
            <text:p>1.36599896077063e002</text:p>
          </table:table-cell>
          <table:table-cell table:formula="of:=RIGHT([.B26];3)" office:value-type="string" office:string-value="000" calcext:value-type="string">
            <text:p>000</text:p>
          </table:table-cell>
          <table:table-cell table:formula="of:=NUMBERVALUE([.D26])" office:value-type="float" office:value="0" calcext:value-type="float">
            <text:p>0</text:p>
          </table:table-cell>
          <table:table-cell table:formula="of:=IF(LEFT([.B26];1)=&quot;-&quot;;LEFT([.B26];9);LEFT([.B26];8))" office:value-type="string" office:string-value="-9.615125" calcext:value-type="string">
            <text:p>-9.615125</text:p>
          </table:table-cell>
          <table:table-cell table:formula="of:=NUMBERVALUE([.F26];&quot;.&quot;)" office:value-type="float" office:value="-9.615125" calcext:value-type="float">
            <text:p>-9,615125</text:p>
          </table:table-cell>
          <table:table-cell table:formula="of:=[.G26]*10^[.E26]" office:value-type="float" office:value="-9.615125" calcext:value-type="float">
            <text:p>-9,615125</text:p>
          </table:table-cell>
          <table:table-cell table:formula="of:=NUMBERVALUE(LEFT([.A26];8);&quot;.&quot;)*10^(RIGHT([.A26];3))" office:value-type="float" office:value="251.1886" calcext:value-type="float">
            <text:p>251,1886</text:p>
          </table:table-cell>
          <table:table-cell table:formula="of:=NUMBERVALUE(LEFT([.B26];8);&quot;.&quot;)*10^(RIGHT([.B26];3))" office:value-type="float" office:value="-9.61512" calcext:value-type="float">
            <text:p>-9,61512</text:p>
          </table:table-cell>
          <table:table-cell table:formula="of:=NUMBERVALUE(LEFT([.C26];8);&quot;.&quot;)*10^(RIGHT([.C26];3))" office:value-type="float" office:value="136.5998" calcext:value-type="float">
            <text:p>136,5998</text:p>
          </table:table-cell>
          <table:table-cell table:formula="of:=IF([.K26]&gt;-50;[.K26]-360;[.K26])" office:value-type="float" office:value="-223.4002" calcext:value-type="float">
            <text:p>-223,40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.16227766016838e002</text:p>
          </table:table-cell>
          <table:table-cell office:value-type="string" calcext:value-type="string">
            <text:p>-1.18981875893366e001</text:p>
          </table:table-cell>
          <table:table-cell office:value-type="string" calcext:value-type="string">
            <text:p>1.23938996872555e002</text:p>
          </table:table-cell>
          <table:table-cell table:formula="of:=RIGHT([.B27];3)" office:value-type="string" office:string-value="001" calcext:value-type="string">
            <text:p>001</text:p>
          </table:table-cell>
          <table:table-cell table:formula="of:=NUMBERVALUE([.D27])" office:value-type="float" office:value="1" calcext:value-type="float">
            <text:p>1</text:p>
          </table:table-cell>
          <table:table-cell table:formula="of:=IF(LEFT([.B27];1)=&quot;-&quot;;LEFT([.B27];9);LEFT([.B27];8))" office:value-type="string" office:string-value="-1.189818" calcext:value-type="string">
            <text:p>-1.189818</text:p>
          </table:table-cell>
          <table:table-cell table:formula="of:=NUMBERVALUE([.F27];&quot;.&quot;)" office:value-type="float" office:value="-1.189818" calcext:value-type="float">
            <text:p>-1,189818</text:p>
          </table:table-cell>
          <table:table-cell table:formula="of:=[.G27]*10^[.E27]" office:value-type="float" office:value="-11.89818" calcext:value-type="float">
            <text:p>-11,89818</text:p>
          </table:table-cell>
          <table:table-cell table:formula="of:=NUMBERVALUE(LEFT([.A27];8);&quot;.&quot;)*10^(RIGHT([.A27];3))" office:value-type="float" office:value="316.2277" calcext:value-type="float">
            <text:p>316,2277</text:p>
          </table:table-cell>
          <table:table-cell table:formula="of:=NUMBERVALUE(LEFT([.B27];8);&quot;.&quot;)*10^(RIGHT([.B27];3))" office:value-type="float" office:value="-11.8981" calcext:value-type="float">
            <text:p>-11,8981</text:p>
          </table:table-cell>
          <table:table-cell table:formula="of:=NUMBERVALUE(LEFT([.C27];8);&quot;.&quot;)*10^(RIGHT([.C27];3))" office:value-type="float" office:value="123.9389" calcext:value-type="float">
            <text:p>123,9389</text:p>
          </table:table-cell>
          <table:table-cell table:formula="of:=IF([.K27]&gt;-50;[.K27]-360;[.K27])" office:value-type="float" office:value="-236.0611" calcext:value-type="float">
            <text:p>-236,06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.98107170553498e002</text:p>
          </table:table-cell>
          <table:table-cell office:value-type="string" calcext:value-type="string">
            <text:p>-1.41825376323061e001</text:p>
          </table:table-cell>
          <table:table-cell office:value-type="string" calcext:value-type="string">
            <text:p>1.15391756411456e002</text:p>
          </table:table-cell>
          <table:table-cell table:formula="of:=RIGHT([.B28];3)" office:value-type="string" office:string-value="001" calcext:value-type="string">
            <text:p>001</text:p>
          </table:table-cell>
          <table:table-cell table:formula="of:=NUMBERVALUE([.D28])" office:value-type="float" office:value="1" calcext:value-type="float">
            <text:p>1</text:p>
          </table:table-cell>
          <table:table-cell table:formula="of:=IF(LEFT([.B28];1)=&quot;-&quot;;LEFT([.B28];9);LEFT([.B28];8))" office:value-type="string" office:string-value="-1.418253" calcext:value-type="string">
            <text:p>-1.418253</text:p>
          </table:table-cell>
          <table:table-cell table:formula="of:=NUMBERVALUE([.F28];&quot;.&quot;)" office:value-type="float" office:value="-1.418253" calcext:value-type="float">
            <text:p>-1,418253</text:p>
          </table:table-cell>
          <table:table-cell table:formula="of:=[.G28]*10^[.E28]" office:value-type="float" office:value="-14.18253" calcext:value-type="float">
            <text:p>-14,18253</text:p>
          </table:table-cell>
          <table:table-cell table:formula="of:=NUMBERVALUE(LEFT([.A28];8);&quot;.&quot;)*10^(RIGHT([.A28];3))" office:value-type="float" office:value="398.1071" calcext:value-type="float">
            <text:p>398,1071</text:p>
          </table:table-cell>
          <table:table-cell table:formula="of:=NUMBERVALUE(LEFT([.B28];8);&quot;.&quot;)*10^(RIGHT([.B28];3))" office:value-type="float" office:value="-14.1825" calcext:value-type="float">
            <text:p>-14,1825</text:p>
          </table:table-cell>
          <table:table-cell table:formula="of:=NUMBERVALUE(LEFT([.C28];8);&quot;.&quot;)*10^(RIGHT([.C28];3))" office:value-type="float" office:value="115.3917" calcext:value-type="float">
            <text:p>115,3917</text:p>
          </table:table-cell>
          <table:table-cell table:formula="of:=IF([.K28]&gt;-50;[.K28]-360;[.K28])" office:value-type="float" office:value="-244.6083" calcext:value-type="float">
            <text:p>-244,60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.01187233627273e002</text:p>
          </table:table-cell>
          <table:table-cell office:value-type="string" calcext:value-type="string">
            <text:p>-1.63958659261105e001</text:p>
          </table:table-cell>
          <table:table-cell office:value-type="string" calcext:value-type="string">
            <text:p>1.09382064658785e002</text:p>
          </table:table-cell>
          <table:table-cell table:formula="of:=RIGHT([.B29];3)" office:value-type="string" office:string-value="001" calcext:value-type="string">
            <text:p>001</text:p>
          </table:table-cell>
          <table:table-cell table:formula="of:=NUMBERVALUE([.D29])" office:value-type="float" office:value="1" calcext:value-type="float">
            <text:p>1</text:p>
          </table:table-cell>
          <table:table-cell table:formula="of:=IF(LEFT([.B29];1)=&quot;-&quot;;LEFT([.B29];9);LEFT([.B29];8))" office:value-type="string" office:string-value="-1.639586" calcext:value-type="string">
            <text:p>-1.639586</text:p>
          </table:table-cell>
          <table:table-cell table:formula="of:=NUMBERVALUE([.F29];&quot;.&quot;)" office:value-type="float" office:value="-1.639586" calcext:value-type="float">
            <text:p>-1,639586</text:p>
          </table:table-cell>
          <table:table-cell table:formula="of:=[.G29]*10^[.E29]" office:value-type="float" office:value="-16.39586" calcext:value-type="float">
            <text:p>-16,39586</text:p>
          </table:table-cell>
          <table:table-cell table:formula="of:=NUMBERVALUE(LEFT([.A29];8);&quot;.&quot;)*10^(RIGHT([.A29];3))" office:value-type="float" office:value="501.1872" calcext:value-type="float">
            <text:p>501,1872</text:p>
          </table:table-cell>
          <table:table-cell table:formula="of:=NUMBERVALUE(LEFT([.B29];8);&quot;.&quot;)*10^(RIGHT([.B29];3))" office:value-type="float" office:value="-16.3958" calcext:value-type="float">
            <text:p>-16,3958</text:p>
          </table:table-cell>
          <table:table-cell table:formula="of:=NUMBERVALUE(LEFT([.C29];8);&quot;.&quot;)*10^(RIGHT([.C29];3))" office:value-type="float" office:value="109.382" calcext:value-type="float">
            <text:p>109,382</text:p>
          </table:table-cell>
          <table:table-cell table:formula="of:=IF([.K29]&gt;-50;[.K29]-360;[.K29])" office:value-type="float" office:value="-250.618" calcext:value-type="float">
            <text:p>-250,6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.30957344480194e002</text:p>
          </table:table-cell>
          <table:table-cell office:value-type="string" calcext:value-type="string">
            <text:p>-1.85416205869281e001</text:p>
          </table:table-cell>
          <table:table-cell office:value-type="string" calcext:value-type="string">
            <text:p>1.04988581582197e002</text:p>
          </table:table-cell>
          <table:table-cell table:formula="of:=RIGHT([.B30];3)" office:value-type="string" office:string-value="001" calcext:value-type="string">
            <text:p>001</text:p>
          </table:table-cell>
          <table:table-cell table:formula="of:=NUMBERVALUE([.D30])" office:value-type="float" office:value="1" calcext:value-type="float">
            <text:p>1</text:p>
          </table:table-cell>
          <table:table-cell table:formula="of:=IF(LEFT([.B30];1)=&quot;-&quot;;LEFT([.B30];9);LEFT([.B30];8))" office:value-type="string" office:string-value="-1.854162" calcext:value-type="string">
            <text:p>-1.854162</text:p>
          </table:table-cell>
          <table:table-cell table:formula="of:=NUMBERVALUE([.F30];&quot;.&quot;)" office:value-type="float" office:value="-1.854162" calcext:value-type="float">
            <text:p>-1,854162</text:p>
          </table:table-cell>
          <table:table-cell table:formula="of:=[.G30]*10^[.E30]" office:value-type="float" office:value="-18.54162" calcext:value-type="float">
            <text:p>-18,54162</text:p>
          </table:table-cell>
          <table:table-cell table:formula="of:=NUMBERVALUE(LEFT([.A30];8);&quot;.&quot;)*10^(RIGHT([.A30];3))" office:value-type="float" office:value="630.9573" calcext:value-type="float">
            <text:p>630,9573</text:p>
          </table:table-cell>
          <table:table-cell table:formula="of:=NUMBERVALUE(LEFT([.B30];8);&quot;.&quot;)*10^(RIGHT([.B30];3))" office:value-type="float" office:value="-18.5416" calcext:value-type="float">
            <text:p>-18,5416</text:p>
          </table:table-cell>
          <table:table-cell table:formula="of:=NUMBERVALUE(LEFT([.C30];8);&quot;.&quot;)*10^(RIGHT([.C30];3))" office:value-type="float" office:value="104.9885" calcext:value-type="float">
            <text:p>104,9885</text:p>
          </table:table-cell>
          <table:table-cell table:formula="of:=IF([.K30]&gt;-50;[.K30]-360;[.K30])" office:value-type="float" office:value="-255.0115" calcext:value-type="float">
            <text:p>-255,0115</text:p>
          </table:table-cell>
          <table:table-cell/>
          <table:table-cell office:value-type="string" calcext:value-type="string">
            <text:p>band sto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.94328234724283e002</text:p>
          </table:table-cell>
          <table:table-cell office:value-type="string" calcext:value-type="string">
            <text:p>-2.06372328583880e001</text:p>
          </table:table-cell>
          <table:table-cell office:value-type="string" calcext:value-type="string">
            <text:p>1.01679789783796e002</text:p>
          </table:table-cell>
          <table:table-cell table:formula="of:=RIGHT([.B31];3)" office:value-type="string" office:string-value="001" calcext:value-type="string">
            <text:p>001</text:p>
          </table:table-cell>
          <table:table-cell table:formula="of:=NUMBERVALUE([.D31])" office:value-type="float" office:value="1" calcext:value-type="float">
            <text:p>1</text:p>
          </table:table-cell>
          <table:table-cell table:formula="of:=IF(LEFT([.B31];1)=&quot;-&quot;;LEFT([.B31];9);LEFT([.B31];8))" office:value-type="string" office:string-value="-2.063723" calcext:value-type="string">
            <text:p>-2.063723</text:p>
          </table:table-cell>
          <table:table-cell table:formula="of:=NUMBERVALUE([.F31];&quot;.&quot;)" office:value-type="float" office:value="-2.063723" calcext:value-type="float">
            <text:p>-2,063723</text:p>
          </table:table-cell>
          <table:table-cell table:formula="of:=[.G31]*10^[.E31]" office:value-type="float" office:value="-20.63723" calcext:value-type="float">
            <text:p>-20,63723</text:p>
          </table:table-cell>
          <table:table-cell table:formula="of:=NUMBERVALUE(LEFT([.A31];8);&quot;.&quot;)*10^(RIGHT([.A31];3))" office:value-type="float" office:value="794.3282" calcext:value-type="float">
            <text:p>794,3282</text:p>
          </table:table-cell>
          <table:table-cell table:formula="of:=NUMBERVALUE(LEFT([.B31];8);&quot;.&quot;)*10^(RIGHT([.B31];3))" office:value-type="float" office:value="-20.6372" calcext:value-type="float">
            <text:p>-20,6372</text:p>
          </table:table-cell>
          <table:table-cell table:formula="of:=NUMBERVALUE(LEFT([.C31];8);&quot;.&quot;)*10^(RIGHT([.C31];3))" office:value-type="float" office:value="101.6797" calcext:value-type="float">
            <text:p>101,6797</text:p>
          </table:table-cell>
          <table:table-cell table:formula="of:=IF([.K31]&gt;-50;[.K31]-360;[.K31])" office:value-type="float" office:value="-258.3203" calcext:value-type="float">
            <text:p>-258,3203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input pp</text:p>
          </table:table-cell>
          <table:table-cell office:value-type="string" calcext:value-type="string">
            <text:p>output pp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magnitude [dB]</text:p>
          </table:table-cell>
          <table:table-cell office:value-type="string" calcext:value-type="string">
            <text:p>phase [deg]</text:p>
          </table:table-cell>
        </table:table-row>
        <table:table-row table:style-name="ro1">
          <table:table-cell office:value-type="string" calcext:value-type="string">
            <text:p>1.00000000000000e003</text:p>
          </table:table-cell>
          <table:table-cell office:value-type="string" calcext:value-type="string">
            <text:p>-2.26984847843126e001</text:p>
          </table:table-cell>
          <table:table-cell office:value-type="string" calcext:value-type="string">
            <text:p>9.91341206894641e001</text:p>
          </table:table-cell>
          <table:table-cell table:formula="of:=RIGHT([.B32];3)" office:value-type="string" office:string-value="001" calcext:value-type="string">
            <text:p>001</text:p>
          </table:table-cell>
          <table:table-cell table:formula="of:=NUMBERVALUE([.D32])" office:value-type="float" office:value="1" calcext:value-type="float">
            <text:p>1</text:p>
          </table:table-cell>
          <table:table-cell table:formula="of:=IF(LEFT([.B32];1)=&quot;-&quot;;LEFT([.B32];9);LEFT([.B32];8))" office:value-type="string" office:string-value="-2.269848" calcext:value-type="string">
            <text:p>-2.269848</text:p>
          </table:table-cell>
          <table:table-cell table:formula="of:=NUMBERVALUE([.F32];&quot;.&quot;)" office:value-type="float" office:value="-2.269848" calcext:value-type="float">
            <text:p>-2,269848</text:p>
          </table:table-cell>
          <table:table-cell table:formula="of:=[.G32]*10^[.E32]" office:value-type="float" office:value="-22.69848" calcext:value-type="float">
            <text:p>-22,69848</text:p>
          </table:table-cell>
          <table:table-cell table:formula="of:=NUMBERVALUE(LEFT([.A32];8);&quot;.&quot;)*10^(RIGHT([.A32];3))" office:value-type="float" office:value="1000" calcext:value-type="float">
            <text:p>1000</text:p>
          </table:table-cell>
          <table:table-cell table:formula="of:=NUMBERVALUE(LEFT([.B32];8);&quot;.&quot;)*10^(RIGHT([.B32];3))" office:value-type="float" office:value="-22.6984" calcext:value-type="float">
            <text:p>-22,6984</text:p>
          </table:table-cell>
          <table:table-cell table:formula="of:=NUMBERVALUE(LEFT([.C32];8);&quot;.&quot;)*10^(RIGHT([.C32];3))" office:value-type="float" office:value="99.13412" calcext:value-type="float">
            <text:p>99,13412</text:p>
          </table:table-cell>
          <table:table-cell table:formula="of:=IF([.K32]&gt;-50;[.K32]-360;[.K32])" office:value-type="float" office:value="-260.86588" calcext:value-type="float">
            <text:p>-260,8658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72" calcext:value-type="float">
            <text:p>0,0072</text:p>
          </table:table-cell>
          <table:table-cell office:value-type="float" office:value="4.1" calcext:value-type="float">
            <text:p>4,1</text:p>
          </table:table-cell>
          <table:table-cell office:value-type="float" office:value="1.7" calcext:value-type="float">
            <text:p>1,7</text:p>
          </table:table-cell>
          <table:table-cell table:formula="of:=[.Q32]/[.P32]" office:value-type="float" office:value="0.414634146341464" calcext:value-type="float">
            <text:p>0,4146341463</text:p>
          </table:table-cell>
          <table:table-cell table:formula="of:=20*LOG10([.R32])" office:value-type="float" office:value="-7.64669870682923" calcext:value-type="float">
            <text:p>-7,6466987068</text:p>
          </table:table-cell>
          <table:table-cell table:formula="of:=360*[.N32]*[.O32]" office:value-type="float" office:value="155.52" calcext:value-type="float">
            <text:p>155,52</text:p>
          </table:table-cell>
        </table:table-row>
        <table:table-row table:style-name="ro1">
          <table:table-cell office:value-type="string" calcext:value-type="string">
            <text:p>1.25892541179417e003</text:p>
          </table:table-cell>
          <table:table-cell office:value-type="string" calcext:value-type="string">
            <text:p>-2.47368430745737e001</text:p>
          </table:table-cell>
          <table:table-cell office:value-type="string" calcext:value-type="string">
            <text:p>9.71447526642641e001</text:p>
          </table:table-cell>
          <table:table-cell table:formula="of:=RIGHT([.B33];3)" office:value-type="string" office:string-value="001" calcext:value-type="string">
            <text:p>001</text:p>
          </table:table-cell>
          <table:table-cell table:formula="of:=NUMBERVALUE([.D33])" office:value-type="float" office:value="1" calcext:value-type="float">
            <text:p>1</text:p>
          </table:table-cell>
          <table:table-cell table:formula="of:=IF(LEFT([.B33];1)=&quot;-&quot;;LEFT([.B33];9);LEFT([.B33];8))" office:value-type="string" office:string-value="-2.473684" calcext:value-type="string">
            <text:p>-2.473684</text:p>
          </table:table-cell>
          <table:table-cell table:formula="of:=NUMBERVALUE([.F33];&quot;.&quot;)" office:value-type="float" office:value="-2.473684" calcext:value-type="float">
            <text:p>-2,473684</text:p>
          </table:table-cell>
          <table:table-cell table:formula="of:=[.G33]*10^[.E33]" office:value-type="float" office:value="-24.73684" calcext:value-type="float">
            <text:p>-24,73684</text:p>
          </table:table-cell>
          <table:table-cell table:formula="of:=NUMBERVALUE(LEFT([.A33];8);&quot;.&quot;)*10^(RIGHT([.A33];3))" office:value-type="float" office:value="1258.925" calcext:value-type="float">
            <text:p>1258,925</text:p>
          </table:table-cell>
          <table:table-cell table:formula="of:=NUMBERVALUE(LEFT([.B33];8);&quot;.&quot;)*10^(RIGHT([.B33];3))" office:value-type="float" office:value="-24.7368" calcext:value-type="float">
            <text:p>-24,7368</text:p>
          </table:table-cell>
          <table:table-cell table:formula="of:=NUMBERVALUE(LEFT([.C33];8);&quot;.&quot;)*10^(RIGHT([.C33];3))" office:value-type="float" office:value="97.14475" calcext:value-type="float">
            <text:p>97,14475</text:p>
          </table:table-cell>
          <table:table-cell table:formula="of:=IF([.K33]&gt;-50;[.K33]-360;[.K33])" office:value-type="float" office:value="-262.85525" calcext:value-type="float">
            <text:p>-262,8552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027" calcext:value-type="float">
            <text:p>0,0027</text:p>
          </table:table-cell>
          <table:table-cell office:value-type="float" office:value="4.2" calcext:value-type="float">
            <text:p>4,2</text:p>
          </table:table-cell>
          <table:table-cell office:value-type="float" office:value="0.94" calcext:value-type="float">
            <text:p>0,94</text:p>
          </table:table-cell>
          <table:table-cell table:formula="of:=[.Q33]/[.P33]" office:value-type="float" office:value="0.223809523809524" calcext:value-type="float">
            <text:p>0,2238095238</text:p>
          </table:table-cell>
          <table:table-cell table:formula="of:=20*LOG10([.R33])" office:value-type="float" office:value="-13.002428735964" calcext:value-type="float">
            <text:p>-13,002428736</text:p>
          </table:table-cell>
          <table:table-cell table:formula="of:=360*[.N33]*[.O33]" office:value-type="float" office:value="116.64" calcext:value-type="float">
            <text:p>116,64</text:p>
          </table:table-cell>
        </table:table-row>
        <table:table-row table:style-name="ro1">
          <table:table-cell office:value-type="string" calcext:value-type="string">
            <text:p>1.58489319246112e003</text:p>
          </table:table-cell>
          <table:table-cell office:value-type="string" calcext:value-type="string">
            <text:p>-2.67599329686234e001</text:p>
          </table:table-cell>
          <table:table-cell office:value-type="string" calcext:value-type="string">
            <text:p>9.55706084924607e001</text:p>
          </table:table-cell>
          <table:table-cell table:formula="of:=RIGHT([.B34];3)" office:value-type="string" office:string-value="001" calcext:value-type="string">
            <text:p>001</text:p>
          </table:table-cell>
          <table:table-cell table:formula="of:=NUMBERVALUE([.D34])" office:value-type="float" office:value="1" calcext:value-type="float">
            <text:p>1</text:p>
          </table:table-cell>
          <table:table-cell table:formula="of:=IF(LEFT([.B34];1)=&quot;-&quot;;LEFT([.B34];9);LEFT([.B34];8))" office:value-type="string" office:string-value="-2.675993" calcext:value-type="string">
            <text:p>-2.675993</text:p>
          </table:table-cell>
          <table:table-cell table:formula="of:=NUMBERVALUE([.F34];&quot;.&quot;)" office:value-type="float" office:value="-2.675993" calcext:value-type="float">
            <text:p>-2,675993</text:p>
          </table:table-cell>
          <table:table-cell table:formula="of:=[.G34]*10^[.E34]" office:value-type="float" office:value="-26.75993" calcext:value-type="float">
            <text:p>-26,75993</text:p>
          </table:table-cell>
          <table:table-cell table:formula="of:=NUMBERVALUE(LEFT([.A34];8);&quot;.&quot;)*10^(RIGHT([.A34];3))" office:value-type="float" office:value="1584.893" calcext:value-type="float">
            <text:p>1584,893</text:p>
          </table:table-cell>
          <table:table-cell table:formula="of:=NUMBERVALUE(LEFT([.B34];8);&quot;.&quot;)*10^(RIGHT([.B34];3))" office:value-type="float" office:value="-26.7599" calcext:value-type="float">
            <text:p>-26,7599</text:p>
          </table:table-cell>
          <table:table-cell table:formula="of:=NUMBERVALUE(LEFT([.C34];8);&quot;.&quot;)*10^(RIGHT([.C34];3))" office:value-type="float" office:value="95.5706" calcext:value-type="float">
            <text:p>95,5706</text:p>
          </table:table-cell>
          <table:table-cell table:formula="of:=IF([.K34]&gt;-50;[.K34]-360;[.K34])" office:value-type="float" office:value="-264.4294" calcext:value-type="float">
            <text:p>-264,4294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046" calcext:value-type="float">
            <text:p>0,0046</text:p>
          </table:table-cell>
          <table:table-cell office:value-type="float" office:value="4.12" calcext:value-type="float">
            <text:p>4,12</text:p>
          </table:table-cell>
          <table:table-cell office:value-type="float" office:value="0.11" calcext:value-type="float">
            <text:p>0,11</text:p>
          </table:table-cell>
          <table:table-cell table:formula="of:=[.Q34]/[.P34]" office:value-type="float" office:value="0.0266990291262136" calcext:value-type="float">
            <text:p>0,0266990291</text:p>
          </table:table-cell>
          <table:table-cell table:formula="of:=20*LOG10([.R34])" office:value-type="float" office:value="-31.4700906174982" calcext:value-type="float">
            <text:p>-31,4700906175</text:p>
          </table:table-cell>
          <table:table-cell table:formula="of:=360*[.N34]*[.O34]" office:value-type="float" office:value="264.96" calcext:value-type="float">
            <text:p>264,96</text:p>
          </table:table-cell>
        </table:table-row>
        <table:table-row table:style-name="ro1">
          <table:table-cell office:value-type="string" calcext:value-type="string">
            <text:p>1.99526231496888e003</text:p>
          </table:table-cell>
          <table:table-cell office:value-type="string" calcext:value-type="string">
            <text:p>-2.87724894360748e001</text:p>
          </table:table-cell>
          <table:table-cell office:value-type="string" calcext:value-type="string">
            <text:p>9.43104484295973e001</text:p>
          </table:table-cell>
          <table:table-cell table:formula="of:=RIGHT([.B35];3)" office:value-type="string" office:string-value="001" calcext:value-type="string">
            <text:p>001</text:p>
          </table:table-cell>
          <table:table-cell table:formula="of:=NUMBERVALUE([.D35])" office:value-type="float" office:value="1" calcext:value-type="float">
            <text:p>1</text:p>
          </table:table-cell>
          <table:table-cell table:formula="of:=IF(LEFT([.B35];1)=&quot;-&quot;;LEFT([.B35];9);LEFT([.B35];8))" office:value-type="string" office:string-value="-2.877248" calcext:value-type="string">
            <text:p>-2.877248</text:p>
          </table:table-cell>
          <table:table-cell table:formula="of:=NUMBERVALUE([.F35];&quot;.&quot;)" office:value-type="float" office:value="-2.877248" calcext:value-type="float">
            <text:p>-2,877248</text:p>
          </table:table-cell>
          <table:table-cell table:formula="of:=[.G35]*10^[.E35]" office:value-type="float" office:value="-28.77248" calcext:value-type="float">
            <text:p>-28,77248</text:p>
          </table:table-cell>
          <table:table-cell table:formula="of:=NUMBERVALUE(LEFT([.A35];8);&quot;.&quot;)*10^(RIGHT([.A35];3))" office:value-type="float" office:value="1995.262" calcext:value-type="float">
            <text:p>1995,262</text:p>
          </table:table-cell>
          <table:table-cell table:formula="of:=NUMBERVALUE(LEFT([.B35];8);&quot;.&quot;)*10^(RIGHT([.B35];3))" office:value-type="float" office:value="-28.7724" calcext:value-type="float">
            <text:p>-28,7724</text:p>
          </table:table-cell>
          <table:table-cell table:formula="of:=NUMBERVALUE(LEFT([.C35];8);&quot;.&quot;)*10^(RIGHT([.C35];3))" office:value-type="float" office:value="94.31044" calcext:value-type="float">
            <text:p>94,31044</text:p>
          </table:table-cell>
          <table:table-cell table:formula="of:=IF([.K35]&gt;-50;[.K35]-360;[.K35])" office:value-type="float" office:value="-265.68956" calcext:value-type="float">
            <text:p>-265,6895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0.0022" calcext:value-type="float">
            <text:p>0,0022</text:p>
          </table:table-cell>
          <table:table-cell office:value-type="float" office:value="4.08" calcext:value-type="float">
            <text:p>4,08</text:p>
          </table:table-cell>
          <table:table-cell office:value-type="float" office:value="1.45" calcext:value-type="float">
            <text:p>1,45</text:p>
          </table:table-cell>
          <table:table-cell table:formula="of:=[.Q35]/[.P35]" office:value-type="float" office:value="0.355392156862745" calcext:value-type="float">
            <text:p>0,3553921569</text:p>
          </table:table-cell>
          <table:table-cell table:formula="of:=20*LOG10([.R35])" office:value-type="float" office:value="-8.9858432170981" calcext:value-type="float">
            <text:p>-8,9858432171</text:p>
          </table:table-cell>
          <table:table-cell table:formula="of:=360*[.N35]*[.O35]" office:value-type="float" office:value="221.76" calcext:value-type="float">
            <text:p>221,76</text:p>
          </table:table-cell>
        </table:table-row>
        <table:table-row table:style-name="ro1">
          <table:table-cell office:value-type="string" calcext:value-type="string">
            <text:p>2.51188643150959e003</text:p>
          </table:table-cell>
          <table:table-cell office:value-type="string" calcext:value-type="string">
            <text:p>-3.07771281651433e001</text:p>
          </table:table-cell>
          <table:table-cell office:value-type="string" calcext:value-type="string">
            <text:p>9.32885127369123e001</text:p>
          </table:table-cell>
          <table:table-cell table:formula="of:=RIGHT([.B36];3)" office:value-type="string" office:string-value="001" calcext:value-type="string">
            <text:p>001</text:p>
          </table:table-cell>
          <table:table-cell table:formula="of:=NUMBERVALUE([.D36])" office:value-type="float" office:value="1" calcext:value-type="float">
            <text:p>1</text:p>
          </table:table-cell>
          <table:table-cell table:formula="of:=IF(LEFT([.B36];1)=&quot;-&quot;;LEFT([.B36];9);LEFT([.B36];8))" office:value-type="string" office:string-value="-3.077712" calcext:value-type="string">
            <text:p>-3.077712</text:p>
          </table:table-cell>
          <table:table-cell table:formula="of:=NUMBERVALUE([.F36];&quot;.&quot;)" office:value-type="float" office:value="-3.077712" calcext:value-type="float">
            <text:p>-3,077712</text:p>
          </table:table-cell>
          <table:table-cell table:formula="of:=[.G36]*10^[.E36]" office:value-type="float" office:value="-30.77712" calcext:value-type="float">
            <text:p>-30,77712</text:p>
          </table:table-cell>
          <table:table-cell table:formula="of:=NUMBERVALUE(LEFT([.A36];8);&quot;.&quot;)*10^(RIGHT([.A36];3))" office:value-type="float" office:value="2511.886" calcext:value-type="float">
            <text:p>2511,886</text:p>
          </table:table-cell>
          <table:table-cell table:formula="of:=NUMBERVALUE(LEFT([.B36];8);&quot;.&quot;)*10^(RIGHT([.B36];3))" office:value-type="float" office:value="-30.7771" calcext:value-type="float">
            <text:p>-30,7771</text:p>
          </table:table-cell>
          <table:table-cell table:formula="of:=NUMBERVALUE(LEFT([.C36];8);&quot;.&quot;)*10^(RIGHT([.C36];3))" office:value-type="float" office:value="93.28851" calcext:value-type="float">
            <text:p>93,28851</text:p>
          </table:table-cell>
          <table:table-cell table:formula="of:=IF([.K36]&gt;-50;[.K36]-360;[.K36])" office:value-type="float" office:value="-266.71149" calcext:value-type="float">
            <text:p>-266,71149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0.00076" office:value-type="float" office:value="0.00076" calcext:value-type="float">
            <text:p>0,00076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,8</text:p>
          </table:table-cell>
          <table:table-cell table:formula="of:=[.Q36]/[.P36]" office:value-type="float" office:value="0.45" calcext:value-type="float">
            <text:p>0,45</text:p>
          </table:table-cell>
          <table:table-cell table:formula="of:=20*LOG10([.R36])" office:value-type="float" office:value="-6.93574972449313" calcext:value-type="float">
            <text:p>-6,9357497245</text:p>
          </table:table-cell>
          <table:table-cell table:formula="of:=360*[.N36]*[.O36]" office:value-type="float" office:value="164.16" calcext:value-type="float">
            <text:p>164,16</text:p>
          </table:table-cell>
        </table:table-row>
        <table:table-row table:style-name="ro1">
          <table:table-cell office:value-type="string" calcext:value-type="string">
            <text:p>3.16227766016839e003</text:p>
          </table:table-cell>
          <table:table-cell office:value-type="string" calcext:value-type="string">
            <text:p>-3.27748179676980e001</text:p>
          </table:table-cell>
          <table:table-cell office:value-type="string" calcext:value-type="string">
            <text:p>9.24460860796561e001</text:p>
          </table:table-cell>
          <table:table-cell table:formula="of:=RIGHT([.B37];3)" office:value-type="string" office:string-value="001" calcext:value-type="string">
            <text:p>001</text:p>
          </table:table-cell>
          <table:table-cell table:formula="of:=NUMBERVALUE([.D37])" office:value-type="float" office:value="1" calcext:value-type="float">
            <text:p>1</text:p>
          </table:table-cell>
          <table:table-cell table:formula="of:=IF(LEFT([.B37];1)=&quot;-&quot;;LEFT([.B37];9);LEFT([.B37];8))" office:value-type="string" office:string-value="-3.277481" calcext:value-type="string">
            <text:p>-3.277481</text:p>
          </table:table-cell>
          <table:table-cell table:formula="of:=NUMBERVALUE([.F37];&quot;.&quot;)" office:value-type="float" office:value="-3.277481" calcext:value-type="float">
            <text:p>-3,277481</text:p>
          </table:table-cell>
          <table:table-cell table:formula="of:=[.G37]*10^[.E37]" office:value-type="float" office:value="-32.77481" calcext:value-type="float">
            <text:p>-32,77481</text:p>
          </table:table-cell>
          <table:table-cell table:formula="of:=NUMBERVALUE(LEFT([.A37];8);&quot;.&quot;)*10^(RIGHT([.A37];3))" office:value-type="float" office:value="3162.277" calcext:value-type="float">
            <text:p>3162,277</text:p>
          </table:table-cell>
          <table:table-cell table:formula="of:=NUMBERVALUE(LEFT([.B37];8);&quot;.&quot;)*10^(RIGHT([.B37];3))" office:value-type="float" office:value="-32.7748" calcext:value-type="float">
            <text:p>-32,7748</text:p>
          </table:table-cell>
          <table:table-cell table:formula="of:=NUMBERVALUE(LEFT([.C37];8);&quot;.&quot;)*10^(RIGHT([.C37];3))" office:value-type="float" office:value="92.44608" calcext:value-type="float">
            <text:p>92,44608</text:p>
          </table:table-cell>
          <table:table-cell table:formula="of:=IF([.K37]&gt;-50;[.K37]-360;[.K37])" office:value-type="float" office:value="-267.55392" calcext:value-type="float">
            <text:p>-267,5539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26" calcext:value-type="float">
            <text:p>0,026</text:p>
          </table:table-cell>
          <table:table-cell office:value-type="float" office:value="3.88" calcext:value-type="float">
            <text:p>3,88</text:p>
          </table:table-cell>
          <table:table-cell office:value-type="float" office:value="1.78" calcext:value-type="float">
            <text:p>1,78</text:p>
          </table:table-cell>
          <table:table-cell table:formula="of:=[.Q37]/[.P37]" office:value-type="float" office:value="0.458762886597938" calcext:value-type="float">
            <text:p>0,4587628866</text:p>
          </table:table-cell>
          <table:table-cell table:formula="of:=20*LOG10([.R37])" office:value-type="float" office:value="-6.76823446570626" calcext:value-type="float">
            <text:p>-6,7682344657</text:p>
          </table:table-cell>
          <table:table-cell table:formula="of:=360*[.N37]*[.O37]" office:value-type="float" office:value="187.2" calcext:value-type="float">
            <text:p>187,2</text:p>
          </table:table-cell>
        </table:table-row>
        <table:table-row table:style-name="ro1">
          <table:table-cell office:value-type="string" calcext:value-type="string">
            <text:p>3.98107170553498e003</text:p>
          </table:table-cell>
          <table:table-cell office:value-type="string" calcext:value-type="string">
            <text:p>-3.47650588171389e001</text:p>
          </table:table-cell>
          <table:table-cell office:value-type="string" calcext:value-type="string">
            <text:p>9.17362047228751e001</text:p>
          </table:table-cell>
          <table:table-cell table:formula="of:=RIGHT([.B38];3)" office:value-type="string" office:string-value="001" calcext:value-type="string">
            <text:p>001</text:p>
          </table:table-cell>
          <table:table-cell table:formula="of:=NUMBERVALUE([.D38])" office:value-type="float" office:value="1" calcext:value-type="float">
            <text:p>1</text:p>
          </table:table-cell>
          <table:table-cell table:formula="of:=IF(LEFT([.B38];1)=&quot;-&quot;;LEFT([.B38];9);LEFT([.B38];8))" office:value-type="string" office:string-value="-3.476505" calcext:value-type="string">
            <text:p>-3.476505</text:p>
          </table:table-cell>
          <table:table-cell table:formula="of:=NUMBERVALUE([.F38];&quot;.&quot;)" office:value-type="float" office:value="-3.476505" calcext:value-type="float">
            <text:p>-3,476505</text:p>
          </table:table-cell>
          <table:table-cell table:formula="of:=[.G38]*10^[.E38]" office:value-type="float" office:value="-34.76505" calcext:value-type="float">
            <text:p>-34,76505</text:p>
          </table:table-cell>
          <table:table-cell table:formula="of:=NUMBERVALUE(LEFT([.A38];8);&quot;.&quot;)*10^(RIGHT([.A38];3))" office:value-type="float" office:value="3981.071" calcext:value-type="float">
            <text:p>3981,071</text:p>
          </table:table-cell>
          <table:table-cell table:formula="of:=NUMBERVALUE(LEFT([.B38];8);&quot;.&quot;)*10^(RIGHT([.B38];3))" office:value-type="float" office:value="-34.765" calcext:value-type="float">
            <text:p>-34,765</text:p>
          </table:table-cell>
          <table:table-cell table:formula="of:=NUMBERVALUE(LEFT([.C38];8);&quot;.&quot;)*10^(RIGHT([.C38];3))" office:value-type="float" office:value="91.7362" calcext:value-type="float">
            <text:p>91,7362</text:p>
          </table:table-cell>
          <table:table-cell table:formula="of:=IF([.K38]&gt;-50;[.K38]-360;[.K38])" office:value-type="float" office:value="-268.2638" calcext:value-type="float">
            <text:p>-268,2638</text:p>
          </table:table-cell>
          <table:table-cell office:value-type="string" calcext:value-type="string">
            <text:p>"-dt/dt”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.01187233627273e003</text:p>
          </table:table-cell>
          <table:table-cell office:value-type="string" calcext:value-type="string">
            <text:p>-3.67457721759291e001</text:p>
          </table:table-cell>
          <table:table-cell office:value-type="string" calcext:value-type="string">
            <text:p>9.11201006143587e001</text:p>
          </table:table-cell>
          <table:table-cell table:formula="of:=RIGHT([.B39];3)" office:value-type="string" office:string-value="001" calcext:value-type="string">
            <text:p>001</text:p>
          </table:table-cell>
          <table:table-cell table:formula="of:=NUMBERVALUE([.D39])" office:value-type="float" office:value="1" calcext:value-type="float">
            <text:p>1</text:p>
          </table:table-cell>
          <table:table-cell table:formula="of:=IF(LEFT([.B39];1)=&quot;-&quot;;LEFT([.B39];9);LEFT([.B39];8))" office:value-type="string" office:string-value="-3.674577" calcext:value-type="string">
            <text:p>-3.674577</text:p>
          </table:table-cell>
          <table:table-cell table:formula="of:=NUMBERVALUE([.F39];&quot;.&quot;)" office:value-type="float" office:value="-3.674577" calcext:value-type="float">
            <text:p>-3,674577</text:p>
          </table:table-cell>
          <table:table-cell table:formula="of:=[.G39]*10^[.E39]" office:value-type="float" office:value="-36.74577" calcext:value-type="float">
            <text:p>-36,74577</text:p>
          </table:table-cell>
          <table:table-cell table:formula="of:=NUMBERVALUE(LEFT([.A39];8);&quot;.&quot;)*10^(RIGHT([.A39];3))" office:value-type="float" office:value="5011.872" calcext:value-type="float">
            <text:p>5011,872</text:p>
          </table:table-cell>
          <table:table-cell table:formula="of:=NUMBERVALUE(LEFT([.B39];8);&quot;.&quot;)*10^(RIGHT([.B39];3))" office:value-type="float" office:value="-36.7457" calcext:value-type="float">
            <text:p>-36,7457</text:p>
          </table:table-cell>
          <table:table-cell table:formula="of:=NUMBERVALUE(LEFT([.C39];8);&quot;.&quot;)*10^(RIGHT([.C39];3))" office:value-type="float" office:value="91.1201" calcext:value-type="float">
            <text:p>91,1201</text:p>
          </table:table-cell>
          <table:table-cell table:formula="of:=IF([.K39]&gt;-50;[.K39]-360;[.K39])" office:value-type="float" office:value="-268.8799" calcext:value-type="float">
            <text:p>-268,8799</text:p>
          </table:table-cell>
          <table:table-cell table:style-name="ce1"/>
          <table:table-cell table:style-name="ce1" office:value-type="string" calcext:value-type="string">
            <text:p>band pass</text:p>
          </table:table-cell>
          <table:table-cell table:style-name="ce1"/>
          <table:table-cell table:style-name="ce1" office:value-type="string" calcext:value-type="string">
            <text:p>Dla 160 jest przepuszczanie </text:p>
          </table:table-cell>
          <table:table-cell table:style-name="ce1" table:number-columns-repeated="4"/>
        </table:table-row>
        <table:table-row table:style-name="ro1">
          <table:table-cell office:value-type="string" calcext:value-type="string">
            <text:p>6.30957344480195e003</text:p>
          </table:table-cell>
          <table:table-cell office:value-type="string" calcext:value-type="string">
            <text:p>-3.87128772448825e001</text:p>
          </table:table-cell>
          <table:table-cell office:value-type="string" calcext:value-type="string">
            <text:p>9.05646524734569e001</text:p>
          </table:table-cell>
          <table:table-cell table:formula="of:=RIGHT([.B40];3)" office:value-type="string" office:string-value="001" calcext:value-type="string">
            <text:p>001</text:p>
          </table:table-cell>
          <table:table-cell table:formula="of:=NUMBERVALUE([.D40])" office:value-type="float" office:value="1" calcext:value-type="float">
            <text:p>1</text:p>
          </table:table-cell>
          <table:table-cell table:formula="of:=IF(LEFT([.B40];1)=&quot;-&quot;;LEFT([.B40];9);LEFT([.B40];8))" office:value-type="string" office:string-value="-3.871287" calcext:value-type="string">
            <text:p>-3.871287</text:p>
          </table:table-cell>
          <table:table-cell table:formula="of:=NUMBERVALUE([.F40];&quot;.&quot;)" office:value-type="float" office:value="-3.871287" calcext:value-type="float">
            <text:p>-3,871287</text:p>
          </table:table-cell>
          <table:table-cell table:formula="of:=[.G40]*10^[.E40]" office:value-type="float" office:value="-38.71287" calcext:value-type="float">
            <text:p>-38,71287</text:p>
          </table:table-cell>
          <table:table-cell table:formula="of:=NUMBERVALUE(LEFT([.A40];8);&quot;.&quot;)*10^(RIGHT([.A40];3))" office:value-type="float" office:value="6309.573" calcext:value-type="float">
            <text:p>6309,573</text:p>
          </table:table-cell>
          <table:table-cell table:formula="of:=NUMBERVALUE(LEFT([.B40];8);&quot;.&quot;)*10^(RIGHT([.B40];3))" office:value-type="float" office:value="-38.7128" calcext:value-type="float">
            <text:p>-38,7128</text:p>
          </table:table-cell>
          <table:table-cell table:formula="of:=NUMBERVALUE(LEFT([.C40];8);&quot;.&quot;)*10^(RIGHT([.C40];3))" office:value-type="float" office:value="90.56465" calcext:value-type="float">
            <text:p>90,56465</text:p>
          </table:table-cell>
          <table:table-cell table:formula="of:=IF([.K40]&gt;-50;[.K40]-360;[.K40])" office:value-type="float" office:value="-269.43535" calcext:value-type="float">
            <text:p>-269,43535</text:p>
          </table:table-cell>
          <table:table-cell table:style-name="ce1" office:value-type="string" calcext:value-type="string">
            <text:p>m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-0.026" calcext:value-type="float">
            <text:p>-0,026</text:p>
          </table:table-cell>
          <table:table-cell table:style-name="ce1" office:value-type="float" office:value="3.54" calcext:value-type="float">
            <text:p>3,54</text:p>
          </table:table-cell>
          <table:table-cell table:style-name="ce1" office:value-type="float" office:value="0.104" calcext:value-type="float">
            <text:p>0,104</text:p>
          </table:table-cell>
          <table:table-cell table:style-name="ce1" table:formula="of:=[.Q40]/[.P40]" office:value-type="float" office:value="0.0293785310734463" calcext:value-type="float">
            <text:p>0,0293785311</text:p>
          </table:table-cell>
          <table:table-cell table:style-name="ce1" table:formula="of:=20*LOG10([.R40])" office:value-type="float" office:value="-30.6393984545401" calcext:value-type="float">
            <text:p>-30,6393984545</text:p>
          </table:table-cell>
          <table:table-cell table:style-name="ce1" table:formula="of:=360*[.N40]*[.O40]" office:value-type="float" office:value="-93.6" calcext:value-type="float">
            <text:p>-93,6</text:p>
          </table:table-cell>
        </table:table-row>
        <table:table-row table:style-name="ro1">
          <table:table-cell office:value-type="string" calcext:value-type="string">
            <text:p>7.94328234724283e003</text:p>
          </table:table-cell>
          <table:table-cell office:value-type="string" calcext:value-type="string">
            <text:p>-4.06594831004565e001</text:p>
          </table:table-cell>
          <table:table-cell office:value-type="string" calcext:value-type="string">
            <text:p>9.00404595192016e001</text:p>
          </table:table-cell>
          <table:table-cell table:formula="of:=RIGHT([.B41];3)" office:value-type="string" office:string-value="001" calcext:value-type="string">
            <text:p>001</text:p>
          </table:table-cell>
          <table:table-cell table:formula="of:=NUMBERVALUE([.D41])" office:value-type="float" office:value="1" calcext:value-type="float">
            <text:p>1</text:p>
          </table:table-cell>
          <table:table-cell table:formula="of:=IF(LEFT([.B41];1)=&quot;-&quot;;LEFT([.B41];9);LEFT([.B41];8))" office:value-type="string" office:string-value="-4.065948" calcext:value-type="string">
            <text:p>-4.065948</text:p>
          </table:table-cell>
          <table:table-cell table:formula="of:=NUMBERVALUE([.F41];&quot;.&quot;)" office:value-type="float" office:value="-4.065948" calcext:value-type="float">
            <text:p>-4,065948</text:p>
          </table:table-cell>
          <table:table-cell table:formula="of:=[.G41]*10^[.E41]" office:value-type="float" office:value="-40.65948" calcext:value-type="float">
            <text:p>-40,65948</text:p>
          </table:table-cell>
          <table:table-cell table:formula="of:=NUMBERVALUE(LEFT([.A41];8);&quot;.&quot;)*10^(RIGHT([.A41];3))" office:value-type="float" office:value="7943.282" calcext:value-type="float">
            <text:p>7943,282</text:p>
          </table:table-cell>
          <table:table-cell table:formula="of:=NUMBERVALUE(LEFT([.B41];8);&quot;.&quot;)*10^(RIGHT([.B41];3))" office:value-type="float" office:value="-40.6594" calcext:value-type="float">
            <text:p>-40,6594</text:p>
          </table:table-cell>
          <table:table-cell table:formula="of:=NUMBERVALUE(LEFT([.C41];8);&quot;.&quot;)*10^(RIGHT([.C41];3))" office:value-type="float" office:value="90.04045" calcext:value-type="float">
            <text:p>90,04045</text:p>
          </table:table-cell>
          <table:table-cell table:formula="of:=IF([.K41]&gt;-50;[.K41]-360;[.K41])" office:value-type="float" office:value="-269.95955" calcext:value-type="float">
            <text:p>-269,95955</text:p>
          </table:table-cell>
          <table:table-cell table:style-name="ce1" office:value-type="string" calcext:value-type="string">
            <text:p>m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-0.004" calcext:value-type="float">
            <text:p>-0,004</text:p>
          </table:table-cell>
          <table:table-cell table:style-name="ce1" office:value-type="float" office:value="4.2" calcext:value-type="float">
            <text:p>4,2</text:p>
          </table:table-cell>
          <table:table-cell table:style-name="ce1" office:value-type="float" office:value="1.27" calcext:value-type="float">
            <text:p>1,27</text:p>
          </table:table-cell>
          <table:table-cell table:style-name="ce1" table:formula="of:=[.Q41]/[.P41]" office:value-type="float" office:value="0.302380952380952" calcext:value-type="float">
            <text:p>0,3023809524</text:p>
          </table:table-cell>
          <table:table-cell table:style-name="ce1" table:formula="of:=20*LOG10([.R41])" office:value-type="float" office:value="-10.3889113888389" calcext:value-type="float">
            <text:p>-10,3889113888</text:p>
          </table:table-cell>
          <table:table-cell table:style-name="ce1" table:formula="of:=360*[.N41]*[.O41]" office:value-type="float" office:value="-129.6" calcext:value-type="float">
            <text:p>-129,6</text:p>
          </table:table-cell>
        </table:table-row>
        <table:table-row table:style-name="ro1">
          <table:table-cell office:value-type="string" calcext:value-type="string">
            <text:p>1.00000000000000e004</text:p>
          </table:table-cell>
          <table:table-cell office:value-type="string" calcext:value-type="string">
            <text:p>-4.25745847527455e001</text:p>
          </table:table-cell>
          <table:table-cell office:value-type="string" calcext:value-type="string">
            <text:p>8.95203436470576e001</text:p>
          </table:table-cell>
          <table:table-cell table:formula="of:=RIGHT([.B42];3)" office:value-type="string" office:string-value="001" calcext:value-type="string">
            <text:p>001</text:p>
          </table:table-cell>
          <table:table-cell table:formula="of:=NUMBERVALUE([.D42])" office:value-type="float" office:value="1" calcext:value-type="float">
            <text:p>1</text:p>
          </table:table-cell>
          <table:table-cell table:formula="of:=IF(LEFT([.B42];1)=&quot;-&quot;;LEFT([.B42];9);LEFT([.B42];8))" office:value-type="string" office:string-value="-4.257458" calcext:value-type="string">
            <text:p>-4.257458</text:p>
          </table:table-cell>
          <table:table-cell table:formula="of:=NUMBERVALUE([.F42];&quot;.&quot;)" office:value-type="float" office:value="-4.257458" calcext:value-type="float">
            <text:p>-4,257458</text:p>
          </table:table-cell>
          <table:table-cell table:formula="of:=[.G42]*10^[.E42]" office:value-type="float" office:value="-42.57458" calcext:value-type="float">
            <text:p>-42,57458</text:p>
          </table:table-cell>
          <table:table-cell table:formula="of:=NUMBERVALUE(LEFT([.A42];8);&quot;.&quot;)*10^(RIGHT([.A42];3))" office:value-type="float" office:value="10000" calcext:value-type="float">
            <text:p>10000</text:p>
          </table:table-cell>
          <table:table-cell table:formula="of:=NUMBERVALUE(LEFT([.B42];8);&quot;.&quot;)*10^(RIGHT([.B42];3))" office:value-type="float" office:value="-42.5745" calcext:value-type="float">
            <text:p>-42,5745</text:p>
          </table:table-cell>
          <table:table-cell table:formula="of:=NUMBERVALUE(LEFT([.C42];8);&quot;.&quot;)*10^(RIGHT([.C42];3))" office:value-type="float" office:value="89.52034" calcext:value-type="float">
            <text:p>89,52034</text:p>
          </table:table-cell>
          <table:table-cell table:formula="of:=IF([.K42]&gt;-50;[.K42]-360;[.K42])" office:value-type="float" office:value="-270.47966" calcext:value-type="float">
            <text:p>-270,47966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-0.003" calcext:value-type="float">
            <text:p>-0,003</text:p>
          </table:table-cell>
          <table:table-cell table:style-name="ce1" office:value-type="float" office:value="4.16" calcext:value-type="float">
            <text:p>4,16</text:p>
          </table:table-cell>
          <table:table-cell table:style-name="ce1" office:value-type="float" office:value="1.9" calcext:value-type="float">
            <text:p>1,9</text:p>
          </table:table-cell>
          <table:table-cell table:style-name="ce1" table:formula="of:=[.Q42]/[.P42]" office:value-type="float" office:value="0.456730769230769" calcext:value-type="float">
            <text:p>0,4567307692</text:p>
          </table:table-cell>
          <table:table-cell table:style-name="ce1" table:formula="of:=20*LOG10([.R42])" office:value-type="float" office:value="-6.80679459347828" calcext:value-type="float">
            <text:p>-6,8067945935</text:p>
          </table:table-cell>
          <table:table-cell table:style-name="ce1" table:formula="of:=360*[.N42]*[.O42]" office:value-type="float" office:value="-172.8" calcext:value-type="float">
            <text:p>-172,8</text:p>
          </table:table-cell>
        </table:table-row>
        <table:table-row table:style-name="ro1">
          <table:table-cell office:value-type="string" calcext:value-type="string">
            <text:p>1.25892541179417e004</text:p>
          </table:table-cell>
          <table:table-cell office:value-type="string" calcext:value-type="string">
            <text:p>-4.44411334770101e001</text:p>
          </table:table-cell>
          <table:table-cell office:value-type="string" calcext:value-type="string">
            <text:p>8.89782057292776e001</text:p>
          </table:table-cell>
          <table:table-cell table:formula="of:=RIGHT([.B43];3)" office:value-type="string" office:string-value="001" calcext:value-type="string">
            <text:p>001</text:p>
          </table:table-cell>
          <table:table-cell table:formula="of:=NUMBERVALUE([.D43])" office:value-type="float" office:value="1" calcext:value-type="float">
            <text:p>1</text:p>
          </table:table-cell>
          <table:table-cell table:formula="of:=IF(LEFT([.B43];1)=&quot;-&quot;;LEFT([.B43];9);LEFT([.B43];8))" office:value-type="string" office:string-value="-4.444113" calcext:value-type="string">
            <text:p>-4.444113</text:p>
          </table:table-cell>
          <table:table-cell table:formula="of:=NUMBERVALUE([.F43];&quot;.&quot;)" office:value-type="float" office:value="-4.444113" calcext:value-type="float">
            <text:p>-4,444113</text:p>
          </table:table-cell>
          <table:table-cell table:formula="of:=[.G43]*10^[.E43]" office:value-type="float" office:value="-44.44113" calcext:value-type="float">
            <text:p>-44,44113</text:p>
          </table:table-cell>
          <table:table-cell table:formula="of:=NUMBERVALUE(LEFT([.A43];8);&quot;.&quot;)*10^(RIGHT([.A43];3))" office:value-type="float" office:value="12589.25" calcext:value-type="float">
            <text:p>12589,25</text:p>
          </table:table-cell>
          <table:table-cell table:formula="of:=NUMBERVALUE(LEFT([.B43];8);&quot;.&quot;)*10^(RIGHT([.B43];3))" office:value-type="float" office:value="-44.4411" calcext:value-type="float">
            <text:p>-44,4411</text:p>
          </table:table-cell>
          <table:table-cell table:formula="of:=NUMBERVALUE(LEFT([.C43];8);&quot;.&quot;)*10^(RIGHT([.C43];3))" office:value-type="float" office:value="88.9782" calcext:value-type="float">
            <text:p>88,9782</text:p>
          </table:table-cell>
          <table:table-cell table:formula="of:=IF([.K43]&gt;-50;[.K43]-360;[.K43])" office:value-type="float" office:value="-271.0218" calcext:value-type="float">
            <text:p>-271,0218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-0.0019" calcext:value-type="float">
            <text:p>-0,0019</text:p>
          </table:table-cell>
          <table:table-cell table:style-name="ce1" office:value-type="float" office:value="4.04" calcext:value-type="float">
            <text:p>4,04</text:p>
          </table:table-cell>
          <table:table-cell table:style-name="ce1" office:value-type="float" office:value="0.9" calcext:value-type="float">
            <text:p>0,9</text:p>
          </table:table-cell>
          <table:table-cell table:style-name="ce1" table:formula="of:=[.Q43]/[.P43]" office:value-type="float" office:value="0.222772277227723" calcext:value-type="float">
            <text:p>0,2227722772</text:p>
          </table:table-cell>
          <table:table-cell table:style-name="ce1" table:formula="of:=20*LOG10([.R43])" office:value-type="float" office:value="-13.0427771134256" calcext:value-type="float">
            <text:p>-13,0427771134</text:p>
          </table:table-cell>
          <table:table-cell table:style-name="ce1" table:formula="of:=360*[.N43]*[.O43]" office:value-type="float" office:value="-246.24" calcext:value-type="float">
            <text:p>-246,24</text:p>
          </table:table-cell>
        </table:table-row>
        <table:table-row table:style-name="ro1">
          <table:table-cell office:value-type="string" calcext:value-type="string">
            <text:p>1.58489319246112e004</text:p>
          </table:table-cell>
          <table:table-cell office:value-type="string" calcext:value-type="string">
            <text:p>-4.62334137804149e001</text:p>
          </table:table-cell>
          <table:table-cell office:value-type="string" calcext:value-type="string">
            <text:p>8.83882462407064e001</text:p>
          </table:table-cell>
          <table:table-cell table:formula="of:=RIGHT([.B44];3)" office:value-type="string" office:string-value="001" calcext:value-type="string">
            <text:p>001</text:p>
          </table:table-cell>
          <table:table-cell table:formula="of:=NUMBERVALUE([.D44])" office:value-type="float" office:value="1" calcext:value-type="float">
            <text:p>1</text:p>
          </table:table-cell>
          <table:table-cell table:formula="of:=IF(LEFT([.B44];1)=&quot;-&quot;;LEFT([.B44];9);LEFT([.B44];8))" office:value-type="string" office:string-value="-4.623341" calcext:value-type="string">
            <text:p>-4.623341</text:p>
          </table:table-cell>
          <table:table-cell table:formula="of:=NUMBERVALUE([.F44];&quot;.&quot;)" office:value-type="float" office:value="-4.623341" calcext:value-type="float">
            <text:p>-4,623341</text:p>
          </table:table-cell>
          <table:table-cell table:formula="of:=[.G44]*10^[.E44]" office:value-type="float" office:value="-46.23341" calcext:value-type="float">
            <text:p>-46,23341</text:p>
          </table:table-cell>
          <table:table-cell table:formula="of:=NUMBERVALUE(LEFT([.A44];8);&quot;.&quot;)*10^(RIGHT([.A44];3))" office:value-type="float" office:value="15848.93" calcext:value-type="float">
            <text:p>15848,93</text:p>
          </table:table-cell>
          <table:table-cell table:formula="of:=NUMBERVALUE(LEFT([.B44];8);&quot;.&quot;)*10^(RIGHT([.B44];3))" office:value-type="float" office:value="-46.2334" calcext:value-type="float">
            <text:p>-46,2334</text:p>
          </table:table-cell>
          <table:table-cell table:formula="of:=NUMBERVALUE(LEFT([.C44];8);&quot;.&quot;)*10^(RIGHT([.C44];3))" office:value-type="float" office:value="88.38824" calcext:value-type="float">
            <text:p>88,38824</text:p>
          </table:table-cell>
          <table:table-cell table:formula="of:=IF([.K44]&gt;-50;[.K44]-360;[.K44])" office:value-type="float" office:value="-271.61176" calcext:value-type="float">
            <text:p>-271,61176</text:p>
          </table:table-cell>
          <table:table-cell table:style-name="ce1" office:value-type="string" calcext:value-type="string">
            <text:p>m</text:p>
          </table:table-cell>
          <table:table-cell table:style-name="ce1" office:value-type="float" office:value="600" calcext:value-type="float">
            <text:p>600</text:p>
          </table:table-cell>
          <table:table-cell table:style-name="ce2" office:value-type="float" office:value="0.00048" calcext:value-type="float">
            <text:p>4,80E-004</text:p>
          </table:table-cell>
          <table:table-cell table:style-name="ce1" office:value-type="float" office:value="4.04" calcext:value-type="float">
            <text:p>4,04</text:p>
          </table:table-cell>
          <table:table-cell table:style-name="ce1" office:value-type="float" office:value="0.54" calcext:value-type="float">
            <text:p>0,54</text:p>
          </table:table-cell>
          <table:table-cell table:style-name="ce1" table:formula="of:=[.Q44]/[.P44]" office:value-type="float" office:value="0.133663366336634" calcext:value-type="float">
            <text:p>0,1336633663</text:p>
          </table:table-cell>
          <table:table-cell table:style-name="ce1" table:formula="of:=20*LOG10([.R44])" office:value-type="float" office:value="-17.4797521057527" calcext:value-type="float">
            <text:p>-17,4797521058</text:p>
          </table:table-cell>
          <table:table-cell table:style-name="ce1" table:formula="of:=360*[.N44]*[.O44]-360" office:value-type="float" office:value="-256.32" calcext:value-type="float">
            <text:p>-256,32</text:p>
          </table:table-cell>
        </table:table-row>
        <table:table-row table:style-name="ro1">
          <table:table-cell office:value-type="string" calcext:value-type="string">
            <text:p>1.99526231496889e004</text:p>
          </table:table-cell>
          <table:table-cell office:value-type="string" calcext:value-type="string">
            <text:p>-4.79139167169952e001</text:p>
          </table:table-cell>
          <table:table-cell office:value-type="string" calcext:value-type="string">
            <text:p>8.77245968105768e001</text:p>
          </table:table-cell>
          <table:table-cell table:formula="of:=RIGHT([.B45];3)" office:value-type="string" office:string-value="001" calcext:value-type="string">
            <text:p>001</text:p>
          </table:table-cell>
          <table:table-cell table:formula="of:=NUMBERVALUE([.D45])" office:value-type="float" office:value="1" calcext:value-type="float">
            <text:p>1</text:p>
          </table:table-cell>
          <table:table-cell table:formula="of:=IF(LEFT([.B45];1)=&quot;-&quot;;LEFT([.B45];9);LEFT([.B45];8))" office:value-type="string" office:string-value="-4.791391" calcext:value-type="string">
            <text:p>-4.791391</text:p>
          </table:table-cell>
          <table:table-cell table:formula="of:=NUMBERVALUE([.F45];&quot;.&quot;)" office:value-type="float" office:value="-4.791391" calcext:value-type="float">
            <text:p>-4,791391</text:p>
          </table:table-cell>
          <table:table-cell table:formula="of:=[.G45]*10^[.E45]" office:value-type="float" office:value="-47.91391" calcext:value-type="float">
            <text:p>-47,91391</text:p>
          </table:table-cell>
          <table:table-cell table:formula="of:=NUMBERVALUE(LEFT([.A45];8);&quot;.&quot;)*10^(RIGHT([.A45];3))" office:value-type="float" office:value="19952.62" calcext:value-type="float">
            <text:p>19952,62</text:p>
          </table:table-cell>
          <table:table-cell table:formula="of:=NUMBERVALUE(LEFT([.B45];8);&quot;.&quot;)*10^(RIGHT([.B45];3))" office:value-type="float" office:value="-47.9139" calcext:value-type="float">
            <text:p>-47,9139</text:p>
          </table:table-cell>
          <table:table-cell table:formula="of:=NUMBERVALUE(LEFT([.C45];8);&quot;.&quot;)*10^(RIGHT([.C45];3))" office:value-type="float" office:value="87.72459" calcext:value-type="float">
            <text:p>87,72459</text:p>
          </table:table-cell>
          <table:table-cell table:formula="of:=IF([.K45]&gt;-50;[.K45]-360;[.K45])" office:value-type="float" office:value="-272.27541" calcext:value-type="float">
            <text:p>-272,27541</text:p>
          </table:table-cell>
          <table:table-cell table:style-name="ce1" office:value-type="string" calcext:value-type="string">
            <text:p>m</text:p>
          </table:table-cell>
          <table:table-cell table:style-name="ce1" office:value-type="float" office:value="3000" calcext:value-type="float">
            <text:p>3000</text:p>
          </table:table-cell>
          <table:table-cell table:style-name="ce2" office:value-type="float" office:value="0.000087" calcext:value-type="float">
            <text:p>8,70E-005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0.094" calcext:value-type="float">
            <text:p>9,40E-002</text:p>
          </table:table-cell>
          <table:table-cell table:style-name="ce1" table:formula="of:=[.Q45]/[.P45]" office:value-type="float" office:value="0.0235" calcext:value-type="float">
            <text:p>0,0235</text:p>
          </table:table-cell>
          <table:table-cell table:style-name="ce1" table:formula="of:=20*LOG10([.R45])" office:value-type="float" office:value="-32.5786427545653" calcext:value-type="float">
            <text:p>-32,5786427546</text:p>
          </table:table-cell>
          <table:table-cell table:style-name="ce1" table:formula="of:=360*[.N45]*[.O45]-360" office:value-type="float" office:value="-266.04" calcext:value-type="float">
            <text:p>-266,04</text:p>
          </table:table-cell>
        </table:table-row>
        <table:table-row table:style-name="ro1">
          <table:table-cell office:value-type="string" calcext:value-type="string">
            <text:p>2.51188643150959e004</text:p>
          </table:table-cell>
          <table:table-cell office:value-type="string" calcext:value-type="string">
            <text:p>-4.94305304728178e001</text:p>
          </table:table-cell>
          <table:table-cell office:value-type="string" calcext:value-type="string">
            <text:p>8.69613117851192e001</text:p>
          </table:table-cell>
          <table:table-cell table:formula="of:=RIGHT([.B46];3)" office:value-type="string" office:string-value="001" calcext:value-type="string">
            <text:p>001</text:p>
          </table:table-cell>
          <table:table-cell table:formula="of:=NUMBERVALUE([.D46])" office:value-type="float" office:value="1" calcext:value-type="float">
            <text:p>1</text:p>
          </table:table-cell>
          <table:table-cell table:formula="of:=IF(LEFT([.B46];1)=&quot;-&quot;;LEFT([.B46];9);LEFT([.B46];8))" office:value-type="string" office:string-value="-4.943053" calcext:value-type="string">
            <text:p>-4.943053</text:p>
          </table:table-cell>
          <table:table-cell table:formula="of:=NUMBERVALUE([.F46];&quot;.&quot;)" office:value-type="float" office:value="-4.943053" calcext:value-type="float">
            <text:p>-4,943053</text:p>
          </table:table-cell>
          <table:table-cell table:formula="of:=[.G46]*10^[.E46]" office:value-type="float" office:value="-49.43053" calcext:value-type="float">
            <text:p>-49,43053</text:p>
          </table:table-cell>
          <table:table-cell table:formula="of:=NUMBERVALUE(LEFT([.A46];8);&quot;.&quot;)*10^(RIGHT([.A46];3))" office:value-type="float" office:value="25118.86" calcext:value-type="float">
            <text:p>25118,86</text:p>
          </table:table-cell>
          <table:table-cell table:formula="of:=NUMBERVALUE(LEFT([.B46];8);&quot;.&quot;)*10^(RIGHT([.B46];3))" office:value-type="float" office:value="-49.4305" calcext:value-type="float">
            <text:p>-49,4305</text:p>
          </table:table-cell>
          <table:table-cell table:formula="of:=NUMBERVALUE(LEFT([.C46];8);&quot;.&quot;)*10^(RIGHT([.C46];3))" office:value-type="float" office:value="86.96131" calcext:value-type="float">
            <text:p>86,96131</text:p>
          </table:table-cell>
          <table:table-cell table:formula="of:=IF([.K46]&gt;-50;[.K46]-360;[.K46])" office:value-type="float" office:value="-273.03869" calcext:value-type="float">
            <text:p>-273,038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.16227766016839e004</text:p>
          </table:table-cell>
          <table:table-cell office:value-type="string" calcext:value-type="string">
            <text:p>-5.07159839226068e001</text:p>
          </table:table-cell>
          <table:table-cell office:value-type="string" calcext:value-type="string">
            <text:p>8.60722704888040e001</text:p>
          </table:table-cell>
          <table:table-cell table:formula="of:=RIGHT([.B47];3)" office:value-type="string" office:string-value="001" calcext:value-type="string">
            <text:p>001</text:p>
          </table:table-cell>
          <table:table-cell table:formula="of:=NUMBERVALUE([.D47])" office:value-type="float" office:value="1" calcext:value-type="float">
            <text:p>1</text:p>
          </table:table-cell>
          <table:table-cell table:formula="of:=IF(LEFT([.B47];1)=&quot;-&quot;;LEFT([.B47];9);LEFT([.B47];8))" office:value-type="string" office:string-value="-5.071598" calcext:value-type="string">
            <text:p>-5.071598</text:p>
          </table:table-cell>
          <table:table-cell table:formula="of:=NUMBERVALUE([.F47];&quot;.&quot;)" office:value-type="float" office:value="-5.071598" calcext:value-type="float">
            <text:p>-5,071598</text:p>
          </table:table-cell>
          <table:table-cell table:formula="of:=[.G47]*10^[.E47]" office:value-type="float" office:value="-50.71598" calcext:value-type="float">
            <text:p>-50,71598</text:p>
          </table:table-cell>
          <table:table-cell table:formula="of:=NUMBERVALUE(LEFT([.A47];8);&quot;.&quot;)*10^(RIGHT([.A47];3))" office:value-type="float" office:value="31622.77" calcext:value-type="float">
            <text:p>31622,77</text:p>
          </table:table-cell>
          <table:table-cell table:formula="of:=NUMBERVALUE(LEFT([.B47];8);&quot;.&quot;)*10^(RIGHT([.B47];3))" office:value-type="float" office:value="-50.7159" calcext:value-type="float">
            <text:p>-50,7159</text:p>
          </table:table-cell>
          <table:table-cell table:formula="of:=NUMBERVALUE(LEFT([.C47];8);&quot;.&quot;)*10^(RIGHT([.C47];3))" office:value-type="float" office:value="86.07227" calcext:value-type="float">
            <text:p>86,07227</text:p>
          </table:table-cell>
          <table:table-cell table:formula="of:=IF([.K47]&gt;-50;[.K47]-360;[.K47])" office:value-type="float" office:value="-273.92773" calcext:value-type="float">
            <text:p>-273,92773</text:p>
          </table:table-cell>
          <table:table-cell/>
          <table:table-cell office:value-type="string" calcext:value-type="string">
            <text:p>hp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.98107170553498e004</text:p>
          </table:table-cell>
          <table:table-cell office:value-type="string" calcext:value-type="string">
            <text:p>-5.16926641736677e001</text:p>
          </table:table-cell>
          <table:table-cell office:value-type="string" calcext:value-type="string">
            <text:p>8.50297644934322e001</text:p>
          </table:table-cell>
          <table:table-cell table:formula="of:=RIGHT([.B48];3)" office:value-type="string" office:string-value="001" calcext:value-type="string">
            <text:p>001</text:p>
          </table:table-cell>
          <table:table-cell table:formula="of:=NUMBERVALUE([.D48])" office:value-type="float" office:value="1" calcext:value-type="float">
            <text:p>1</text:p>
          </table:table-cell>
          <table:table-cell table:formula="of:=IF(LEFT([.B48];1)=&quot;-&quot;;LEFT([.B48];9);LEFT([.B48];8))" office:value-type="string" office:string-value="-5.169266" calcext:value-type="string">
            <text:p>-5.169266</text:p>
          </table:table-cell>
          <table:table-cell table:formula="of:=NUMBERVALUE([.F48];&quot;.&quot;)" office:value-type="float" office:value="-5.169266" calcext:value-type="float">
            <text:p>-5,169266</text:p>
          </table:table-cell>
          <table:table-cell table:formula="of:=[.G48]*10^[.E48]" office:value-type="float" office:value="-51.69266" calcext:value-type="float">
            <text:p>-51,69266</text:p>
          </table:table-cell>
          <table:table-cell table:formula="of:=NUMBERVALUE(LEFT([.A48];8);&quot;.&quot;)*10^(RIGHT([.A48];3))" office:value-type="float" office:value="39810.71" calcext:value-type="float">
            <text:p>39810,71</text:p>
          </table:table-cell>
          <table:table-cell table:formula="of:=NUMBERVALUE(LEFT([.B48];8);&quot;.&quot;)*10^(RIGHT([.B48];3))" office:value-type="float" office:value="-51.6926" calcext:value-type="float">
            <text:p>-51,6926</text:p>
          </table:table-cell>
          <table:table-cell table:formula="of:=NUMBERVALUE(LEFT([.C48];8);&quot;.&quot;)*10^(RIGHT([.C48];3))" office:value-type="float" office:value="85.02976" calcext:value-type="float">
            <text:p>85,02976</text:p>
          </table:table-cell>
          <table:table-cell table:formula="of:=IF([.K48]&gt;-50;[.K48]-360;[.K48])" office:value-type="float" office:value="-274.97024" calcext:value-type="float">
            <text:p>-274,97024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" office:value-type="float" office:value="0.048" calcext:value-type="float">
            <text:p>4,80E-002</text:p>
          </table:table-cell>
          <table:table-cell office:value-type="float" office:value="3.54" calcext:value-type="float">
            <text:p>3,54</text:p>
          </table:table-cell>
          <table:table-cell table:style-name="ce3" office:value-type="float" office:value="0.01" calcext:value-type="float">
            <text:p>1,00E-002</text:p>
          </table:table-cell>
          <table:table-cell table:formula="of:=[.Q48]/[.P48]" office:value-type="float" office:value="0.00282485875706215" calcext:value-type="float">
            <text:p>0,0028248588</text:p>
          </table:table-cell>
          <table:table-cell table:formula="of:=20*LOG10([.R48])" office:value-type="float" office:value="-50.9800652405158" calcext:value-type="float">
            <text:p>-50,9800652405</text:p>
          </table:table-cell>
          <table:table-cell table:formula="of:=360*[.N48]*[.O48]" office:value-type="float" office:value="172.8" calcext:value-type="float">
            <text:p>172,8</text:p>
          </table:table-cell>
        </table:table-row>
        <table:table-row table:style-name="ro1">
          <table:table-cell office:value-type="string" calcext:value-type="string">
            <text:p>5.01187233627274e004</text:p>
          </table:table-cell>
          <table:table-cell office:value-type="string" calcext:value-type="string">
            <text:p>-5.22855954112315e001</text:p>
          </table:table-cell>
          <table:table-cell office:value-type="string" calcext:value-type="string">
            <text:p>8.37999468865345e001</text:p>
          </table:table-cell>
          <table:table-cell table:formula="of:=RIGHT([.B49];3)" office:value-type="string" office:string-value="001" calcext:value-type="string">
            <text:p>001</text:p>
          </table:table-cell>
          <table:table-cell table:formula="of:=NUMBERVALUE([.D49])" office:value-type="float" office:value="1" calcext:value-type="float">
            <text:p>1</text:p>
          </table:table-cell>
          <table:table-cell table:formula="of:=IF(LEFT([.B49];1)=&quot;-&quot;;LEFT([.B49];9);LEFT([.B49];8))" office:value-type="string" office:string-value="-5.228559" calcext:value-type="string">
            <text:p>-5.228559</text:p>
          </table:table-cell>
          <table:table-cell table:formula="of:=NUMBERVALUE([.F49];&quot;.&quot;)" office:value-type="float" office:value="-5.228559" calcext:value-type="float">
            <text:p>-5,228559</text:p>
          </table:table-cell>
          <table:table-cell table:formula="of:=[.G49]*10^[.E49]" office:value-type="float" office:value="-52.28559" calcext:value-type="float">
            <text:p>-52,28559</text:p>
          </table:table-cell>
          <table:table-cell table:formula="of:=NUMBERVALUE(LEFT([.A49];8);&quot;.&quot;)*10^(RIGHT([.A49];3))" office:value-type="float" office:value="50118.72" calcext:value-type="float">
            <text:p>50118,72</text:p>
          </table:table-cell>
          <table:table-cell table:formula="of:=NUMBERVALUE(LEFT([.B49];8);&quot;.&quot;)*10^(RIGHT([.B49];3))" office:value-type="float" office:value="-52.2855" calcext:value-type="float">
            <text:p>-52,2855</text:p>
          </table:table-cell>
          <table:table-cell table:formula="of:=NUMBERVALUE(LEFT([.C49];8);&quot;.&quot;)*10^(RIGHT([.C49];3))" office:value-type="float" office:value="83.79994" calcext:value-type="float">
            <text:p>83,79994</text:p>
          </table:table-cell>
          <table:table-cell table:formula="of:=IF([.K49]&gt;-50;[.K49]-360;[.K49])" office:value-type="float" office:value="-276.20006" calcext:value-type="float">
            <text:p>-276,20006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" office:value-type="float" office:value="-0.0089" calcext:value-type="float">
            <text:p>-8,90E-003</text:p>
          </table:table-cell>
          <table:table-cell office:value-type="float" office:value="4.08" calcext:value-type="float">
            <text:p>4,08</text:p>
          </table:table-cell>
          <table:table-cell table:style-name="ce3" office:value-type="float" office:value="0.002" calcext:value-type="float">
            <text:p>2,00E-003</text:p>
          </table:table-cell>
          <table:table-cell table:formula="of:=[.Q49]/[.P49]" office:value-type="float" office:value="0.000490196078431373" calcext:value-type="float">
            <text:p>0,0004901961</text:p>
          </table:table-cell>
          <table:table-cell table:formula="of:=20*LOG10([.R49])" office:value-type="float" office:value="-66.192603348518" calcext:value-type="float">
            <text:p>-66,1926033485</text:p>
          </table:table-cell>
          <table:table-cell table:formula="of:=360*[.N49]*[.O49]" office:value-type="float" office:value="-160.2" calcext:value-type="float">
            <text:p>-160,2</text:p>
          </table:table-cell>
        </table:table-row>
        <table:table-row table:style-name="ro1">
          <table:table-cell office:value-type="string" calcext:value-type="string">
            <text:p>6.30957344480195e004</text:p>
          </table:table-cell>
          <table:table-cell office:value-type="string" calcext:value-type="string">
            <text:p>-5.24422932174473e001</text:p>
          </table:table-cell>
          <table:table-cell office:value-type="string" calcext:value-type="string">
            <text:p>8.23344244055472e001</text:p>
          </table:table-cell>
          <table:table-cell table:formula="of:=RIGHT([.B50];3)" office:value-type="string" office:string-value="001" calcext:value-type="string">
            <text:p>001</text:p>
          </table:table-cell>
          <table:table-cell table:formula="of:=NUMBERVALUE([.D50])" office:value-type="float" office:value="1" calcext:value-type="float">
            <text:p>1</text:p>
          </table:table-cell>
          <table:table-cell table:formula="of:=IF(LEFT([.B50];1)=&quot;-&quot;;LEFT([.B50];9);LEFT([.B50];8))" office:value-type="string" office:string-value="-5.244229" calcext:value-type="string">
            <text:p>-5.244229</text:p>
          </table:table-cell>
          <table:table-cell table:formula="of:=NUMBERVALUE([.F50];&quot;.&quot;)" office:value-type="float" office:value="-5.244229" calcext:value-type="float">
            <text:p>-5,244229</text:p>
          </table:table-cell>
          <table:table-cell table:formula="of:=[.G50]*10^[.E50]" office:value-type="float" office:value="-52.44229" calcext:value-type="float">
            <text:p>-52,44229</text:p>
          </table:table-cell>
          <table:table-cell table:formula="of:=NUMBERVALUE(LEFT([.A50];8);&quot;.&quot;)*10^(RIGHT([.A50];3))" office:value-type="float" office:value="63095.73" calcext:value-type="float">
            <text:p>63095,73</text:p>
          </table:table-cell>
          <table:table-cell table:formula="of:=NUMBERVALUE(LEFT([.B50];8);&quot;.&quot;)*10^(RIGHT([.B50];3))" office:value-type="float" office:value="-52.4422" calcext:value-type="float">
            <text:p>-52,4422</text:p>
          </table:table-cell>
          <table:table-cell table:formula="of:=NUMBERVALUE(LEFT([.C50];8);&quot;.&quot;)*10^(RIGHT([.C50];3))" office:value-type="float" office:value="82.33442" calcext:value-type="float">
            <text:p>82,33442</text:p>
          </table:table-cell>
          <table:table-cell table:formula="of:=IF([.K50]&gt;-50;[.K50]-360;[.K50])" office:value-type="float" office:value="-277.66558" calcext:value-type="float">
            <text:p>-277,66558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3" office:value-type="float" office:value="-0.0043" calcext:value-type="float">
            <text:p>-4,30E-003</text:p>
          </table:table-cell>
          <table:table-cell office:value-type="float" office:value="4.2" calcext:value-type="float">
            <text:p>4,2</text:p>
          </table:table-cell>
          <table:table-cell table:style-name="ce3" office:value-type="float" office:value="0.708" calcext:value-type="float">
            <text:p>7,08E-001</text:p>
          </table:table-cell>
          <table:table-cell table:formula="of:=[.Q50]/[.P50]" office:value-type="float" office:value="0.168571428571429" calcext:value-type="float">
            <text:p>0,1685714286</text:p>
          </table:table-cell>
          <table:table-cell table:formula="of:=20*LOG10([.R50])" office:value-type="float" office:value="-15.4643206541626" calcext:value-type="float">
            <text:p>-15,4643206542</text:p>
          </table:table-cell>
          <table:table-cell table:formula="of:=360*[.N50]*[.O50]" office:value-type="float" office:value="-139.32" calcext:value-type="float">
            <text:p>-139,32</text:p>
          </table:table-cell>
        </table:table-row>
        <table:table-row table:style-name="ro1">
          <table:table-cell office:value-type="string" calcext:value-type="string">
            <text:p>7.94328234724284e004</text:p>
          </table:table-cell>
          <table:table-cell office:value-type="string" calcext:value-type="string">
            <text:p>-5.21512272070155e001</text:p>
          </table:table-cell>
          <table:table-cell office:value-type="string" calcext:value-type="string">
            <text:p>8.05607112865486e001</text:p>
          </table:table-cell>
          <table:table-cell table:formula="of:=RIGHT([.B51];3)" office:value-type="string" office:string-value="001" calcext:value-type="string">
            <text:p>001</text:p>
          </table:table-cell>
          <table:table-cell table:formula="of:=NUMBERVALUE([.D51])" office:value-type="float" office:value="1" calcext:value-type="float">
            <text:p>1</text:p>
          </table:table-cell>
          <table:table-cell table:formula="of:=IF(LEFT([.B51];1)=&quot;-&quot;;LEFT([.B51];9);LEFT([.B51];8))" office:value-type="string" office:string-value="-5.215122" calcext:value-type="string">
            <text:p>-5.215122</text:p>
          </table:table-cell>
          <table:table-cell table:formula="of:=NUMBERVALUE([.F51];&quot;.&quot;)" office:value-type="float" office:value="-5.215122" calcext:value-type="float">
            <text:p>-5,215122</text:p>
          </table:table-cell>
          <table:table-cell table:formula="of:=[.G51]*10^[.E51]" office:value-type="float" office:value="-52.15122" calcext:value-type="float">
            <text:p>-52,15122</text:p>
          </table:table-cell>
          <table:table-cell table:formula="of:=NUMBERVALUE(LEFT([.A51];8);&quot;.&quot;)*10^(RIGHT([.A51];3))" office:value-type="float" office:value="79432.82" calcext:value-type="float">
            <text:p>79432,82</text:p>
          </table:table-cell>
          <table:table-cell table:formula="of:=NUMBERVALUE(LEFT([.B51];8);&quot;.&quot;)*10^(RIGHT([.B51];3))" office:value-type="float" office:value="-52.1512" calcext:value-type="float">
            <text:p>-52,1512</text:p>
          </table:table-cell>
          <table:table-cell table:formula="of:=NUMBERVALUE(LEFT([.C51];8);&quot;.&quot;)*10^(RIGHT([.C51];3))" office:value-type="float" office:value="80.56071" calcext:value-type="float">
            <text:p>80,56071</text:p>
          </table:table-cell>
          <table:table-cell table:formula="of:=IF([.K51]&gt;-50;[.K51]-360;[.K51])" office:value-type="float" office:value="-279.43929" calcext:value-type="float">
            <text:p>-279,43929</text:p>
          </table:table-cell>
          <table:table-cell/>
          <table:table-cell office:value-type="float" office:value="160" calcext:value-type="float">
            <text:p>160</text:p>
          </table:table-cell>
          <table:table-cell table:style-name="ce3" office:value-type="float" office:value="-0.0015" calcext:value-type="float">
            <text:p>-1,50E-003</text:p>
          </table:table-cell>
          <table:table-cell office:value-type="float" office:value="4.12" calcext:value-type="float">
            <text:p>4,12</text:p>
          </table:table-cell>
          <table:table-cell office:value-type="float" office:value="1.96" calcext:value-type="float">
            <text:p>1,96</text:p>
          </table:table-cell>
          <table:table-cell table:formula="of:=[.Q51]/[.P51]" office:value-type="float" office:value="0.475728155339806" calcext:value-type="float">
            <text:p>0,4757281553</text:p>
          </table:table-cell>
          <table:table-cell table:formula="of:=20*LOG10([.R51])" office:value-type="float" office:value="-6.45282289353317" calcext:value-type="float">
            <text:p>-6,4528228935</text:p>
          </table:table-cell>
          <table:table-cell table:formula="of:=360*[.N51]*[.O51]" office:value-type="float" office:value="-86.4" calcext:value-type="float">
            <text:p>-86,4</text:p>
          </table:table-cell>
        </table:table-row>
        <table:table-row table:style-name="ro1">
          <table:table-cell office:value-type="string" calcext:value-type="string">
            <text:p>1.00000000000000e005</text:p>
          </table:table-cell>
          <table:table-cell office:value-type="string" calcext:value-type="string">
            <text:p>-5.14477858952436e001</text:p>
          </table:table-cell>
          <table:table-cell office:value-type="string" calcext:value-type="string">
            <text:p>7.83765851240680e001</text:p>
          </table:table-cell>
          <table:table-cell table:formula="of:=RIGHT([.B52];3)" office:value-type="string" office:string-value="001" calcext:value-type="string">
            <text:p>001</text:p>
          </table:table-cell>
          <table:table-cell table:formula="of:=NUMBERVALUE([.D52])" office:value-type="float" office:value="1" calcext:value-type="float">
            <text:p>1</text:p>
          </table:table-cell>
          <table:table-cell table:formula="of:=IF(LEFT([.B52];1)=&quot;-&quot;;LEFT([.B52];9);LEFT([.B52];8))" office:value-type="string" office:string-value="-5.144778" calcext:value-type="string">
            <text:p>-5.144778</text:p>
          </table:table-cell>
          <table:table-cell table:formula="of:=NUMBERVALUE([.F52];&quot;.&quot;)" office:value-type="float" office:value="-5.144778" calcext:value-type="float">
            <text:p>-5,144778</text:p>
          </table:table-cell>
          <table:table-cell table:formula="of:=[.G52]*10^[.E52]" office:value-type="float" office:value="-51.44778" calcext:value-type="float">
            <text:p>-51,44778</text:p>
          </table:table-cell>
          <table:table-cell table:formula="of:=NUMBERVALUE(LEFT([.A52];8);&quot;.&quot;)*10^(RIGHT([.A52];3))" office:value-type="float" office:value="100000" calcext:value-type="float">
            <text:p>100000</text:p>
          </table:table-cell>
          <table:table-cell table:formula="of:=NUMBERVALUE(LEFT([.B52];8);&quot;.&quot;)*10^(RIGHT([.B52];3))" office:value-type="float" office:value="-51.4477" calcext:value-type="float">
            <text:p>-51,4477</text:p>
          </table:table-cell>
          <table:table-cell table:formula="of:=NUMBERVALUE(LEFT([.C52];8);&quot;.&quot;)*10^(RIGHT([.C52];3))" office:value-type="float" office:value="78.37658" calcext:value-type="float">
            <text:p>78,37658</text:p>
          </table:table-cell>
          <table:table-cell table:formula="of:=IF([.K52]&gt;-50;[.K52]-360;[.K52])" office:value-type="float" office:value="-281.62342" calcext:value-type="float">
            <text:p>-281,62342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" office:value-type="float" office:value="-0.00004" calcext:value-type="float">
            <text:p>-4,00E-005</text:p>
          </table:table-cell>
          <table:table-cell office:value-type="float" office:value="4.04" calcext:value-type="float">
            <text:p>4,04</text:p>
          </table:table-cell>
          <table:table-cell office:value-type="float" office:value="1.86" calcext:value-type="float">
            <text:p>1,86</text:p>
          </table:table-cell>
          <table:table-cell table:formula="of:=[.Q52]/[.P52]" office:value-type="float" office:value="0.46039603960396" calcext:value-type="float">
            <text:p>0,4603960396</text:p>
          </table:table-cell>
          <table:table-cell table:formula="of:=20*LOG10([.R52])" office:value-type="float" office:value="-6.73736841785377" calcext:value-type="float">
            <text:p>-6,7373684179</text:p>
          </table:table-cell>
          <table:table-cell table:formula="of:=360*[.N52]*[.O52]" office:value-type="float" office:value="-15.84" calcext:value-type="float">
            <text:p>-15,84</text:p>
          </table:table-cell>
        </table:table-row>
        <table:table-row table:style-name="ro1">
          <table:table-cell table:number-columns-repeated="3"/>
          <table:table-cell table:formula="of:=RIGHT([.B53];3)">
            <text:p/>
          </table:table-cell>
          <table:table-cell table:formula="of:=NUMBERVALUE([.D53])" office:value-type="string" office:string-value="" calcext:value-type="error">
            <text:p>#ARG!</text:p>
          </table:table-cell>
          <table:table-cell table:formula="of:=IF(LEFT([.B53];1)=&quot;-&quot;;LEFT([.B53];9);LEFT([.B53];8))">
            <text:p/>
          </table:table-cell>
          <table:table-cell table:formula="of:=NUMBERVALUE([.F53];&quot;.&quot;)" office:value-type="string" office:string-value="" calcext:value-type="error">
            <text:p>#ARG!</text:p>
          </table:table-cell>
          <table:table-cell table:formula="of:=[.G53]*10^[.E53]" office:value-type="string" office:string-value="" calcext:value-type="error">
            <text:p>#ARG!</text:p>
          </table:table-cell>
          <table:table-cell table:number-columns-repeated="12"/>
        </table:table-row>
        <table:table-row table:style-name="ro1">
          <table:table-cell table:number-columns-repeated="3"/>
          <table:table-cell table:formula="of:=RIGHT([.B54];3)">
            <text:p/>
          </table:table-cell>
          <table:table-cell table:formula="of:=NUMBERVALUE([.D54])" office:value-type="string" office:string-value="" calcext:value-type="error">
            <text:p>#ARG!</text:p>
          </table:table-cell>
          <table:table-cell table:formula="of:=IF(LEFT([.B54];1)=&quot;-&quot;;LEFT([.B54];9);LEFT([.B54];8))">
            <text:p/>
          </table:table-cell>
          <table:table-cell table:formula="of:=NUMBERVALUE([.F54];&quot;.&quot;)" office:value-type="string" office:string-value="" calcext:value-type="error">
            <text:p>#ARG!</text:p>
          </table:table-cell>
          <table:table-cell table:formula="of:=[.G54]*10^[.E54]" office:value-type="string" office:string-value="" calcext:value-type="error">
            <text:p>#ARG!</text:p>
          </table:table-cell>
          <table:table-cell table:number-columns-repeated="5"/>
          <table:table-cell office:value-type="string" calcext:value-type="string">
            <text:p>lpf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RIGHT([.B55];3)">
            <text:p/>
          </table:table-cell>
          <table:table-cell table:formula="of:=NUMBERVALUE([.D55])" office:value-type="string" office:string-value="" calcext:value-type="error">
            <text:p>#ARG!</text:p>
          </table:table-cell>
          <table:table-cell table:formula="of:=IF(LEFT([.B55];1)=&quot;-&quot;;LEFT([.B55];9);LEFT([.B55];8))">
            <text:p/>
          </table:table-cell>
          <table:table-cell table:formula="of:=NUMBERVALUE([.F55];&quot;.&quot;)" office:value-type="string" office:string-value="" calcext:value-type="error">
            <text:p>#ARG!</text:p>
          </table:table-cell>
          <table:table-cell table:formula="of:=[.G55]*10^[.E55]" office:value-type="string" office:string-value="" calcext:value-type="error">
            <text:p>#ARG!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style-name="ce3" office:value-type="float" office:value="0.002" calcext:value-type="float">
            <text:p>2,00E-003</text:p>
          </table:table-cell>
          <table:table-cell office:value-type="float" office:value="3.86" calcext:value-type="float">
            <text:p>3,86</text:p>
          </table:table-cell>
          <table:table-cell office:value-type="float" office:value="1.8" calcext:value-type="float">
            <text:p>1,8</text:p>
          </table:table-cell>
          <table:table-cell table:formula="of:=[.Q55]/[.P55]" office:value-type="float" office:value="0.466321243523316" calcext:value-type="float">
            <text:p>0,4663212435</text:p>
          </table:table-cell>
          <table:table-cell table:formula="of:=20*LOG10([.R55])" office:value-type="float" office:value="-6.62629599136898" calcext:value-type="float">
            <text:p>-6,6262959914</text:p>
          </table:table-cell>
          <table:table-cell table:formula="of:=360*[.N55]*[.O55]" office:value-type="float" office:value="14.4" calcext:value-type="float">
            <text:p>14,4</text:p>
          </table:table-cell>
        </table:table-row>
        <table:table-row table:style-name="ro1">
          <table:table-cell table:number-columns-repeated="3"/>
          <table:table-cell table:formula="of:=RIGHT([.B56];3)">
            <text:p/>
          </table:table-cell>
          <table:table-cell table:formula="of:=NUMBERVALUE([.D56])" office:value-type="string" office:string-value="" calcext:value-type="error">
            <text:p>#ARG!</text:p>
          </table:table-cell>
          <table:table-cell table:formula="of:=IF(LEFT([.B56];1)=&quot;-&quot;;LEFT([.B56];9);LEFT([.B56];8))">
            <text:p/>
          </table:table-cell>
          <table:table-cell table:formula="of:=NUMBERVALUE([.F56];&quot;.&quot;)" office:value-type="string" office:string-value="" calcext:value-type="error">
            <text:p>#ARG!</text:p>
          </table:table-cell>
          <table:table-cell table:formula="of:=[.G56]*10^[.E56]" office:value-type="string" office:string-value="" calcext:value-type="error">
            <text:p>#ARG!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 table:style-name="ce3" office:value-type="float" office:value="0.0012" calcext:value-type="float">
            <text:p>1,20E-003</text:p>
          </table:table-cell>
          <table:table-cell office:value-type="float" office:value="4.24" calcext:value-type="float">
            <text:p>4,24</text:p>
          </table:table-cell>
          <table:table-cell office:value-type="float" office:value="2.18" calcext:value-type="float">
            <text:p>2,18</text:p>
          </table:table-cell>
          <table:table-cell table:formula="of:=[.Q56]/[.P56]" office:value-type="float" office:value="0.514150943396226" calcext:value-type="float">
            <text:p>0,5141509434</text:p>
          </table:table-cell>
          <table:table-cell table:formula="of:=20*LOG10([.R56])" office:value-type="float" office:value="-5.77818725976256" calcext:value-type="float">
            <text:p>-5,7781872598</text:p>
          </table:table-cell>
          <table:table-cell table:formula="of:=360*[.N56]*[.O56]" office:value-type="float" office:value="38.88" calcext:value-type="float">
            <text:p>38,88</text:p>
          </table:table-cell>
        </table:table-row>
        <table:table-row table:style-name="ro1">
          <table:table-cell table:number-columns-repeated="3"/>
          <table:table-cell table:formula="of:=RIGHT([.B57];3)">
            <text:p/>
          </table:table-cell>
          <table:table-cell table:formula="of:=NUMBERVALUE([.D57])" office:value-type="string" office:string-value="" calcext:value-type="error">
            <text:p>#ARG!</text:p>
          </table:table-cell>
          <table:table-cell table:formula="of:=IF(LEFT([.B57];1)=&quot;-&quot;;LEFT([.B57];9);LEFT([.B57];8))">
            <text:p/>
          </table:table-cell>
          <table:table-cell table:formula="of:=NUMBERVALUE([.F57];&quot;.&quot;)" office:value-type="string" office:string-value="" calcext:value-type="error">
            <text:p>#ARG!</text:p>
          </table:table-cell>
          <table:table-cell table:formula="of:=[.G57]*10^[.E57]" office:value-type="string" office:string-value="" calcext:value-type="error">
            <text:p>#ARG!</text:p>
          </table:table-cell>
          <table:table-cell table:number-columns-repeated="5"/>
          <table:table-cell office:value-type="float" office:value="160" calcext:value-type="float">
            <text:p>160</text:p>
          </table:table-cell>
          <table:table-cell table:style-name="ce3" office:value-type="float" office:value="0.0046" calcext:value-type="float">
            <text:p>4,60E-003</text:p>
          </table:table-cell>
          <table:table-cell office:value-type="float" office:value="4.16" calcext:value-type="float">
            <text:p>4,16</text:p>
          </table:table-cell>
          <table:table-cell office:value-type="float" office:value="1.82" calcext:value-type="float">
            <text:p>1,82</text:p>
          </table:table-cell>
          <table:table-cell table:formula="of:=[.Q57]/[.P57]" office:value-type="float" office:value="0.4375" calcext:value-type="float">
            <text:p>0,4375</text:p>
          </table:table-cell>
          <table:table-cell table:formula="of:=20*LOG10([.R57])" office:value-type="float" office:value="-7.18043885283336" calcext:value-type="float">
            <text:p>-7,1804388528</text:p>
          </table:table-cell>
          <table:table-cell table:formula="of:=360*[.N57]*[.O57]" office:value-type="float" office:value="264.96" calcext:value-type="float">
            <text:p>264,96</text:p>
          </table:table-cell>
        </table:table-row>
        <table:table-row table:style-name="ro1">
          <table:table-cell table:number-columns-repeated="3"/>
          <table:table-cell table:formula="of:=RIGHT([.B58];3)">
            <text:p/>
          </table:table-cell>
          <table:table-cell table:formula="of:=NUMBERVALUE([.D58])" office:value-type="string" office:string-value="" calcext:value-type="error">
            <text:p>#ARG!</text:p>
          </table:table-cell>
          <table:table-cell table:formula="of:=IF(LEFT([.B58];1)=&quot;-&quot;;LEFT([.B58];9);LEFT([.B58];8))">
            <text:p/>
          </table:table-cell>
          <table:table-cell table:formula="of:=NUMBERVALUE([.F58];&quot;.&quot;)" office:value-type="string" office:string-value="" calcext:value-type="error">
            <text:p>#ARG!</text:p>
          </table:table-cell>
          <table:table-cell table:formula="of:=[.G58]*10^[.E58]" office:value-type="string" office:string-value="" calcext:value-type="error">
            <text:p>#ARG!</text:p>
          </table:table-cell>
          <table:table-cell table:number-columns-repeated="5"/>
          <table:table-cell office:value-type="float" office:value="300" calcext:value-type="float">
            <text:p>300</text:p>
          </table:table-cell>
          <table:table-cell table:style-name="ce3" office:value-type="float" office:value="0.002" calcext:value-type="float">
            <text:p>2,00E-003</text:p>
          </table:table-cell>
          <table:table-cell office:value-type="float" office:value="4.04" calcext:value-type="float">
            <text:p>4,04</text:p>
          </table:table-cell>
          <table:table-cell office:value-type="float" office:value="0.58" calcext:value-type="float">
            <text:p>0,58</text:p>
          </table:table-cell>
          <table:table-cell table:formula="of:=[.Q58]/[.P58]" office:value-type="float" office:value="0.143564356435644" calcext:value-type="float">
            <text:p>0,1435643564</text:p>
          </table:table-cell>
          <table:table-cell table:formula="of:=20*LOG10([.R58])" office:value-type="float" office:value="-16.8590674309534" calcext:value-type="float">
            <text:p>-16,859067431</text:p>
          </table:table-cell>
          <table:table-cell table:formula="of:=360*[.N58]*[.O58]" office:value-type="float" office:value="216" calcext:value-type="float">
            <text:p>216</text:p>
          </table:table-cell>
        </table:table-row>
        <table:table-row table:style-name="ro1">
          <table:table-cell table:number-columns-repeated="3"/>
          <table:table-cell table:formula="of:=RIGHT([.B59];3)">
            <text:p/>
          </table:table-cell>
          <table:table-cell table:formula="of:=NUMBERVALUE([.D59])" office:value-type="string" office:string-value="" calcext:value-type="error">
            <text:p>#ARG!</text:p>
          </table:table-cell>
          <table:table-cell table:formula="of:=IF(LEFT([.B59];1)=&quot;-&quot;;LEFT([.B59];9);LEFT([.B59];8))">
            <text:p/>
          </table:table-cell>
          <table:table-cell table:formula="of:=NUMBERVALUE([.F59];&quot;.&quot;)" office:value-type="string" office:string-value="" calcext:value-type="error">
            <text:p>#ARG!</text:p>
          </table:table-cell>
          <table:table-cell table:formula="of:=[.G59]*10^[.E59]" office:value-type="string" office:string-value="" calcext:value-type="error">
            <text:p>#ARG!</text:p>
          </table:table-cell>
          <table:table-cell table:number-columns-repeated="5"/>
          <table:table-cell office:value-type="float" office:value="1200" calcext:value-type="float">
            <text:p>1200</text:p>
          </table:table-cell>
          <table:table-cell table:style-name="ce3" office:value-type="float" office:value="0.000388" calcext:value-type="float">
            <text:p>3,88E-004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33" calcext:value-type="float">
            <text:p>3,30E-002</text:p>
          </table:table-cell>
          <table:table-cell table:formula="of:=[.Q59]/[.P59]" office:value-type="float" office:value="0.00825" calcext:value-type="float">
            <text:p>0,00825</text:p>
          </table:table-cell>
          <table:table-cell table:formula="of:=20*LOG10([.R59])" office:value-type="float" office:value="-41.6709210290015" calcext:value-type="float">
            <text:p>-41,670921029</text:p>
          </table:table-cell>
          <table:table-cell table:formula="of:=360*[.N59]*[.O59]" office:value-type="float" office:value="167.616" calcext:value-type="float">
            <text:p>167,616</text:p>
          </table:table-cell>
        </table:table-row>
        <table:table-row table:style-name="ro1">
          <table:table-cell table:number-columns-repeated="3"/>
          <table:table-cell table:formula="of:=RIGHT([.B60];3)">
            <text:p/>
          </table:table-cell>
          <table:table-cell table:formula="of:=NUMBERVALUE([.D60])" office:value-type="string" office:string-value="" calcext:value-type="error">
            <text:p>#ARG!</text:p>
          </table:table-cell>
          <table:table-cell table:formula="of:=IF(LEFT([.B60];1)=&quot;-&quot;;LEFT([.B60];9);LEFT([.B60];8))">
            <text:p/>
          </table:table-cell>
          <table:table-cell table:formula="of:=NUMBERVALUE([.F60];&quot;.&quot;)" office:value-type="string" office:string-value="" calcext:value-type="error">
            <text:p>#ARG!</text:p>
          </table:table-cell>
          <table:table-cell table:formula="of:=[.G60]*10^[.E60]" office:value-type="string" office:string-value="" calcext:value-type="error">
            <text:p>#ARG!</text:p>
          </table:table-cell>
          <table:table-cell table:number-columns-repeated="12"/>
        </table:table-row>
        <table:table-row table:style-name="ro1">
          <table:table-cell table:number-columns-repeated="3"/>
          <table:table-cell table:formula="of:=RIGHT([.B61];3)">
            <text:p/>
          </table:table-cell>
          <table:table-cell table:formula="of:=NUMBERVALUE([.D61])" office:value-type="string" office:string-value="" calcext:value-type="error">
            <text:p>#ARG!</text:p>
          </table:table-cell>
          <table:table-cell table:formula="of:=IF(LEFT([.B61];1)=&quot;-&quot;;LEFT([.B61];9);LEFT([.B61];8))">
            <text:p/>
          </table:table-cell>
          <table:table-cell table:formula="of:=NUMBERVALUE([.F61];&quot;.&quot;)" office:value-type="string" office:string-value="" calcext:value-type="error">
            <text:p>#ARG!</text:p>
          </table:table-cell>
          <table:table-cell table:formula="of:=[.G61]*10^[.E61]" office:value-type="string" office:string-value="" calcext:value-type="error">
            <text:p>#ARG!</text:p>
          </table:table-cell>
          <table:table-cell table:number-columns-repeated="12"/>
        </table:table-row>
        <table:table-row table:style-name="ro1">
          <table:table-cell table:number-columns-repeated="3"/>
          <table:table-cell table:formula="of:=RIGHT([.B62];3)">
            <text:p/>
          </table:table-cell>
          <table:table-cell table:formula="of:=NUMBERVALUE([.D62])" office:value-type="string" office:string-value="" calcext:value-type="error">
            <text:p>#ARG!</text:p>
          </table:table-cell>
          <table:table-cell table:formula="of:=IF(LEFT([.B62];1)=&quot;-&quot;;LEFT([.B62];9);LEFT([.B62];8))">
            <text:p/>
          </table:table-cell>
          <table:table-cell table:formula="of:=NUMBERVALUE([.F62];&quot;.&quot;)" office:value-type="string" office:string-value="" calcext:value-type="error">
            <text:p>#ARG!</text:p>
          </table:table-cell>
          <table:table-cell table:formula="of:=[.G62]*10^[.E62]" office:value-type="string" office:string-value="" calcext:value-type="error">
            <text:p>#ARG!</text:p>
          </table:table-cell>
          <table:table-cell table:number-columns-repeated="12"/>
        </table:table-row>
        <table:table-row table:style-name="ro1">
          <table:table-cell table:number-columns-repeated="3"/>
          <table:table-cell table:formula="of:=RIGHT([.B63];3)">
            <text:p/>
          </table:table-cell>
          <table:table-cell table:formula="of:=NUMBERVALUE([.D63])" office:value-type="string" office:string-value="" calcext:value-type="error">
            <text:p>#ARG!</text:p>
          </table:table-cell>
          <table:table-cell table:formula="of:=IF(LEFT([.B63];1)=&quot;-&quot;;LEFT([.B63];9);LEFT([.B63];8))">
            <text:p/>
          </table:table-cell>
          <table:table-cell table:formula="of:=NUMBERVALUE([.F63];&quot;.&quot;)" office:value-type="string" office:string-value="" calcext:value-type="error">
            <text:p>#ARG!</text:p>
          </table:table-cell>
          <table:table-cell table:formula="of:=[.G63]*10^[.E63]" office:value-type="string" office:string-value="" calcext:value-type="error">
            <text:p>#ARG!</text:p>
          </table:table-cell>
          <table:table-cell table:number-columns-repeated="12"/>
        </table:table-row>
        <table:table-row table:style-name="ro1">
          <table:table-cell table:number-columns-repeated="3"/>
          <table:table-cell table:formula="of:=RIGHT([.B64];3)">
            <text:p/>
          </table:table-cell>
          <table:table-cell table:formula="of:=NUMBERVALUE([.D64])" office:value-type="string" office:string-value="" calcext:value-type="error">
            <text:p>#ARG!</text:p>
          </table:table-cell>
          <table:table-cell table:formula="of:=IF(LEFT([.B64];1)=&quot;-&quot;;LEFT([.B64];9);LEFT([.B64];8))">
            <text:p/>
          </table:table-cell>
          <table:table-cell table:formula="of:=NUMBERVALUE([.F64];&quot;.&quot;)" office:value-type="string" office:string-value="" calcext:value-type="error">
            <text:p>#ARG!</text:p>
          </table:table-cell>
          <table:table-cell table:formula="of:=[.G64]*10^[.E64]" office:value-type="string" office:string-value="" calcext:value-type="error">
            <text:p>#ARG!</text:p>
          </table:table-cell>
          <table:table-cell table:number-columns-repeated="12"/>
        </table:table-row>
        <table:table-row table:style-name="ro1">
          <table:table-cell table:number-columns-repeated="3"/>
          <table:table-cell table:formula="of:=RIGHT([.B65];3)">
            <text:p/>
          </table:table-cell>
          <table:table-cell table:formula="of:=NUMBERVALUE([.D65])" office:value-type="string" office:string-value="" calcext:value-type="error">
            <text:p>#ARG!</text:p>
          </table:table-cell>
          <table:table-cell table:formula="of:=IF(LEFT([.B65];1)=&quot;-&quot;;LEFT([.B65];9);LEFT([.B65];8))">
            <text:p/>
          </table:table-cell>
          <table:table-cell table:formula="of:=NUMBERVALUE([.F65];&quot;.&quot;)" office:value-type="string" office:string-value="" calcext:value-type="error">
            <text:p>#ARG!</text:p>
          </table:table-cell>
          <table:table-cell table:formula="of:=[.G65]*10^[.E65]" office:value-type="string" office:string-value="" calcext:value-type="error">
            <text:p>#ARG!</text:p>
          </table:table-cell>
          <table:table-cell table:number-columns-repeated="12"/>
        </table:table-row>
        <table:table-row table:style-name="ro1">
          <table:table-cell table:number-columns-repeated="3"/>
          <table:table-cell table:formula="of:=RIGHT([.B66];3)">
            <text:p/>
          </table:table-cell>
          <table:table-cell table:formula="of:=NUMBERVALUE([.D66])" office:value-type="string" office:string-value="" calcext:value-type="error">
            <text:p>#ARG!</text:p>
          </table:table-cell>
          <table:table-cell table:formula="of:=IF(LEFT([.B66];1)=&quot;-&quot;;LEFT([.B66];9);LEFT([.B66];8))">
            <text:p/>
          </table:table-cell>
          <table:table-cell table:formula="of:=NUMBERVALUE([.F66];&quot;.&quot;)" office:value-type="string" office:string-value="" calcext:value-type="error">
            <text:p>#ARG!</text:p>
          </table:table-cell>
          <table:table-cell table:formula="of:=[.G66]*10^[.E66]" office:value-type="string" office:string-value="" calcext:value-type="error">
            <text:p>#ARG!</text:p>
          </table:table-cell>
          <table:table-cell table:number-columns-repeated="12"/>
        </table:table-row>
        <table:table-row table:style-name="ro1">
          <table:table-cell table:number-columns-repeated="3"/>
          <table:table-cell table:formula="of:=RIGHT([.B67];3)">
            <text:p/>
          </table:table-cell>
          <table:table-cell table:formula="of:=NUMBERVALUE([.D67])" office:value-type="string" office:string-value="" calcext:value-type="error">
            <text:p>#ARG!</text:p>
          </table:table-cell>
          <table:table-cell table:formula="of:=IF(LEFT([.B67];1)=&quot;-&quot;;LEFT([.B67];9);LEFT([.B67];8))">
            <text:p/>
          </table:table-cell>
          <table:table-cell table:formula="of:=NUMBERVALUE([.F67];&quot;.&quot;)" office:value-type="string" office:string-value="" calcext:value-type="error">
            <text:p>#ARG!</text:p>
          </table:table-cell>
          <table:table-cell table:formula="of:=[.G67]*10^[.E67]" office:value-type="string" office:string-value="" calcext:value-type="error">
            <text:p>#ARG!</text:p>
          </table:table-cell>
          <table:table-cell table:number-columns-repeated="12"/>
        </table:table-row>
        <table:table-row table:style-name="ro1">
          <table:table-cell table:number-columns-repeated="3"/>
          <table:table-cell table:formula="of:=RIGHT([.B68];3)">
            <text:p/>
          </table:table-cell>
          <table:table-cell table:formula="of:=NUMBERVALUE([.D68])" office:value-type="string" office:string-value="" calcext:value-type="error">
            <text:p>#ARG!</text:p>
          </table:table-cell>
          <table:table-cell table:formula="of:=IF(LEFT([.B68];1)=&quot;-&quot;;LEFT([.B68];9);LEFT([.B68];8))">
            <text:p/>
          </table:table-cell>
          <table:table-cell table:formula="of:=NUMBERVALUE([.F68];&quot;.&quot;)" office:value-type="string" office:string-value="" calcext:value-type="error">
            <text:p>#ARG!</text:p>
          </table:table-cell>
          <table:table-cell table:formula="of:=[.G68]*10^[.E68]" office:value-type="string" office:string-value="" calcext:value-type="error">
            <text:p>#ARG!</text:p>
          </table:table-cell>
          <table:table-cell table:number-columns-repeated="12"/>
        </table:table-row>
        <table:table-row table:style-name="ro1">
          <table:table-cell table:number-columns-repeated="3"/>
          <table:table-cell table:formula="of:=RIGHT([.B69];3)">
            <text:p/>
          </table:table-cell>
          <table:table-cell table:formula="of:=NUMBERVALUE([.D69])" office:value-type="string" office:string-value="" calcext:value-type="error">
            <text:p>#ARG!</text:p>
          </table:table-cell>
          <table:table-cell table:formula="of:=IF(LEFT([.B69];1)=&quot;-&quot;;LEFT([.B69];9);LEFT([.B69];8))">
            <text:p/>
          </table:table-cell>
          <table:table-cell table:formula="of:=NUMBERVALUE([.F69];&quot;.&quot;)" office:value-type="string" office:string-value="" calcext:value-type="error">
            <text:p>#ARG!</text:p>
          </table:table-cell>
          <table:table-cell table:formula="of:=[.G69]*10^[.E69]" office:value-type="string" office:string-value="" calcext:value-type="error">
            <text:p>#ARG!</text:p>
          </table:table-cell>
          <table:table-cell table:number-columns-repeated="12"/>
        </table:table-row>
        <table:table-row table:style-name="ro1">
          <table:table-cell table:number-columns-repeated="3"/>
          <table:table-cell table:formula="of:=RIGHT([.B70];3)">
            <text:p/>
          </table:table-cell>
          <table:table-cell table:formula="of:=NUMBERVALUE([.D70])" office:value-type="string" office:string-value="" calcext:value-type="error">
            <text:p>#ARG!</text:p>
          </table:table-cell>
          <table:table-cell table:formula="of:=IF(LEFT([.B70];1)=&quot;-&quot;;LEFT([.B70];9);LEFT([.B70];8))">
            <text:p/>
          </table:table-cell>
          <table:table-cell table:formula="of:=NUMBERVALUE([.F70];&quot;.&quot;)" office:value-type="string" office:string-value="" calcext:value-type="error">
            <text:p>#ARG!</text:p>
          </table:table-cell>
          <table:table-cell table:formula="of:=[.G70]*10^[.E70]" office:value-type="string" office:string-value="" calcext:value-type="error">
            <text:p>#ARG!</text:p>
          </table:table-cell>
          <table:table-cell table:number-columns-repeated="12"/>
        </table:table-row>
        <table:table-row table:style-name="ro1">
          <table:table-cell table:number-columns-repeated="3"/>
          <table:table-cell table:formula="of:=RIGHT([.B71];3)">
            <text:p/>
          </table:table-cell>
          <table:table-cell table:formula="of:=NUMBERVALUE([.D71])" office:value-type="string" office:string-value="" calcext:value-type="error">
            <text:p>#ARG!</text:p>
          </table:table-cell>
          <table:table-cell table:formula="of:=IF(LEFT([.B71];1)=&quot;-&quot;;LEFT([.B71];9);LEFT([.B71];8))">
            <text:p/>
          </table:table-cell>
          <table:table-cell table:formula="of:=NUMBERVALUE([.F71];&quot;.&quot;)" office:value-type="string" office:string-value="" calcext:value-type="error">
            <text:p>#ARG!</text:p>
          </table:table-cell>
          <table:table-cell table:formula="of:=[.G71]*10^[.E71]" office:value-type="string" office:string-value="" calcext:value-type="error">
            <text:p>#ARG!</text:p>
          </table:table-cell>
          <table:table-cell table:number-columns-repeated="12"/>
        </table:table-row>
        <table:table-row table:style-name="ro1">
          <table:table-cell table:number-columns-repeated="3"/>
          <table:table-cell table:formula="of:=RIGHT([.B72];3)">
            <text:p/>
          </table:table-cell>
          <table:table-cell table:formula="of:=NUMBERVALUE([.D72])" office:value-type="string" office:string-value="" calcext:value-type="error">
            <text:p>#ARG!</text:p>
          </table:table-cell>
          <table:table-cell table:formula="of:=IF(LEFT([.B72];1)=&quot;-&quot;;LEFT([.B72];9);LEFT([.B72];8))">
            <text:p/>
          </table:table-cell>
          <table:table-cell table:formula="of:=NUMBERVALUE([.F72];&quot;.&quot;)" office:value-type="string" office:string-value="" calcext:value-type="error">
            <text:p>#ARG!</text:p>
          </table:table-cell>
          <table:table-cell table:formula="of:=[.G72]*10^[.E72]" office:value-type="string" office:string-value="" calcext:value-type="error">
            <text:p>#ARG!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9">00.00.0000</text:date>, <text:time style:data-style-name="N2" text:time-value="00:51:15.451094576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9T00:52:10.598741928</dc:date>
    <meta:generator>LibreOffice/4.2.8.2$Linux_X86_64 LibreOffice_project/420m0$Build-2</meta:generator>
    <meta:editing-duration>PT10M45S</meta:editing-duration>
    <meta:editing-cycles>6</meta:editing-cycles>
    <meta:document-statistic meta:table-count="1" meta:cell-count="89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169cm" svg:height="13.456cm" xlink:href="." xlink:type="simple" chart:class="chart:scatter" chart:style-name="ch1">
        <chart:title svg:x="11.372cm" svg:y="0.405cm" chart:style-name="ch2">
          <text:p>Band Pass</text:p>
        </chart:title>
        <chart:subtitle svg:x="11.402cm" svg:y="1.48cm" chart:style-name="ch3">
          <text:p>wzmocnienie</text:p>
        </chart:subtitle>
        <chart:legend svg:x="2.682cm" svg:y="0.492cm" style:legend-expansion="custom" chartooo:width="3.639cm" chartooo:height="1.22cm" style:legend-expansion-aspect-ratio="2.9827868852459" chart:style-name="ch4"/>
        <chart:plot-area chart:style-name="ch5" chart:data-source-has-labels="both" svg:x="1.533cm" svg:y="2.44cm" svg:width="23.133cm" svg:height="9.747cm">
          <chartooo:coordinate-region svg:x="2.313cm" svg:y="2.67cm" svg:width="21.716cm" svg:height="9.287cm"/>
          <chart:axis chart:dimension="x" chart:name="primary-x" chart:style-name="ch6" chartooo:axis-type="auto">
            <chart:title svg:x="12.618cm" svg:y="12.457cm" chart:style-name="ch7">
              <text:p>f [Hz]</text:p>
            </chart:title>
            <chart:categories table:cell-range-address="local-table.$A$2:.$A$72"/>
          </chart:axis>
          <chart:axis chart:dimension="y" chart:name="primary-y" chart:style-name="ch8">
            <chart:title svg:x="0.451cm" svg:y="8.482cm" chart:style-name="ch9">
              <text:p>magnitude [dB]</text:p>
            </chart:title>
            <chart:grid chart:style-name="ch10" chart:class="major"/>
          </chart:axis>
          <chart:series chart:style-name="ch11" chart:values-cell-range-address="local-table.$C$2:.$C$72" chart:label-cell-address="local-table.$C$1" chart:class="chart:scatter">
            <chart:domain table:cell-range-address="local-table.$B$2:.$B$72"/>
            <chart:data-point chart:repeated="71"/>
          </chart:series>
          <chart:series chart:style-name="ch12" chart:values-cell-range-address="local-table.$E$2:.$E$72" chart:label-cell-address="local-table.$E$1" chart:class="chart:scatter">
            <chart:domain table:cell-range-address="local-table.$D$2:.$D$72"/>
            <chart:data-point chart:repeated="7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magnitude [dB]</text:p>
              </table:table-cell>
              <table:table-cell office:value-type="string">
                <text:p/>
              </table:table-cell>
              <table:table-cell office:value-type="string">
                <text:p>pomiar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50.8843">
                <text:p>-50.8843</text:p>
              </table:table-cell>
              <table:table-cell office:value-type="float" office:value="10">
                <text:p>10</text:p>
              </table:table-cell>
              <table:table-cell office:value-type="float" office:value="-30.6393984545401">
                <text:p>-30.639398454540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58925">
                <text:p>1.258925</text:p>
              </table:table-cell>
              <table:table-cell office:value-type="float" office:value="-48.8842">
                <text:p>-48.8842</text:p>
              </table:table-cell>
              <table:table-cell office:value-type="float" office:value="90">
                <text:p>90</text:p>
              </table:table-cell>
              <table:table-cell office:value-type="float" office:value="-10.3889113888389">
                <text:p>-10.38891138883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84893">
                <text:p>1.584893</text:p>
              </table:table-cell>
              <table:table-cell office:value-type="float" office:value="-46.8841">
                <text:p>-46.8841</text:p>
              </table:table-cell>
              <table:table-cell office:value-type="float" office:value="160">
                <text:p>160</text:p>
              </table:table-cell>
              <table:table-cell office:value-type="float" office:value="-6.80679459347828">
                <text:p>-6.806794593478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95262">
                <text:p>1.995262</text:p>
              </table:table-cell>
              <table:table-cell office:value-type="float" office:value="-44.8838">
                <text:p>-44.8838</text:p>
              </table:table-cell>
              <table:table-cell office:value-type="float" office:value="360">
                <text:p>360</text:p>
              </table:table-cell>
              <table:table-cell office:value-type="float" office:value="-13.0427771134256">
                <text:p>-13.04277711342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11886">
                <text:p>2.511886</text:p>
              </table:table-cell>
              <table:table-cell office:value-type="float" office:value="-42.8834">
                <text:p>-42.8834</text:p>
              </table:table-cell>
              <table:table-cell office:value-type="float" office:value="600">
                <text:p>600</text:p>
              </table:table-cell>
              <table:table-cell office:value-type="float" office:value="-17.4797521057527">
                <text:p>-17.47975210575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162277">
                <text:p>3.162277</text:p>
              </table:table-cell>
              <table:table-cell office:value-type="float" office:value="-40.8828">
                <text:p>-40.8828</text:p>
              </table:table-cell>
              <table:table-cell office:value-type="float" office:value="3000">
                <text:p>3000</text:p>
              </table:table-cell>
              <table:table-cell office:value-type="float" office:value="-32.5786427545653">
                <text:p>-32.57864275456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981071">
                <text:p>3.981071</text:p>
              </table:table-cell>
              <table:table-cell office:value-type="float" office:value="-38.8818">
                <text:p>-38.8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011872">
                <text:p>5.011872</text:p>
              </table:table-cell>
              <table:table-cell office:value-type="float" office:value="-36.8802">
                <text:p>-36.8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309573">
                <text:p>6.309573</text:p>
              </table:table-cell>
              <table:table-cell office:value-type="float" office:value="-34.8777">
                <text:p>-34.8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943282">
                <text:p>7.943282</text:p>
              </table:table-cell>
              <table:table-cell office:value-type="float" office:value="-32.8737">
                <text:p>-32.8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30.8674">
                <text:p>-30.8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58925">
                <text:p>12.58925</text:p>
              </table:table-cell>
              <table:table-cell office:value-type="float" office:value="-28.8574">
                <text:p>-28.8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84893">
                <text:p>15.84893</text:p>
              </table:table-cell>
              <table:table-cell office:value-type="float" office:value="-26.8416">
                <text:p>-26.8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.95262">
                <text:p>19.95262</text:p>
              </table:table-cell>
              <table:table-cell office:value-type="float" office:value="-24.8168">
                <text:p>-24.8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.11886">
                <text:p>25.11886</text:p>
              </table:table-cell>
              <table:table-cell office:value-type="float" office:value="-22.7777">
                <text:p>-22.7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.62277">
                <text:p>31.62277</text:p>
              </table:table-cell>
              <table:table-cell office:value-type="float" office:value="-20.7166">
                <text:p>-20.7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.81071">
                <text:p>39.81071</text:p>
              </table:table-cell>
              <table:table-cell office:value-type="float" office:value="-18.622">
                <text:p>-18.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.11872">
                <text:p>50.11872</text:p>
              </table:table-cell>
              <table:table-cell office:value-type="float" office:value="-16.4781">
                <text:p>-16.4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.09573">
                <text:p>63.09573</text:p>
              </table:table-cell>
              <table:table-cell office:value-type="float" office:value="-14.2673">
                <text:p>-14.2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9.43282">
                <text:p>79.43282</text:p>
              </table:table-cell>
              <table:table-cell office:value-type="float" office:value="-11.985">
                <text:p>-11.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-9.69832">
                <text:p>-9.69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5.8925">
                <text:p>125.8925</text:p>
              </table:table-cell>
              <table:table-cell office:value-type="float" office:value="-7.72453">
                <text:p>-7.72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8.4893">
                <text:p>158.4893</text:p>
              </table:table-cell>
              <table:table-cell office:value-type="float" office:value="-6.84619">
                <text:p>-6.84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9.5262">
                <text:p>199.5262</text:p>
              </table:table-cell>
              <table:table-cell office:value-type="float" office:value="-7.66557">
                <text:p>-7.66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1.1886">
                <text:p>251.1886</text:p>
              </table:table-cell>
              <table:table-cell office:value-type="float" office:value="-9.61512">
                <text:p>-9.61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6.2277">
                <text:p>316.2277</text:p>
              </table:table-cell>
              <table:table-cell office:value-type="float" office:value="-11.8981">
                <text:p>-11.8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8.1071">
                <text:p>398.1071</text:p>
              </table:table-cell>
              <table:table-cell office:value-type="float" office:value="-14.1825">
                <text:p>-14.1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1.1872">
                <text:p>501.1872</text:p>
              </table:table-cell>
              <table:table-cell office:value-type="float" office:value="-16.3958">
                <text:p>-16.3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30.9573">
                <text:p>630.9573</text:p>
              </table:table-cell>
              <table:table-cell office:value-type="float" office:value="-18.5416">
                <text:p>-18.5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94.3282">
                <text:p>794.3282</text:p>
              </table:table-cell>
              <table:table-cell office:value-type="float" office:value="-20.6372">
                <text:p>-20.6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0">
                <text:p>1000</text:p>
              </table:table-cell>
              <table:table-cell office:value-type="float" office:value="-22.6984">
                <text:p>-22.6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58.925">
                <text:p>1258.925</text:p>
              </table:table-cell>
              <table:table-cell office:value-type="float" office:value="-24.7368">
                <text:p>-24.7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84.893">
                <text:p>1584.893</text:p>
              </table:table-cell>
              <table:table-cell office:value-type="float" office:value="-26.7599">
                <text:p>-26.7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95.262">
                <text:p>1995.262</text:p>
              </table:table-cell>
              <table:table-cell office:value-type="float" office:value="-28.7724">
                <text:p>-28.7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11.886">
                <text:p>2511.886</text:p>
              </table:table-cell>
              <table:table-cell office:value-type="float" office:value="-30.7771">
                <text:p>-30.7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162.277">
                <text:p>3162.277</text:p>
              </table:table-cell>
              <table:table-cell office:value-type="float" office:value="-32.7748">
                <text:p>-32.7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81.071">
                <text:p>3981.071</text:p>
              </table:table-cell>
              <table:table-cell office:value-type="float" office:value="-34.765">
                <text:p>-34.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11.872">
                <text:p>5011.872</text:p>
              </table:table-cell>
              <table:table-cell office:value-type="float" office:value="-36.7457">
                <text:p>-36.7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309.573">
                <text:p>6309.573</text:p>
              </table:table-cell>
              <table:table-cell office:value-type="float" office:value="-38.7128">
                <text:p>-38.7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43.282">
                <text:p>7943.282</text:p>
              </table:table-cell>
              <table:table-cell office:value-type="float" office:value="-40.6594">
                <text:p>-40.6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00">
                <text:p>10000</text:p>
              </table:table-cell>
              <table:table-cell office:value-type="float" office:value="-42.5745">
                <text:p>-42.5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589.25">
                <text:p>12589.25</text:p>
              </table:table-cell>
              <table:table-cell office:value-type="float" office:value="-44.4411">
                <text:p>-44.4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848.93">
                <text:p>15848.93</text:p>
              </table:table-cell>
              <table:table-cell office:value-type="float" office:value="-46.2334">
                <text:p>-46.2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952.62">
                <text:p>19952.62</text:p>
              </table:table-cell>
              <table:table-cell office:value-type="float" office:value="-47.9139">
                <text:p>-47.9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-49.4305">
                <text:p>-49.4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-50.7159">
                <text:p>-50.7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-51.6926">
                <text:p>-51.6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-52.2855">
                <text:p>-52.2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-52.4422">
                <text:p>-52.4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-52.1512">
                <text:p>-52.1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-51.4477">
                <text:p>-51.4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-50.404">
                <text:p>-50.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-49.1105">
                <text:p>-49.1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-47.6605">
                <text:p>-47.6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-46.1445">
                <text:p>-46.1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-44.6536">
                <text:p>-44.6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-43.2902">
                <text:p>-43.2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-42.1854">
                <text:p>-42.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-41.5258">
                <text:p>-41.5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-41.6073">
                <text:p>-41.6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-42.9911">
                <text:p>-42.9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-47.2778">
                <text:p>-47.2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-75.9205">
                <text:p>-75.9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-44.2762">
                <text:p>-44.2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-37.6343">
                <text:p>-37.6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-33.839">
                <text:p>-33.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-31.5854">
                <text:p>-31.5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-30.543">
                <text:p>-30.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-30.4365">
                <text:p>-30.4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-30.8533">
                <text:p>-30.8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-31.4226">
                <text:p>-31.4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-0.21cm" svg:y="0cm" style:legend-expansion="high" chart:style-name="ch2"/>
        <chart:plot-area chart:style-name="ch3" table:cell-range-address="Arkusz1.H1:Arkusz1.H72" chart:data-source-has-labels="row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1.H2:Arkusz1.H72" chart:label-cell-address="Arkusz1.H1:Arkusz1.H1" chart:class="chart:line">
            <chart:data-point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visibility="collapse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Arkusz1.H1:Arkusz1.H1</svg:desc>
                </draw:g>
              </table:table-cell>
            </table:table-row>
          </table:table-header-rows>
          <table:table-rows/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27cm" svg:height="13.268cm" xlink:href="." xlink:type="simple" chart:class="chart:scatter" chart:style-name="ch1">
        <chart:title svg:x="11.423cm" svg:y="0.401cm" chart:style-name="ch2">
          <text:p>Band Pass</text:p>
        </chart:title>
        <chart:subtitle svg:x="12.194cm" svg:y="1.472cm" chart:style-name="ch3">
          <text:p>faza</text:p>
        </chart:subtitle>
        <chart:legend svg:x="2.46cm" svg:y="0.648cm" style:legend-expansion="custom" chartooo:width="4.911cm" chartooo:height="1.798cm" style:legend-expansion-aspect-ratio="2.7313681868743" chart:style-name="ch4"/>
        <chart:plot-area chart:style-name="ch5" chart:data-source-has-labels="both" svg:x="1.535cm" svg:y="2.428cm" svg:width="23.23cm" svg:height="9.575cm">
          <chartooo:coordinate-region svg:x="2.527cm" svg:y="2.658cm" svg:width="21.601cm" svg:height="9.115cm"/>
          <chart:axis chart:dimension="x" chart:name="primary-x" chart:style-name="ch6" chartooo:axis-type="auto">
            <chart:title svg:x="12.669cm" svg:y="12.269cm" chart:style-name="ch7">
              <text:p>f [Hz]</text:p>
            </chart:title>
            <chart:categories table:cell-range-address="local-table.$A$2:.$A$72"/>
          </chart:axis>
          <chart:axis chart:dimension="y" chart:name="primary-y" chart:style-name="ch8">
            <chart:title svg:x="0.451cm" svg:y="8.137cm" chart:style-name="ch9">
              <text:p>phase [deg]</text:p>
            </chart:title>
            <chart:grid chart:style-name="ch10" chart:class="major"/>
          </chart:axis>
          <chart:series chart:style-name="ch11" chart:values-cell-range-address="local-table.$C$2:.$C$72" chart:label-cell-address="local-table.$C$1" chart:class="chart:scatter">
            <chart:domain table:cell-range-address="local-table.$B$2:.$B$72"/>
            <chart:data-point chart:repeated="71"/>
          </chart:series>
          <chart:series chart:style-name="ch12" chart:values-cell-range-address="local-table.$E$2:.$E$72" chart:label-cell-address="local-table.$E$1" chart:class="chart:scatter">
            <chart:domain table:cell-range-address="local-table.$D$2:.$D$72"/>
            <chart:data-point chart:repeated="7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hase [deg]</text:p>
              </table:table-cell>
              <table:table-cell office:value-type="string">
                <text:p/>
              </table:table-cell>
              <table:table-cell office:value-type="string">
                <text:p>pomiar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90.4117">
                <text:p>-90.4117</text:p>
              </table:table-cell>
              <table:table-cell office:value-type="float" office:value="10">
                <text:p>10</text:p>
              </table:table-cell>
              <table:table-cell office:value-type="float" office:value="-93.6">
                <text:p>-93.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58925">
                <text:p>1.258925</text:p>
              </table:table-cell>
              <table:table-cell office:value-type="float" office:value="-90.4943">
                <text:p>-90.4943</text:p>
              </table:table-cell>
              <table:table-cell office:value-type="float" office:value="90">
                <text:p>90</text:p>
              </table:table-cell>
              <table:table-cell office:value-type="float" office:value="-129.6">
                <text:p>-129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84893">
                <text:p>1.584893</text:p>
              </table:table-cell>
              <table:table-cell office:value-type="float" office:value="-90.6033">
                <text:p>-90.6033</text:p>
              </table:table-cell>
              <table:table-cell office:value-type="float" office:value="160">
                <text:p>160</text:p>
              </table:table-cell>
              <table:table-cell office:value-type="float" office:value="-172.8">
                <text:p>-172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95262">
                <text:p>1.995262</text:p>
              </table:table-cell>
              <table:table-cell office:value-type="float" office:value="-90.7443">
                <text:p>-90.7443</text:p>
              </table:table-cell>
              <table:table-cell office:value-type="float" office:value="360">
                <text:p>360</text:p>
              </table:table-cell>
              <table:table-cell office:value-type="float" office:value="-246.24">
                <text:p>-246.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11886">
                <text:p>2.511886</text:p>
              </table:table-cell>
              <table:table-cell office:value-type="float" office:value="-90.9251">
                <text:p>-90.9251</text:p>
              </table:table-cell>
              <table:table-cell office:value-type="float" office:value="600">
                <text:p>600</text:p>
              </table:table-cell>
              <table:table-cell office:value-type="float" office:value="-256.32">
                <text:p>-256.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162277">
                <text:p>3.162277</text:p>
              </table:table-cell>
              <table:table-cell office:value-type="float" office:value="-91.1552">
                <text:p>-91.1552</text:p>
              </table:table-cell>
              <table:table-cell office:value-type="float" office:value="3000">
                <text:p>3000</text:p>
              </table:table-cell>
              <table:table-cell office:value-type="float" office:value="-266.04">
                <text:p>-266.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981071">
                <text:p>3.981071</text:p>
              </table:table-cell>
              <table:table-cell office:value-type="float" office:value="-91.4469">
                <text:p>-91.4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011872">
                <text:p>5.011872</text:p>
              </table:table-cell>
              <table:table-cell office:value-type="float" office:value="-91.816">
                <text:p>-91.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309573">
                <text:p>6.309573</text:p>
              </table:table-cell>
              <table:table-cell office:value-type="float" office:value="-92.2823">
                <text:p>-92.2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943282">
                <text:p>7.943282</text:p>
              </table:table-cell>
              <table:table-cell office:value-type="float" office:value="-92.8712">
                <text:p>-92.8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93.6151">
                <text:p>-93.6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58925">
                <text:p>12.58925</text:p>
              </table:table-cell>
              <table:table-cell office:value-type="float" office:value="-94.5557">
                <text:p>-94.5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84893">
                <text:p>15.84893</text:p>
              </table:table-cell>
              <table:table-cell office:value-type="float" office:value="-95.7474">
                <text:p>-95.7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.95262">
                <text:p>19.95262</text:p>
              </table:table-cell>
              <table:table-cell office:value-type="float" office:value="-97.262">
                <text:p>-97.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.11886">
                <text:p>25.11886</text:p>
              </table:table-cell>
              <table:table-cell office:value-type="float" office:value="-99.1972">
                <text:p>-99.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.62277">
                <text:p>31.62277</text:p>
              </table:table-cell>
              <table:table-cell office:value-type="float" office:value="-101.69">
                <text:p>-101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.81071">
                <text:p>39.81071</text:p>
              </table:table-cell>
              <table:table-cell office:value-type="float" office:value="-104.943">
                <text:p>-104.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.11872">
                <text:p>50.11872</text:p>
              </table:table-cell>
              <table:table-cell office:value-type="float" office:value="-109.271">
                <text:p>-109.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.09573">
                <text:p>63.09573</text:p>
              </table:table-cell>
              <table:table-cell office:value-type="float" office:value="-115.193">
                <text:p>-115.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9.43282">
                <text:p>79.43282</text:p>
              </table:table-cell>
              <table:table-cell office:value-type="float" office:value="-123.612">
                <text:p>-123.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-136.075">
                <text:p>-136.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5.8925">
                <text:p>125.8925</text:p>
              </table:table-cell>
              <table:table-cell office:value-type="float" office:value="-154.679">
                <text:p>-154.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8.4893">
                <text:p>158.4893</text:p>
              </table:table-cell>
              <table:table-cell office:value-type="float" office:value="-179.527">
                <text:p>-179.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9.5262">
                <text:p>199.5262</text:p>
              </table:table-cell>
              <table:table-cell office:value-type="float" office:value="-204.5311">
                <text:p>-204.5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1.1886">
                <text:p>251.1886</text:p>
              </table:table-cell>
              <table:table-cell office:value-type="float" office:value="-223.4002">
                <text:p>-223.4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6.2277">
                <text:p>316.2277</text:p>
              </table:table-cell>
              <table:table-cell office:value-type="float" office:value="-236.0611">
                <text:p>-236.0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8.1071">
                <text:p>398.1071</text:p>
              </table:table-cell>
              <table:table-cell office:value-type="float" office:value="-244.6083">
                <text:p>-244.6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1.1872">
                <text:p>501.1872</text:p>
              </table:table-cell>
              <table:table-cell office:value-type="float" office:value="-250.618">
                <text:p>-250.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30.9573">
                <text:p>630.9573</text:p>
              </table:table-cell>
              <table:table-cell office:value-type="float" office:value="-255.0115">
                <text:p>-255.0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94.3282">
                <text:p>794.3282</text:p>
              </table:table-cell>
              <table:table-cell office:value-type="float" office:value="-258.3203">
                <text:p>-258.3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0">
                <text:p>1000</text:p>
              </table:table-cell>
              <table:table-cell office:value-type="float" office:value="-260.86588">
                <text:p>-260.86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58.925">
                <text:p>1258.925</text:p>
              </table:table-cell>
              <table:table-cell office:value-type="float" office:value="-262.85525">
                <text:p>-262.85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84.893">
                <text:p>1584.893</text:p>
              </table:table-cell>
              <table:table-cell office:value-type="float" office:value="-264.4294">
                <text:p>-264.4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95.262">
                <text:p>1995.262</text:p>
              </table:table-cell>
              <table:table-cell office:value-type="float" office:value="-265.68956">
                <text:p>-265.68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11.886">
                <text:p>2511.886</text:p>
              </table:table-cell>
              <table:table-cell office:value-type="float" office:value="-266.71149">
                <text:p>-266.71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162.277">
                <text:p>3162.277</text:p>
              </table:table-cell>
              <table:table-cell office:value-type="float" office:value="-267.55392">
                <text:p>-267.55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81.071">
                <text:p>3981.071</text:p>
              </table:table-cell>
              <table:table-cell office:value-type="float" office:value="-268.2638">
                <text:p>-268.2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11.872">
                <text:p>5011.872</text:p>
              </table:table-cell>
              <table:table-cell office:value-type="float" office:value="-268.8799">
                <text:p>-268.8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309.573">
                <text:p>6309.573</text:p>
              </table:table-cell>
              <table:table-cell office:value-type="float" office:value="-269.43535">
                <text:p>-269.43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43.282">
                <text:p>7943.282</text:p>
              </table:table-cell>
              <table:table-cell office:value-type="float" office:value="-269.95955">
                <text:p>-269.95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00">
                <text:p>10000</text:p>
              </table:table-cell>
              <table:table-cell office:value-type="float" office:value="-270.47966">
                <text:p>-270.47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589.25">
                <text:p>12589.25</text:p>
              </table:table-cell>
              <table:table-cell office:value-type="float" office:value="-271.0218">
                <text:p>-271.0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848.93">
                <text:p>15848.93</text:p>
              </table:table-cell>
              <table:table-cell office:value-type="float" office:value="-271.61176">
                <text:p>-271.61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952.62">
                <text:p>19952.62</text:p>
              </table:table-cell>
              <table:table-cell office:value-type="float" office:value="-272.27541">
                <text:p>-272.27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-273.03869">
                <text:p>-273.03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-273.92773">
                <text:p>-273.92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-274.97024">
                <text:p>-274.97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-276.20006">
                <text:p>-276.20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-277.66558">
                <text:p>-277.66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-279.43929">
                <text:p>-279.43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-281.62342">
                <text:p>-281.62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-284.34975">
                <text:p>-284.34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-287.77713">
                <text:p>-287.77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-292.09079">
                <text:p>-292.09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-297.50329">
                <text:p>-297.50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-304.25327">
                <text:p>-304.25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-312.59532">
                <text:p>-312.59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-322.77342">
                <text:p>-322.77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-334.9712">
                <text:p>-334.9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-349.24348">
                <text:p>-349.24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-365.47089">
                <text:p>-365.47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-383.5351">
                <text:p>-383.5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-544.957">
                <text:p>-544.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-599.1057">
                <text:p>-599.1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-619.1258">
                <text:p>-619.1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-639.22043">
                <text:p>-639.22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-659.31661">
                <text:p>-659.31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-678.14948">
                <text:p>-678.14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-693.64205">
                <text:p>-693.64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-704.60815">
                <text:p>-704.60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-711.483278">
                <text:p>-711.483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